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251cm"/>
    </style:style>
    <style:style style:name="co8" style:family="table-column">
      <style:table-column-properties fo:break-before="auto" style:column-width="27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2.639cm"/>
    </style:style>
    <style:style style:name="co15" style:family="table-column">
      <style:table-column-properties fo:break-before="auto" style:column-width="1.917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0.75cm"/>
    </style:style>
    <style:style style:name="co18" style:family="table-column">
      <style:table-column-properties fo:break-before="auto" style:column-width="8.532cm"/>
    </style:style>
    <style:style style:name="co19" style:family="table-column">
      <style:table-column-properties fo:break-before="auto" style:column-width="5.136cm"/>
    </style:style>
    <style:style style:name="co20" style:family="table-column">
      <style:table-column-properties fo:break-before="auto" style:column-width="2.632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3.821cm"/>
    </style:style>
    <style:style style:name="co23" style:family="table-column">
      <style:table-column-properties fo:break-before="auto" style:column-width="7.747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cm"/>
    </style:style>
    <style:style style:name="co26" style:family="table-column">
      <style:table-column-properties fo:break-before="auto" style:column-width="2.2cm"/>
    </style:style>
    <style:style style:name="co27" style:family="table-column">
      <style:table-column-properties fo:break-before="auto" style:column-width="2.482cm"/>
    </style:style>
    <style:style style:name="co28" style:family="table-column">
      <style:table-column-properties fo:break-before="auto" style:column-width="2.101cm"/>
    </style:style>
    <style:style style:name="co29" style:family="table-column">
      <style:table-column-properties fo:break-before="auto" style:column-width="17.425cm"/>
    </style:style>
    <style:style style:name="co30" style:family="table-column">
      <style:table-column-properties fo:break-before="auto" style:column-width="4.001cm"/>
    </style:style>
    <style:style style:name="co31" style:family="table-column">
      <style:table-column-properties fo:break-before="auto" style:column-width="2.928cm"/>
    </style:style>
    <style:style style:name="co32" style:family="table-column">
      <style:table-column-properties fo:break-before="auto" style:column-width="7.195cm"/>
    </style:style>
    <style:style style:name="co33" style:family="table-column">
      <style:table-column-properties fo:break-before="auto" style:column-width="2.185cm"/>
    </style:style>
    <style:style style:name="co34" style:family="table-column">
      <style:table-column-properties fo:break-before="auto" style:column-width="2.439cm"/>
    </style:style>
    <style:style style:name="co35" style:family="table-column">
      <style:table-column-properties fo:break-before="auto" style:column-width="2.312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78cm"/>
    </style:style>
    <style:style style:name="co38" style:family="table-column">
      <style:table-column-properties fo:break-before="auto" style:column-width="2.895cm"/>
    </style:style>
    <style:style style:name="co39" style:family="table-column">
      <style:table-column-properties fo:break-before="auto" style:column-width="5.293cm"/>
    </style:style>
    <style:style style:name="co40" style:family="table-column">
      <style:table-column-properties fo:break-before="auto" style:column-width="1.833cm"/>
    </style:style>
    <style:style style:name="co41" style:family="table-column">
      <style:table-column-properties fo:break-before="auto" style:column-width="2.11cm"/>
    </style:style>
    <style:style style:name="co42" style:family="table-column">
      <style:table-column-properties fo:break-before="auto" style:column-width="1.621cm"/>
    </style:style>
    <style:style style:name="co43" style:family="table-column">
      <style:table-column-properties fo:break-before="auto" style:column-width="2.865cm"/>
    </style:style>
    <style:style style:name="co44" style:family="table-column">
      <style:table-column-properties fo:break-before="auto" style:column-width="8.999cm"/>
    </style:style>
    <style:style style:name="co45" style:family="table-column">
      <style:table-column-properties fo:break-before="auto" style:column-width="3.226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4.35cm"/>
    </style:style>
    <style:style style:name="co48" style:family="table-column">
      <style:table-column-properties fo:break-before="auto" style:column-width="4.479cm"/>
    </style:style>
    <style:style style:name="co49" style:family="table-column">
      <style:table-column-properties fo:break-before="auto" style:column-width="4.138cm"/>
    </style:style>
    <style:style style:name="co5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2.081cm" fo:break-before="auto" style:use-optimal-row-height="tru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3.187cm" fo:break-before="auto" style:use-optimal-row-height="false"/>
    </style:style>
    <style:style style:name="ro8" style:family="table-row">
      <style:table-row-properties style:row-height="1.764cm" fo:break-before="auto" style:use-optimal-row-height="fals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4.42cm" fo:break-before="auto" style:use-optimal-row-height="true"/>
    </style:style>
    <style:style style:name="ro15" style:family="table-row">
      <style:table-row-properties style:row-height="5.205cm" fo:break-before="auto" style:use-optimal-row-height="true"/>
    </style:style>
    <style:style style:name="ro16" style:family="table-row">
      <style:table-row-properties style:row-height="4.228cm" fo:break-before="auto" style:use-optimal-row-height="false"/>
    </style:style>
    <style:style style:name="ro17" style:family="table-row">
      <style:table-row-properties style:row-height="1.104cm" fo:break-before="auto" style:use-optimal-row-height="false"/>
    </style:style>
    <style:style style:name="ro18" style:family="table-row">
      <style:table-row-properties style:row-height="3.909cm" fo:break-before="auto" style:use-optimal-row-height="false"/>
    </style:style>
    <style:style style:name="ro19" style:family="table-row">
      <style:table-row-properties style:row-height="4.186cm" fo:break-before="auto" style:use-optimal-row-height="false"/>
    </style:style>
    <style:style style:name="ro20" style:family="table-row">
      <style:table-row-properties style:row-height="1.445cm" fo:break-before="auto" style:use-optimal-row-height="true"/>
    </style:style>
    <style:style style:name="ro21" style:family="table-row">
      <style:table-row-properties style:row-height="0.801cm" fo:break-before="auto" style:use-optimal-row-height="false"/>
    </style:style>
    <style:style style:name="ro22" style:family="table-row">
      <style:table-row-properties style:row-height="4.653cm" fo:break-before="auto" style:use-optimal-row-height="false"/>
    </style:style>
    <style:style style:name="ro23" style:family="table-row">
      <style:table-row-properties style:row-height="0.977cm" fo:break-before="auto" style:use-optimal-row-height="true"/>
    </style:style>
    <style:style style:name="ro24" style:family="table-row">
      <style:table-row-properties style:row-height="1.083cm" fo:break-before="auto" style:use-optimal-row-height="false"/>
    </style:style>
    <style:style style:name="ro25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3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6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9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0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5" style:family="table-cell" style:parent-style-name="Default" style:data-style-name="N10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198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1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0108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6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6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8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Roboto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1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43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eeeeee" fo:border="0.06pt solid #000000"/>
    </style:style>
    <style:style style:name="ce1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95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fo:font-size="12pt" style:font-size-asian="12pt" style:font-size-complex="12pt"/>
    </style:style>
    <style:style style:name="ce9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08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171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ackground-color="#dddddd" fo:border="0.06pt solid #000000" style:vertical-align="middle"/>
      <style:text-properties style:font-name="Roboto" fo:font-size="12pt" style:font-size-asian="12pt" style:font-size-complex="12pt"/>
    </style:style>
    <style:style style:name="ce177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60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Roboto" fo:font-size="12pt" style:font-size-asian="12pt" style:font-size-complex="12pt"/>
    </style:style>
    <style:style style:name="ce3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32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3" style:family="table-cell" style:parent-style-name="Default" style:data-style-name="N10108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20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22" style:family="table-cell" style:parent-style-name="Default" style:data-style-name="N10110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1" style:family="table-cell" style:parent-style-name="Default" style:data-style-name="N1010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90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9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1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2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1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4" style:family="table-cell" style:parent-style-name="Default" style:data-style-name="N10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5" style:family="table-cell" style:parent-style-name="Default" style:data-style-name="N10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4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7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29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0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4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2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226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Default" style:data-style-name="N10108">
      <style:table-cell-properties fo:border="0.06pt solid #000000"/>
      <style:text-properties fo:font-size="12pt" style:font-size-asian="12pt" style:font-size-complex="12pt"/>
    </style:style>
    <style:style style:name="ce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8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="0.06pt solid #000000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11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412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415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41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18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42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2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423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solid" style:text-underline-width="auto" style:text-underline-color="font-color"/>
    </style:style>
    <style:style style:name="T5" style:family="text">
      <style:text-properties fo:color="#c9211e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3:$БД.$A$16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9:$БД.$A$22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4" table:condition="of:cell-content-is-in-list([$БД.$A$36:$БД.$A$38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5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Проводка.A4">
          <table:error-message table:message-type="stop" table:display="true"/>
        </table:content-validation>
        <table:content-validation table:name="val16" table:condition="of:cell-content-is-in-list([$БД.$A$54:.$A$63])" table:allow-empty-cell="true" table:display-list="unsorted" table:base-cell-address="Проводка.D46">
          <table:error-message table:message-type="stop" table:display="true"/>
        </table:content-validation>
        <table:content-validation table:name="val17" table:condition="of:cell-content-is-in-list([$БД.$A$53:.$A$63])" table:allow-empty-cell="true" table:display-list="unsorted" table:base-cell-address="Проводка.D4">
          <table:error-message table:message-type="stop" table:display="true"/>
        </table:content-validation>
        <table:content-validation table:name="val18" table:condition="of:cell-content-is-in-list(&quot;20AWG&quot;;&quot;22AWG&quot;;&quot;24AWG&quot;;&quot;26AWG&quot;)" table:allow-empty-cell="true" table:display-list="unsorted" table:base-cell-address="Проводка.F3">
          <table:error-message table:message-type="stop" table:display="true"/>
        </table:content-validation>
        <table:content-validation table:name="val19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Проводка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242"/>
        <table:table-column table:style-name="co2" table:default-cell-style-name="ce242"/>
        <table:table-column table:style-name="co3" table:default-cell-style-name="ce242"/>
        <table:table-column table:style-name="co1" table:number-columns-repeated="1020" table:default-cell-style-name="ce24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Количество экструдеров</text:p>
          </table:table-cell>
          <table:table-cell table:style-name="ce5" table:content-validation-name="val1" office:value-type="float" office:value="2" calcext:value-type="float">
            <text:p>2</text:p>
          </table:table-cell>
          <table:table-cell table:style-name="ce40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2" office:value-type="string" calcext:value-type="string">
            <text:p>Подающий механизм</text:p>
          </table:table-cell>
          <table:table-cell table:style-name="ce6" table:content-validation-name="val2" office:value-type="string" calcext:value-type="string">
            <text:p>K3D Minifeeder</text:p>
          </table:table-cell>
          <table:table-cell table:style-name="ce36" table:formula="of:=COM.MICROSOFT.IFS([.B4]=[$БД.A3];[$БД.B3];[.B4]=[$БД.A4];[$БД.B4];[.B4]=[$БД.A5];[$БД.B5];[.B4]=[#REF!];[#REF!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Хотэнд</text:p>
          </table:table-cell>
          <table:table-cell table:style-name="ce8" table:content-validation-name="val3" office:value-type="string" calcext:value-type="string">
            <text:p>Высокопроизводительный</text:p>
          </table:table-cell>
          <table:table-cell table:style-name="ce40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. 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Ось Z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Желаемая область печати по Х</text:p>
          </table:table-cell>
          <table:table-cell table:style-name="ce23" table:content-validation-name="val4" office:value-type="float" office:value="400" calcext:value-type="float">
            <text:p>400 мм</text:p>
          </table:table-cell>
          <table:table-cell table:style-name="ce40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4">
          <table:table-cell table:style-name="ce2" office:value-type="string" calcext:value-type="string">
            <text:p>Желаемая область печати по Y</text:p>
          </table:table-cell>
          <table:table-cell table:style-name="ce23" table:content-validation-name="val4" office:value-type="float" office:value="250" calcext:value-type="float">
            <text:p>250 мм</text:p>
          </table:table-cell>
          <table:table-cell table:style-name="ce40" office:value-type="string" calcext:value-type="string">
            <text:p>Определяет размер области печати по оси Y. <text:span text:style-name="T1">Обратите внимание, что ввиду конструктивных особенностей принтера, размер плиты должен быть больше на 50мм (это будет автоматически расчитано на листе «покупные изделия»). Припуск в 50мм нужен для расположения крепежных отверстий, прищепок стекла, а также совместимости разных печатающих голов между собой.</text:span>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Желаемая область печати по Z</text:p>
          </table:table-cell>
          <table:table-cell table:style-name="ce23" table:content-validation-name="val5" office:value-type="float" office:value="250" calcext:value-type="float">
            <text:p>250 мм</text:p>
          </table:table-cell>
          <table:table-cell table:style-name="ce40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13" table:content-validation-name="val6" office:value-type="float" office:value="6" calcext:value-type="float">
            <text:p>6</text:p>
          </table:table-cell>
          <table:table-cell table:style-name="ce40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стоек оси Z</text:p>
          </table:table-cell>
          <table:table-cell table:style-name="ce14" table:content-validation-name="val7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Количество приводов оси Z</text:p>
          </table:table-cell>
          <table:table-cell table:style-name="ce15" table:content-validation-name="val8" office:value-type="float" office:value="2" calcext:value-type="float">
            <text:p>2</text:p>
          </table:table-cell>
          <table:covered-table-cell table:style-name="ce40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3">
          <table:table-cell table:style-name="ce2" office:value-type="string" calcext:value-type="string">
            <text:p>Материнская плата</text:p>
          </table:table-cell>
          <table:table-cell table:style-name="ce14" table:content-validation-name="val9" office:value-type="string" calcext:value-type="string">
            <text:p>BTT Octopus</text:p>
          </table:table-cell>
          <table:table-cell table:style-name="ce40" office:value-type="string" calcext:value-type="string">
            <text:p><text:span text:style-name="T2">Fysetc Spider, BTT Octopus</text:span> подходят для всех версий VOSTOK и являются рекомендуемыми платами</text:p>
            <text:p><text:span text:style-name="T2">BTT Octopus Pro</text:span> подходит для всех версий и рекомендуется для установки высоковольтных драйверов</text:p>
            <text:p><text:span text:style-name="T2">BTT SKR 3</text:span> подходит только для одноэкструдерной версии</text:p>
          </table:table-cell>
          <table:table-cell table:style-name="ce148" table:number-columns-repeated="1020"/>
        </table:table-row>
        <table:table-row table:style-name="ro2">
          <table:table-cell table:style-name="ce2" office:value-type="string" calcext:value-type="string">
            <text:p>Управляющая плата</text:p>
          </table:table-cell>
          <table:table-cell table:style-name="ce14" table:content-validation-name="val10" office:value-type="string" calcext:value-type="string">
            <text:p>Orange Pi 3 LTS</text:p>
          </table:table-cell>
          <table:table-cell table:style-name="ce40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16" table:content-validation-name="val11" office:value-type="float" office:value="1.08" calcext:value-type="float">
            <text:p>1,0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17" table:content-validation-name="val5" office:value-type="currency" office:currency="RUB" office:value="2700" calcext:value-type="currency">
            <text:p>2 7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16" table:content-validation-name="val11" office:value-type="float" office:value="1.28" calcext:value-type="float">
            <text:p>1,28 г/см³</text:p>
          </table:table-cell>
          <table:table-cell table:style-name="ce40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17" table:content-validation-name="val5" office:value-type="currency" office:currency="RUB" office:value="1200" calcext:value-type="currency">
            <text:p>1 200,00 ₽</text:p>
          </table:table-cell>
          <table:covered-table-cell table:style-name="ce40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18" table:content-validation-name="val5" office:value-type="currency" office:currency="RUB" office:value="61" calcext:value-type="currency">
            <text:p>61,00 ₽</text:p>
          </table:table-cell>
          <table:table-cell table:style-name="ce40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 Aliexpress</text:p>
          </table:table-cell>
          <table:table-cell table:style-name="ce18" table:content-validation-name="val5" office:value-type="currency" office:currency="RUB" office:value="69" calcext:value-type="currency">
            <text:p>69,00 ₽</text:p>
          </table:table-cell>
          <table:table-cell table:style-name="ce40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X</text:p>
          </table:table-cell>
          <table:table-cell table:style-name="ce19" table:formula="of:=[$'Профиль алюминиевый'.C5]+8" office:value-type="float" office:value="678" calcext:value-type="float">
            <text:p>678 мм</text:p>
          </table:table-cell>
          <table:table-cell table:style-name="ce40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Y</text:p>
          </table:table-cell>
          <table:table-cell table:style-name="ce19" table:formula="of:=[$'Профиль алюминиевый'.C4]+40+12+2" office:value-type="float" office:value="504" calcext:value-type="float">
            <text:p>504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2" office:value-type="string" calcext:value-type="string">
            <text:p>Габарит принтера по Z</text:p>
          </table:table-cell>
          <table:table-cell table:style-name="ce19" table:formula="of:=[$'Профиль алюминиевый'.C9]+8+250" office:value-type="float" office:value="698" calcext:value-type="float">
            <text:p>698 мм</text:p>
          </table:table-cell>
          <table:covered-table-cell table:style-name="ce37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5">
          <table:table-cell table:style-name="ce2" office:value-type="string" calcext:value-type="string">
            <text:p>Покупные изделия</text:p>
          </table:table-cell>
          <table:table-cell table:style-name="ce20" table:formula="of:=[$'Покупные изделия'.F68]" office:value-type="currency" office:currency="RUB" office:value="34366.4647058824" calcext:value-type="currency">
            <text:p>34 366,46 ₽</text:p>
          </table:table-cell>
          <table:table-cell table:style-name="ce9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Стандартные изделия</text:p>
          </table:table-cell>
          <table:table-cell table:style-name="ce20" table:formula="of:=[$'Стандартные изделия'.F45]" office:value-type="currency" office:currency="RUB" office:value="7263.26" calcext:value-type="currency">
            <text:p>7 263,26 ₽</text:p>
          </table:table-cell>
          <table:table-cell table:style-name="ce9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Алюминиевый профиль</text:p>
          </table:table-cell>
          <table:table-cell table:style-name="ce20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9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ечатные детали</text:p>
          </table:table-cell>
          <table:table-cell table:style-name="ce20" table:formula="of:=[$'Печатные изделия'.K63]" office:value-type="currency" office:currency="RUB" office:value="3160.90947608" calcext:value-type="currency">
            <text:p>3 160,91 ₽</text:p>
          </table:table-cell>
          <table:table-cell table:style-name="ce9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Проводка</text:p>
          </table:table-cell>
          <table:table-cell table:style-name="ce20"/>
          <table:table-cell table:style-name="ce9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5">
          <table:table-cell table:style-name="ce2" office:value-type="string" calcext:value-type="string">
            <text:p>Зашивка</text:p>
          </table:table-cell>
          <table:table-cell table:style-name="ce35" table:formula="of:=[$Зашивка.H14]" office:value-type="currency" office:currency="RUB" office:value="10000" calcext:value-type="currency">
            <text:p>~10 000,00 ₽</text:p>
          </table:table-cell>
          <table:table-cell table:style-name="ce9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Итого стоимость</text:p>
          </table:table-cell>
          <table:table-cell table:style-name="ce39" table:formula="of:=SUM([.B29:.B34])" office:value-type="currency" office:currency="RUB" office:value="60783.7941819624" calcext:value-type="currency">
            <text:p>60 783,79 ₽</text:p>
          </table:table-cell>
          <table:table-cell table:style-name="ce9"/>
          <table:table-cell table:number-columns-repeated="1020"/>
        </table:table-row>
        <table:table-row table:style-name="ro6" table:number-rows-repeated="1048540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ce61"/>
        <table:table-column table:style-name="co6" table:visibility="collapse" table:default-cell-style-name="ce61"/>
        <table:table-column table:style-name="co6" table:default-cell-style-name="ce69"/>
        <table:table-column table:style-name="co6" table:default-cell-style-name="ce81"/>
        <table:table-column table:style-name="co6" table:default-cell-style-name="ce92"/>
        <table:table-column table:style-name="co6" table:default-cell-style-name="ce69"/>
        <table:table-column table:style-name="co7" table:number-columns-repeated="2" table:default-cell-style-name="ce61"/>
        <table:table-column table:style-name="co8" table:default-cell-style-name="ce130"/>
        <table:table-column table:style-name="co4" table:number-columns-repeated="1015" table:default-cell-style-name="ce61"/>
        <table:table-row table:style-name="ro7">
          <table:table-cell table:style-name="ce46" office:value-type="string" calcext:value-type="string" table:number-columns-spanned="9" table:number-rows-spanned="1">
            <text:p><text:span text:style-name="T3">На данном листе производится расчёт количества нестандартных деталей</text:span></text:p>
            <text:p/>
            <text:p>Ссылки указаны на проверенные товары с хорошим качеством. Единственное исключение — рельсы MGN9, MGN12 и каретки к ним. <text:span text:style-name="T1">Так как качественные рельсы (HIWIN и т. п.) не продаются на Aliexpress, то указаны ссылки на значительно более дешевые KGT. У многих пользователей эти рельсы работают нормально, но в целом количество брака достаточно велико. Поэтому рекомендуется заказывать рельсы HIWIN у официального поставщика в вашем регионе.</text:span></text:p>
            <text:p/>
            <text:p>Ссылки на большую часть товаров являются аффилиативными. Покупая по ним вы поддерживаете проект.</text:p>
          </table:table-cell>
          <table:covered-table-cell table:style-name="ce60"/>
          <table:covered-table-cell table:number-columns-repeated="7" table:style-name="Default"/>
          <table:table-cell table:style-name="Default" table:number-columns-repeated="1015"/>
        </table:table-row>
        <table:table-row table:style-name="ro8">
          <table:table-cell table:style-name="ce48" office:value-type="string" calcext:value-type="string">
            <text:p>Наименование</text:p>
          </table:table-cell>
          <table:table-cell table:style-name="ce48" office:value-type="string" calcext:value-type="string">
            <text:p>Удельная стоимость на момент расчёта</text:p>
          </table:table-cell>
          <table:table-cell table:style-name="ce67" office:value-type="string" calcext:value-type="string">
            <text:p>Удельная стоимость</text:p>
          </table:table-cell>
          <table:table-cell table:style-name="ce70" office:value-type="string" calcext:value-type="string">
            <text:p>Длина/площадь</text:p>
          </table:table-cell>
          <table:table-cell table:style-name="ce82" office:value-type="string" calcext:value-type="string">
            <text:p>Единиц</text:p>
          </table:table-cell>
          <table:table-cell table:style-name="ce67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48" office:value-type="string" calcext:value-type="string">
            <text:p>Примечание</text:p>
          </table:table-cell>
          <table:table-cell table:style-name="ce322" table:number-columns-repeated="5"/>
          <table:table-cell table:style-name="ce293" table:number-columns-repeated="1010"/>
        </table:table-row>
        <table:table-row table:style-name="ro9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7"/>
          <table:covered-table-cell table:style-name="ce70"/>
          <table:covered-table-cell table:style-name="ce82"/>
          <table:covered-table-cell table:style-name="ce67"/>
          <table:covered-table-cell table:number-columns-repeated="2" table:style-name="ce1"/>
          <table:covered-table-cell table:style-name="ce48"/>
          <table:table-cell table:style-name="ce322" table:number-columns-repeated="5"/>
          <table:table-cell table:style-name="ce293" table:number-columns-repeated="1010"/>
        </table:table-row>
        <table:table-row table:style-name="ro10">
          <table:table-cell table:style-name="ce49" office:value-type="string" calcext:value-type="string" table:number-columns-spanned="9" table:number-rows-spanned="1">
            <text:p>Подающий механизм</text:p>
          </table:table-cell>
          <table:covered-table-cell table:style-name="ce49"/>
          <table:covered-table-cell table:style-name="ce17"/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48"/>
          <table:table-cell table:style-name="ce322" table:number-columns-repeated="5"/>
          <table:table-cell table:style-name="ce293" table:number-columns-repeated="1010"/>
        </table:table-row>
        <table:table-row table:style-name="ro11">
          <table:table-cell table:style-name="ce266" office:value-type="string" calcext:value-type="string">
            <text:p>Клон BMG</text:p>
          </table:table-cell>
          <table:table-cell table:style-name="ce198" office:value-type="currency" office:currency="RUB" office:value="622" calcext:value-type="currency">
            <text:p>622,00 ₽</text:p>
          </table:table-cell>
          <table:table-cell table:style-name="ce198" table:formula="of:=[.B5]*[$Настройки.$B$23]/[$БД.$B$41]" office:value-type="currency" office:currency="RUB" office:value="631.147058823529" calcext:value-type="currency">
            <text:p>631,15 ₽</text:p>
          </table:table-cell>
          <table:table-cell table:style-name="ce308"/>
          <table:table-cell table:style-name="ce318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198" table:formula="of:=[.C5]*[.E5]" office:value-type="currency" office:currency="RUB" office:value="1262.29411764706" calcext:value-type="currency">
            <text:p>1 262,29 ₽</text:p>
          </table:table-cell>
          <table:table-cell table:style-name="ce32" office:value-type="string" calcext:value-type="string">
            <text:p><text:a xlink:href="http://alii.pub/6fdbrk" xlink:type="simple">AE</text:a></text:p>
          </table:table-cell>
          <table:table-cell table:style-name="ce32"/>
          <table:table-cell table:style-name="ce119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LGX Lite</text:p>
          </table:table-cell>
          <table:table-cell table:style-name="ce198" table:formula="of:=57*60" office:value-type="currency" office:currency="RUB" office:value="3420" calcext:value-type="currency">
            <text:p>3 420,00 ₽</text:p>
          </table:table-cell>
          <table:table-cell table:style-name="ce198" table:formula="of:=[.B6]*[$Настройки.$B$23]/[$БД.$B$41]" office:value-type="currency" office:currency="RUB" office:value="3470.29411764706" calcext:value-type="currency">
            <text:p>3 470,29 ₽</text:p>
          </table:table-cell>
          <table:table-cell table:style-name="ce308"/>
          <table:table-cell table:style-name="ce318" table:formula="of:=IF([$Настройки.B4]=[$БД.A3];1;0)*[$Настройки.B3]" office:value-type="float" office:value="0" calcext:value-type="float">
            <text:p>0</text:p>
          </table:table-cell>
          <table:table-cell table:style-name="ce198" table:formula="of:=[.C6]*[.E6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32"/>
          <table:table-cell table:style-name="ce119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Мотор Nema17 20-23мм</text:p>
          </table:table-cell>
          <table:table-cell table:style-name="ce198" office:value-type="currency" office:currency="RUB" office:value="672" calcext:value-type="currency">
            <text:p>672,00 ₽</text:p>
          </table:table-cell>
          <table:table-cell table:style-name="ce198" table:formula="of:=[.B7]*[$Настройки.$B$23]/[$БД.$B$41]" office:value-type="currency" office:currency="RUB" office:value="681.882352941176" calcext:value-type="currency">
            <text:p>681,88 ₽</text:p>
          </table:table-cell>
          <table:table-cell table:style-name="ce308"/>
          <table:table-cell table:style-name="ce318" table:formula="of:=IF([$Настройки.B4]=[$БД.A5];1;0)*[$Настройки.B3]" office:value-type="float" office:value="0" calcext:value-type="float">
            <text:p>0</text:p>
          </table:table-cell>
          <table:table-cell table:style-name="ce198" table:formula="of:=[.C7]*[.E7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no" xlink:type="simple">AE</text:a></text:p>
          </table:table-cell>
          <table:table-cell table:style-name="ce32"/>
          <table:table-cell table:style-name="ce119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style-name="ce293" table:number-columns-repeated="1015"/>
        </table:table-row>
        <table:table-row table:style-name="ro12">
          <table:table-cell table:style-name="ce266" office:value-type="string" calcext:value-type="string">
            <text:p>Мотор Nema14 20мм</text:p>
          </table:table-cell>
          <table:table-cell table:style-name="ce198" office:value-type="currency" office:currency="RUB" office:value="1440" calcext:value-type="currency">
            <text:p>1 440,00 ₽</text:p>
          </table:table-cell>
          <table:table-cell table:style-name="ce198" table:formula="of:=[.B8]*[$Настройки.$B$23]/[$БД.$B$41]" office:value-type="currency" office:currency="RUB" office:value="1461.17647058824" calcext:value-type="currency">
            <text:p>1 461,18 ₽</text:p>
          </table:table-cell>
          <table:table-cell table:style-name="ce68"/>
          <table:table-cell table:style-name="ce318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198" table:formula="of:=[.C8]*[.E8]" office:value-type="currency" office:currency="RUB" office:value="2922.35294117647" calcext:value-type="currency">
            <text:p>2 922,35 ₽</text:p>
          </table:table-cell>
          <table:table-cell table:style-name="ce32" office:value-type="string" calcext:value-type="string">
            <text:p><text:a xlink:href="http://alli.pub/6fdf35" xlink:type="simple">AE</text:a></text:p>
          </table:table-cell>
          <table:table-cell table:style-name="ce32"/>
          <table:table-cell table:style-name="ce119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style-name="ce293" table:number-columns-repeated="1015"/>
        </table:table-row>
        <table:table-row table:style-name="ro10">
          <table:table-cell table:style-name="ce49" office:value-type="string" calcext:value-type="string" table:number-columns-spanned="9" table:number-rows-spanned="1">
            <text:p>Хотэнд</text:p>
          </table:table-cell>
          <table:covered-table-cell table:style-name="ce49"/>
          <table:covered-table-cell table:style-name="ce17" table:formula="of:=[.B9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0"/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Радиатор e3d v6</text:p>
          </table:table-cell>
          <table:table-cell table:style-name="ce198" office:value-type="currency" office:currency="RUB" office:value="83" calcext:value-type="currency">
            <text:p>83,00 ₽</text:p>
          </table:table-cell>
          <table:table-cell table:style-name="ce198" table:formula="of:=[.B10]*[$Настройки.$B$23]/[$БД.$B$41]" office:value-type="currency" office:currency="RUB" office:value="84.2205882352941" calcext:value-type="currency">
            <text:p>84,22 ₽</text:p>
          </table:table-cell>
          <table:table-cell table:style-name="ce308"/>
          <table:table-cell table:style-name="ce318" table:formula="of:=COM.MICROSOFT.IFS([$Настройки.B4]=[$БД.A5];1;AND([$Настройки.B4]=[$БД.A4];[$Настройки.B3]=1);1;AND([$Настройки.B4]=[$БД.A3];[$Настройки.B3]=1);1;1;0)*[$Настройки.B3]" office:value-type="float" office:value="0" calcext:value-type="float">
            <text:p>0</text:p>
          </table:table-cell>
          <table:table-cell table:style-name="ce198" table:formula="of:=[.C10]*[.E10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sj" xlink:type="simple">AE</text:a></text:p>
          </table:table-cell>
          <table:table-cell table:style-name="ce32"/>
          <table:table-cell table:style-name="ce119" office:value-type="string" calcext:value-type="string">
            <text:p>Для головы с BMG используется как есть. Для облегченной печатающей головы необходима доработка</text:p>
          </table:table-cell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Радиатор CR-10</text:p>
          </table:table-cell>
          <table:table-cell table:style-name="ce198" office:value-type="currency" office:currency="RUB" office:value="155" calcext:value-type="currency">
            <text:p>155,00 ₽</text:p>
          </table:table-cell>
          <table:table-cell table:style-name="ce198" table:formula="of:=[.B11]*[$Настройки.$B$23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IF(AND(OR([$Настройки.B4]=[$БД.A4];[$Настройки.B4]=[$БД.A3]);[$Настройки.B3]=2);2;0)" office:value-type="float" office:value="2" calcext:value-type="float">
            <text:p>2</text:p>
          </table:table-cell>
          <table:table-cell table:style-name="ce198" table:formula="of:=[.C11]*[.E11]" office:value-type="currency" office:currency="RUB" office:value="314.558823529412" calcext:value-type="currency">
            <text:p>314,56 ₽</text:p>
          </table:table-cell>
          <table:table-cell table:style-name="ce198" office:value-type="string" calcext:value-type="string">
            <text:p><text:a xlink:href="http://alii.pub/6fdbv2" xlink:type="simple">AE</text:a></text:p>
          </table:table-cell>
          <table:table-cell table:style-name="ce32"/>
          <table:table-cell table:style-name="ce119" office:value-type="string" calcext:value-type="string">
            <text:p>Используется для сборки в IDEX так как имеет регулировку сопла по высоте</text:p>
          </table:table-cell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Термобарьер e3d v6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2]*[$Настройки.$B$23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0]" office:value-type="float" office:value="0" calcext:value-type="float">
            <text:p>0</text:p>
          </table:table-cell>
          <table:table-cell table:style-name="ce198" table:formula="of:=[.C12]*[.E12]" office:value-type="currency" office:currency="RUB" office:value="0" calcext:value-type="currency">
            <text:p>0,00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19" office:value-type="string" calcext:value-type="string">
            <text:p>Титановый цельнометаллический как оптимум цена/качество. Биметалл сталь+медь для максимальных характеристик</text:p>
          </table:table-cell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Термобарьер CR-10 биметалл</text:p>
          </table:table-cell>
          <table:table-cell table:style-name="ce198" office:value-type="currency" office:currency="RUB" office:value="266" calcext:value-type="currency">
            <text:p>266,00 ₽</text:p>
          </table:table-cell>
          <table:table-cell table:style-name="ce198" table:formula="of:=[.B13]*[$Настройки.$B$23]/[$БД.$B$41]" office:value-type="currency" office:currency="RUB" office:value="269.911764705882" calcext:value-type="currency">
            <text:p>269,91 ₽</text:p>
          </table:table-cell>
          <table:table-cell table:style-name="ce308"/>
          <table:table-cell table:style-name="ce318" table:formula="of:=[.E11]" office:value-type="float" office:value="2" calcext:value-type="float">
            <text:p>2</text:p>
          </table:table-cell>
          <table:table-cell table:style-name="ce198" table:formula="of:=[.C13]*[.E13]" office:value-type="currency" office:currency="RUB" office:value="539.823529411765" calcext:value-type="currency">
            <text:p>539,82 ₽</text:p>
          </table:table-cell>
          <table:table-cell table:style-name="ce32" office:value-type="string" calcext:value-type="string">
            <text:p><text:a xlink:href="http://alii.pub/6fdblx" xlink:type="simple">AE</text:a></text:p>
          </table:table-cell>
          <table:table-cell table:style-name="ce32"/>
          <table:table-cell table:style-name="ce119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style-name="ce293" table:number-columns-repeated="1015"/>
        </table:table-row>
        <table:table-row table:style-name="ro11">
          <table:table-cell table:style-name="ce266" office:value-type="string" calcext:value-type="string">
            <text:p>Хитблок e3d volcano</text:p>
          </table:table-cell>
          <table:table-cell table:style-name="ce17" office:value-type="currency" office:currency="RUB" office:value="149" calcext:value-type="currency">
            <text:p>149,00 ₽</text:p>
          </table:table-cell>
          <table:table-cell table:style-name="ce17" table:formula="of:=[.B14]*[$Настройки.$B$23]/[$БД.$B$41]" office:value-type="currency" office:currency="RUB" office:value="151.191176470588" calcext:value-type="currency">
            <text:p>151,19 ₽</text:p>
          </table:table-cell>
          <table:table-cell table:style-name="ce308"/>
          <table:table-cell table:style-name="ce318" table:formula="of:=IF([$Настройки.B5]=[$БД.A9];1;0)*[$Настройки.B3]" office:value-type="float" office:value="2" calcext:value-type="float">
            <text:p>2</text:p>
          </table:table-cell>
          <table:table-cell table:style-name="ce17" table:formula="of:=[.C14]*[.E14]" office:value-type="currency" office:currency="RUB" office:value="302.382352941176" calcext:value-type="currency">
            <text:p>302,38 ₽</text:p>
          </table:table-cell>
          <table:table-cell table:style-name="ce14" office:value-type="string" calcext:value-type="string">
            <text:p><text:a xlink:href="http://alii.pub/6fdbl5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Хитблок CHC Pro</text:p>
          </table:table-cell>
          <table:table-cell table:style-name="ce17" office:value-type="currency" office:currency="RUB" office:value="1525" calcext:value-type="currency">
            <text:p>1 525,00 ₽</text:p>
          </table:table-cell>
          <table:table-cell table:style-name="ce17" table:formula="of:=[.B15]*[$Настройки.$B$23]/[$БД.$B$41]" office:value-type="currency" office:currency="RUB" office:value="1547.42647058824" calcext:value-type="currency">
            <text:p>1 547,43 ₽</text:p>
          </table:table-cell>
          <table:table-cell table:style-name="ce308"/>
          <table:table-cell table:style-name="ce318" table:formula="of:=IF([$Настройки.B5]=[$БД.A10];1;0)*[$Настройки.B3]" office:value-type="float" office:value="0" calcext:value-type="float">
            <text:p>0</text:p>
          </table:table-cell>
          <table:table-cell table:style-name="ce17" table:formula="of:=[.C15]*[.E15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://alii.pub/6fdbw8" xlink:type="simple">AE</text:a></text:p>
          </table:table-cell>
          <table:table-cell table:style-name="ce14"/>
          <table:table-cell table:style-name="ce119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Сопло e3d volcano</text:p>
          </table:table-cell>
          <table:table-cell table:style-name="ce17" office:value-type="currency" office:currency="RUB" office:value="155" calcext:value-type="currency">
            <text:p>155,00 ₽</text:p>
          </table:table-cell>
          <table:table-cell table:style-name="ce17" table:formula="of:=[.B16]*[$Настройки.$B$23]/[$БД.$B$41]" office:value-type="currency" office:currency="RUB" office:value="157.279411764706" calcext:value-type="currency">
            <text:p>157,28 ₽</text:p>
          </table:table-cell>
          <table:table-cell table:style-name="ce308"/>
          <table:table-cell table:style-name="ce318" table:formula="of:=[.E14]+[.E15]" office:value-type="float" office:value="2" calcext:value-type="float">
            <text:p>2</text:p>
          </table:table-cell>
          <table:table-cell table:style-name="ce17" table:formula="of:=[.C16]*[.E16]" office:value-type="currency" office:currency="RUB" office:value="314.558823529412" calcext:value-type="currency">
            <text:p>314,56 ₽</text:p>
          </table:table-cell>
          <table:table-cell table:style-name="ce14" office:value-type="string" calcext:value-type="string">
            <text:p><text:a xlink:href="http://alii.pub/6f6ep5" xlink:type="simple">AE</text:a></text:p>
          </table:table-cell>
          <table:table-cell table:style-name="ce14" office:value-type="string" calcext:value-type="string">
            <text:p><text:a xlink:href="http://alii.pub/6fdbkd" xlink:type="simple">AE</text:a></text:p>
          </table:table-cell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Термистор</text:p>
          </table:table-cell>
          <table:table-cell table:style-name="ce17" office:value-type="currency" office:currency="RUB" office:value="144" calcext:value-type="currency">
            <text:p>144,00 ₽</text:p>
          </table:table-cell>
          <table:table-cell table:style-name="ce17" table:formula="of:=[.B17]*[$Настройки.$B$23]/[$БД.$B$41]" office:value-type="currency" office:currency="RUB" office:value="146.117647058824" calcext:value-type="currency">
            <text:p>146,12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7" table:formula="of:=[.C17]*[.E17]" office:value-type="currency" office:currency="RUB" office:value="292.235294117647" calcext:value-type="currency">
            <text:p>292,24 ₽</text:p>
          </table:table-cell>
          <table:table-cell table:style-name="ce14" office:value-type="string" calcext:value-type="string">
            <text:p><text:a xlink:href="http://alii.pub/6f67vr" xlink:type="simple">AE</text:a></text:p>
          </table:table-cell>
          <table:table-cell table:style-name="ce14"/>
          <table:table-cell table:style-name="ce119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Нагревательный элемент 24в 40Вт</text:p>
          </table:table-cell>
          <table:table-cell table:style-name="ce17" office:value-type="currency" office:currency="RUB" office:value="130" calcext:value-type="currency">
            <text:p>130,00 ₽</text:p>
          </table:table-cell>
          <table:table-cell table:style-name="ce17" table:formula="of:=[.B18]*[$Настройки.$B$23]/[$БД.$B$41]" office:value-type="currency" office:currency="RUB" office:value="131.911764705882" calcext:value-type="currency">
            <text:p>131,91 ₽</text:p>
          </table:table-cell>
          <table:table-cell table:style-name="ce308"/>
          <table:table-cell table:style-name="ce318" table:formula="of:=IF([.$E$15]&gt;0;0;1)*[$Настройки.$B$3]" office:value-type="float" office:value="2" calcext:value-type="float">
            <text:p>2</text:p>
          </table:table-cell>
          <table:table-cell table:style-name="ce17" table:formula="of:=[.C18]*[.E18]" office:value-type="currency" office:currency="RUB" office:value="263.823529411765" calcext:value-type="currency">
            <text:p>263,82 ₽</text:p>
          </table:table-cell>
          <table:table-cell table:style-name="ce14" office:value-type="string" calcext:value-type="string">
            <text:p><text:a xlink:href="http://alli.pub/6fdf1z" xlink:type="simple">AE</text:a></text:p>
          </table:table-cell>
          <table:table-cell table:style-name="ce14"/>
          <table:table-cell table:style-name="ce119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6">
          <table:table-cell table:style-name="ce49" office:value-type="string" calcext:value-type="string" table:number-columns-spanned="9" table:number-rows-spanned="1">
            <text:p>Система охлаждения</text:p>
          </table:table-cell>
          <table:covered-table-cell table:style-name="ce49"/>
          <table:covered-table-cell table:style-name="ce17" table:formula="of:=[.B19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1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5015 12-24в</text:p>
          </table:table-cell>
          <table:table-cell table:style-name="ce17" table:formula="of:=575/2" office:value-type="currency" office:currency="RUB" office:value="287.5" calcext:value-type="currency">
            <text:p>287,50 ₽</text:p>
          </table:table-cell>
          <table:table-cell table:style-name="ce17" table:formula="of:=[.B20]*[$Настройки.$B$23]/[$БД.$B$41]" office:value-type="currency" office:currency="RUB" office:value="291.727941176471" calcext:value-type="currency">
            <text:p>291,73 ₽</text:p>
          </table:table-cell>
          <table:table-cell table:style-name="ce66"/>
          <table:table-cell table:style-name="ce83" table:formula="of:=COM.MICROSOFT.IFS([$Настройки.B4]=[$БД.A3];2;[$Настройки.B4]=[$БД.A4];2;[$Настройки.B4]=[$БД.A5];1;[$Настройки.B4]=[#REF!];1;1;&quot;Ошибка&quot;)*[$Настройки.B3]" office:value-type="float" office:value="4" calcext:value-type="float">
            <text:p>4</text:p>
          </table:table-cell>
          <table:table-cell table:style-name="ce17" table:formula="of:=[.C20]*[.E20]" office:value-type="currency" office:currency="RUB" office:value="1166.91176470588" calcext:value-type="currency">
            <text:p>1 166,91 ₽</text:p>
          </table:table-cell>
          <table:table-cell table:style-name="ce14" office:value-type="string" calcext:value-type="string">
            <text:p><text:a xlink:href="http://alli.pub/6fdf5h" xlink:type="simple">AE</text:a></text:p>
          </table:table-cell>
          <table:table-cell table:style-name="ce14"/>
          <table:table-cell table:style-name="ce119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4010 12-24в</text:p>
          </table:table-cell>
          <table:table-cell table:style-name="ce17" office:value-type="currency" office:currency="RUB" office:value="299" calcext:value-type="currency">
            <text:p>299,00 ₽</text:p>
          </table:table-cell>
          <table:table-cell table:style-name="ce17" table:formula="of:=[.B21]*[$Настройки.$B$23]/[$БД.$B$41]" office:value-type="currency" office:currency="RUB" office:value="303.397058823529" calcext:value-type="currency">
            <text:p>303,40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7" table:formula="of:=[.C21]*[.E21]" office:value-type="currency" office:currency="RUB" office:value="606.794117647059" calcext:value-type="currency">
            <text:p>606,79 ₽</text:p>
          </table:table-cell>
          <table:table-cell table:style-name="ce14" office:value-type="string" calcext:value-type="string">
            <text:p><text:a xlink:href="https://www.dns-shop.ru/product/4a841272207ce478/ventilator-deepcool-xfan-40-dp-fdc-xf40/" xlink:type="simple">DNS</text:a></text:p>
          </table:table-cell>
          <table:table-cell table:style-name="ce14" office:value-type="string" calcext:value-type="string">
            <text:p><text:a xlink:href="https://www.dns-shop.ru/product/dc21803bc4a23332/ventilator-fractal-design-silent-series-r3-40-fd-fan-ssr3-40-wt/" xlink:type="simple">DNS</text:a></text:p>
          </table:table-cell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Трубка PTFE ID2 OD4</text:p>
          </table:table-cell>
          <table:table-cell table:style-name="ce17" office:value-type="currency" office:currency="RUB" office:value="0.2" calcext:value-type="currency">
            <text:p>0,20 ₽</text:p>
          </table:table-cell>
          <table:table-cell table:style-name="ce17" table:formula="of:=[.B22]*[$Настройки.$B$23]/[$БД.$B$41]" office:value-type="currency" office:currency="RUB" office:value="0.202941176470588" calcext:value-type="currency">
            <text:p>0,20 ₽</text:p>
          </table:table-cell>
          <table:table-cell table:style-name="ce75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7" table:formula="of:=[.C22]*[.D22]*[.E22]" office:value-type="currency" office:currency="RUB" office:value="255.705882352941" calcext:value-type="currency">
            <text:p>255,71 ₽</text:p>
          </table:table-cell>
          <table:table-cell table:style-name="ce14" office:value-type="string" calcext:value-type="string">
            <text:p><text:a xlink:href="http://alli.pub/6fdgs0" xlink:type="simple">AE</text:a></text:p>
          </table:table-cell>
          <table:table-cell table:style-name="ce14"/>
          <table:table-cell table:style-name="ce119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7" office:value-type="currency" office:currency="RUB" office:value="8.25" calcext:value-type="currency">
            <text:p>8,25 ₽</text:p>
          </table:table-cell>
          <table:table-cell table:style-name="ce17" table:formula="of:=[.B23]*[$Настройки.$B$23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table:formula="of:=IF([$Настройки.B4]=[$БД.A5];[$Настройки.B3]*2;0)" office:value-type="float" office:value="0" calcext:value-type="float">
            <text:p>0</text:p>
          </table:table-cell>
          <table:table-cell table:style-name="ce17" table:formula="of:=[.C23]*[.E23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4"/>
          <table:table-cell table:style-name="ce119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X</text:p>
          </table:table-cell>
          <table:covered-table-cell table:style-name="ce51"/>
          <table:covered-table-cell table:style-name="ce17" table:formula="of:=[.B24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ьса MGN9</text:p>
          </table:table-cell>
          <table:table-cell table:style-name="ce17" table:formula="of:=0.56/0.5" office:value-type="currency" office:currency="RUB" office:value="1.12" calcext:value-type="currency">
            <text:p>1,12 ₽</text:p>
          </table:table-cell>
          <table:table-cell table:style-name="ce17" table:formula="of:=[.B25]*[$Настройки.$B$23]/[$БД.$B$41]" office:value-type="currency" office:currency="RUB" office:value="1.13647058823529" calcext:value-type="currency">
            <text:p>1,14 ₽</text:p>
          </table:table-cell>
          <table:table-cell table:style-name="ce75" table:formula="of:=[$Расчёты.B18]" office:value-type="float" office:value="520" calcext:value-type="float">
            <text:p>520 мм</text:p>
          </table:table-cell>
          <table:table-cell table:style-name="ce83" office:value-type="float" office:value="1" calcext:value-type="float">
            <text:p>1</text:p>
          </table:table-cell>
          <table:table-cell table:style-name="ce17" table:formula="of:=[.C25]*[.D25]*[.E25]" office:value-type="currency" office:currency="RUB" office:value="590.964705882353" calcext:value-type="currency">
            <text:p>590,96 ₽</text:p>
          </table:table-cell>
          <table:table-cell table:style-name="ce14" office:value-type="string" calcext:value-type="string">
            <text:p><text:a xlink:href="http://alli.pub/6fdguc" xlink:type="simple">AE</text:a></text:p>
          </table:table-cell>
          <table:table-cell table:style-name="ce14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Каретка MGN9H</text:p>
          </table:table-cell>
          <table:table-cell table:style-name="ce17" office:value-type="currency" office:currency="RUB" office:value="363" calcext:value-type="currency">
            <text:p>363,00 ₽</text:p>
          </table:table-cell>
          <table:table-cell table:style-name="ce17" table:formula="of:=[.B26]*[$Настройки.$B$23]/[$БД.$B$41]" office:value-type="currency" office:currency="RUB" office:value="368.338235294118" calcext:value-type="currency">
            <text:p>368,34 ₽</text:p>
          </table:table-cell>
          <table:table-cell table:style-name="ce6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7" table:formula="of:=[.C26]*[.E26]" office:value-type="currency" office:currency="RUB" office:value="736.676470588235" calcext:value-type="currency">
            <text:p>736,68 ₽</text:p>
          </table:table-cell>
          <table:table-cell table:style-name="ce14" office:value-type="string" calcext:value-type="string">
            <text:p><text:a xlink:href="http://alli.pub/6fdguc" xlink:type="simple">AE</text:a></text:p>
          </table:table-cell>
          <table:table-cell table:style-name="ce14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7" office:value-type="currency" office:currency="RUB" office:value="755" calcext:value-type="currency">
            <text:p>755,00 ₽</text:p>
          </table:table-cell>
          <table:table-cell table:style-name="ce17" table:formula="of:=[.B27]*[$Настройки.$B$23]/[$БД.$B$41]" office:value-type="currency" office:currency="RUB" office:value="766.102941176471" calcext:value-type="currency">
            <text:p>766,10 ₽</text:p>
          </table:table-cell>
          <table:table-cell table:style-name="ce76"/>
          <table:table-cell table:style-name="ce83" table:formula="of:=[$Настройки.B3]" office:value-type="float" office:value="2" calcext:value-type="float">
            <text:p>2</text:p>
          </table:table-cell>
          <table:table-cell table:style-name="ce17" table:formula="of:=[.C27]*[.E27]" office:value-type="currency" office:currency="RUB" office:value="1532.20588235294" calcext:value-type="currency">
            <text:p>1 532,21 ₽</text:p>
          </table:table-cell>
          <table:table-cell table:style-name="ce14" office:value-type="string" calcext:value-type="string">
            <text:p><text:a xlink:href="http://alli.pub/6fdh0r" xlink:type="simple">AE</text:a></text:p>
          </table:table-cell>
          <table:table-cell table:style-name="ce14"/>
          <table:table-cell table:style-name="ce119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7" office:value-type="currency" office:currency="RUB" office:value="274" calcext:value-type="currency">
            <text:p>274,00 ₽</text:p>
          </table:table-cell>
          <table:table-cell table:style-name="ce17" table:formula="of:=[.B28]*[$Настройки.$B$23]/[$БД.$B$41]" office:value-type="currency" office:currency="RUB" office:value="278.029411764706" calcext:value-type="currency">
            <text:p>278,03 ₽</text:p>
          </table:table-cell>
          <table:table-cell table:style-name="ce66"/>
          <table:table-cell table:style-name="ce83" table:formula="of:=[.E27]" office:value-type="float" office:value="2" calcext:value-type="float">
            <text:p>2</text:p>
          </table:table-cell>
          <table:table-cell table:style-name="ce17" table:formula="of:=[.C28]*[.E28]" office:value-type="currency" office:currency="RUB" office:value="556.058823529412" calcext:value-type="currency">
            <text:p>556,06 ₽</text:p>
          </table:table-cell>
          <table:table-cell table:style-name="ce14" office:value-type="string" calcext:value-type="string">
            <text:p><text:a xlink:href="http://alli.pub/6fdh4g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</text:p>
          </table:table-cell>
          <table:table-cell table:style-name="ce17" office:value-type="currency" office:currency="RUB" office:value="0.165" calcext:value-type="currency">
            <text:p>0,17 ₽</text:p>
          </table:table-cell>
          <table:table-cell table:style-name="ce17" table:formula="of:=[.B29]*[$Настройки.$B$23]/[$БД.$B$41]" office:value-type="currency" office:currency="RUB" office:value="0.167426470588235" calcext:value-type="currency">
            <text:p>0,17 ₽</text:p>
          </table:table-cell>
          <table:table-cell table:style-name="ce75" table:formula="of:=3*([.D25]+80)+3*([$Настройки.B8]+120)" office:value-type="float" office:value="2910" calcext:value-type="float">
            <text:p>2910 мм</text:p>
          </table:table-cell>
          <table:table-cell table:style-name="ce83" table:formula="of:=[.E28]" office:value-type="float" office:value="2" calcext:value-type="float">
            <text:p>2</text:p>
          </table:table-cell>
          <table:table-cell table:style-name="ce17" table:formula="of:=[.C29]*[.D29]*[.E29]" office:value-type="currency" office:currency="RUB" office:value="974.422058823529" calcext:value-type="currency">
            <text:p>974,42 ₽</text:p>
          </table:table-cell>
          <table:table-cell table:style-name="ce14" office:value-type="string" calcext:value-type="string">
            <text:p><text:a xlink:href="http://alii.pub/6fdbfp" xlink:type="simple">AE</text:a></text:p>
          </table:table-cell>
          <table:table-cell table:style-name="ce14"/>
          <table:table-cell table:style-name="ce119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Y</text:p>
          </table:table-cell>
          <table:covered-table-cell table:style-name="ce51"/>
          <table:covered-table-cell table:style-name="ce17" table:formula="of:=[.B30]*[$Настройки.$B$23]/[$БД.$B$41]" office:value-type="currency" office:currency="RUB" office:value="0" calcext:value-type="currency">
            <text:p>0,00 ₽</text:p>
          </table:covered-table-cell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19"/>
          <table:table-cell table:number-columns-repeated="1015"/>
        </table:table-row>
        <table:table-row table:style-name="ro11">
          <table:table-cell table:style-name="ce52" office:value-type="string" calcext:value-type="string">
            <text:p>Рельса MGN12</text:p>
          </table:table-cell>
          <table:table-cell table:style-name="ce64" table:formula="of:=0.69/0.5" office:value-type="currency" office:currency="RUB" office:value="1.38" calcext:value-type="currency">
            <text:p>1,38 ₽</text:p>
          </table:table-cell>
          <table:table-cell table:style-name="ce17" table:formula="of:=[.B31]*[$Настройки.$B$23]/[$БД.$B$41]" office:value-type="currency" office:currency="RUB" office:value="1.40029411764706" calcext:value-type="currency">
            <text:p>1,40 ₽</text:p>
          </table:table-cell>
          <table:table-cell table:style-name="ce76" table:formula="of:=[$Настройки.B8]+50" office:value-type="float" office:value="300" calcext:value-type="float">
            <text:p>300 мм</text:p>
          </table:table-cell>
          <table:table-cell table:style-name="ce89" office:value-type="float" office:value="2" calcext:value-type="float">
            <text:p>2</text:p>
          </table:table-cell>
          <table:table-cell table:style-name="ce17" table:formula="of:=[.C31]*[.D31]*[.E31]" office:value-type="currency" office:currency="RUB" office:value="840.176470588235" calcext:value-type="currency">
            <text:p>840,18 ₽</text:p>
          </table:table-cell>
          <table:table-cell table:style-name="ce14" office:value-type="string" calcext:value-type="string">
            <text:p><text:a xlink:href="http://alli.pub/6fdguc" xlink:type="simple">AE</text:a></text:p>
          </table:table-cell>
          <table:table-cell table:style-name="ce14"/>
          <table:table-cell table:style-name="ce12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MGN12H</text:p>
          </table:table-cell>
          <table:table-cell table:style-name="ce64" office:value-type="currency" office:currency="RUB" office:value="424" calcext:value-type="currency">
            <text:p>424,00 ₽</text:p>
          </table:table-cell>
          <table:table-cell table:style-name="ce17" table:formula="of:=[.B32]*[$Настройки.$B$23]/[$БД.$B$41]" office:value-type="currency" office:currency="RUB" office:value="430.235294117647" calcext:value-type="currency">
            <text:p>430,24 ₽</text:p>
          </table:table-cell>
          <table:table-cell table:style-name="ce76"/>
          <table:table-cell table:style-name="ce89" table:formula="of:=[.E31]" office:value-type="float" office:value="2" calcext:value-type="float">
            <text:p>2</text:p>
          </table:table-cell>
          <table:table-cell table:style-name="ce17" table:formula="of:=[.C32]*[.E32]" office:value-type="currency" office:currency="RUB" office:value="860.470588235294" calcext:value-type="currency">
            <text:p>860,47 ₽</text:p>
          </table:table-cell>
          <table:table-cell table:style-name="ce14" office:value-type="string" calcext:value-type="string">
            <text:p><text:a xlink:href="http://alli.pub/6fdguc" xlink:type="simple">AE</text:a></text:p>
          </table:table-cell>
          <table:table-cell table:style-name="ce14"/>
          <table:covered-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8-60мм</text:p>
          </table:table-cell>
          <table:table-cell table:style-name="ce17" office:value-type="currency" office:currency="RUB" office:value="755" calcext:value-type="currency">
            <text:p>755,00 ₽</text:p>
          </table:table-cell>
          <table:table-cell table:style-name="ce17" table:formula="of:=[.B33]*[$Настройки.$B$23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7" table:formula="of:=[.C33]*[.E33]" office:value-type="currency" office:currency="RUB" office:value="1532.20588235294" calcext:value-type="currency">
            <text:p>1 532,21 ₽</text:p>
          </table:table-cell>
          <table:table-cell table:style-name="ce14" office:value-type="string" calcext:value-type="string">
            <text:p><text:a xlink:href="http://alli.pub/6fdh0r" xlink:type="simple">AE</text:a></text:p>
          </table:table-cell>
          <table:table-cell table:style-name="ce14"/>
          <table:table-cell table:style-name="ce119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11">
          <table:table-cell table:style-name="ce52" office:value-type="string" calcext:value-type="string">
            <text:p>Шкив 2GT; вн.диам. 5 мм; 20 зубов </text:p>
          </table:table-cell>
          <table:table-cell table:style-name="ce17" office:value-type="currency" office:currency="RUB" office:value="274" calcext:value-type="currency">
            <text:p>274,00 ₽</text:p>
          </table:table-cell>
          <table:table-cell table:style-name="ce17" table:formula="of:=[.B34]*[$Настройки.$B$23]/[$БД.$B$41]" office:value-type="currency" office:currency="RUB" office:value="278.029411764706" calcext:value-type="currency">
            <text:p>278,03 ₽</text:p>
          </table:table-cell>
          <table:table-cell table:style-name="ce77"/>
          <table:table-cell table:style-name="ce89" office:value-type="float" office:value="2" calcext:value-type="float">
            <text:p>2</text:p>
          </table:table-cell>
          <table:table-cell table:style-name="ce17" table:formula="of:=[.C34]*[.E34]" office:value-type="currency" office:currency="RUB" office:value="556.058823529412" calcext:value-type="currency">
            <text:p>556,06 ₽</text:p>
          </table:table-cell>
          <table:table-cell table:style-name="ce14" office:value-type="string" calcext:value-type="string">
            <text:p><text:a xlink:href="http://alli.pub/6fdh4g" xlink:type="simple">AE</text:a></text:p>
          </table:table-cell>
          <table:table-cell table:style-name="ce14"/>
          <table:table-cell table:style-name="ce128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мень 2GT; 9-10мм; открытый</text:p>
          </table:table-cell>
          <table:table-cell table:style-name="ce17" office:value-type="currency" office:currency="RUB" office:value="0.165" calcext:value-type="currency">
            <text:p>0,17 ₽</text:p>
          </table:table-cell>
          <table:table-cell table:style-name="ce17" table:formula="of:=[.B35]*[$Настройки.$B$23]/[$БД.$B$41]" office:value-type="currency" office:currency="RUB" office:value="0.167426470588235" calcext:value-type="currency">
            <text:p>0,17 ₽</text:p>
          </table:table-cell>
          <table:table-cell table:style-name="ce75" table:formula="of:=2*([$Настройки.B8]+120)" office:value-type="float" office:value="740" calcext:value-type="float">
            <text:p>740 мм</text:p>
          </table:table-cell>
          <table:table-cell table:style-name="ce83" office:value-type="float" office:value="2" calcext:value-type="float">
            <text:p>2</text:p>
          </table:table-cell>
          <table:table-cell table:style-name="ce17" table:formula="of:=[.C35]*[.D35]*[.E35]" office:value-type="currency" office:currency="RUB" office:value="247.791176470588" calcext:value-type="currency">
            <text:p>247,79 ₽</text:p>
          </table:table-cell>
          <table:table-cell table:style-name="ce14" office:value-type="string" calcext:value-type="string">
            <text:p><text:a xlink:href="http://alii.pub/6fdbfp" xlink:type="simple">AE</text:a></text:p>
          </table:table-cell>
          <table:table-cell table:style-name="ce14"/>
          <table:table-cell table:style-name="ce119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Ось Z</text:p>
          </table:table-cell>
          <table:covered-table-cell table:style-name="ce51"/>
          <table:covered-table-cell table:style-name="ce17" table:formula="of:=[.B36]*[$Настройки.$B$23]/[$БД.$B$41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52" office:value-type="string" calcext:value-type="string">
            <text:p>Каретка Openbuilds в сборе</text:p>
          </table:table-cell>
          <table:table-cell table:style-name="ce65" office:value-type="currency" office:currency="RUB" office:value="296" calcext:value-type="currency">
            <text:p>296,00 ₽</text:p>
          </table:table-cell>
          <table:table-cell table:style-name="ce17" table:formula="of:=[.B37]*[$Настройки.$B$23]/[$БД.$B$41]" office:value-type="currency" office:currency="RUB" office:value="300.352941176471" calcext:value-type="currency">
            <text:p>300,35 ₽</text:p>
          </table:table-cell>
          <table:table-cell table:style-name="ce79"/>
          <table:table-cell table:style-name="ce79" table:formula="of:=[$Настройки.B11]" office:value-type="float" office:value="2" calcext:value-type="float">
            <text:p>2</text:p>
          </table:table-cell>
          <table:table-cell table:style-name="ce17" table:formula="of:=[.C37]*[.E37]" office:value-type="currency" office:currency="RUB" office:value="600.705882352941" calcext:value-type="currency">
            <text:p>600,71 ₽</text:p>
          </table:table-cell>
          <table:table-cell table:style-name="ce323" office:value-type="string" calcext:value-type="string">
            <text:p><text:a xlink:href="http://alli.pub/6fdhys" xlink:type="simple">AE</text:a></text:p>
          </table:table-cell>
          <table:table-cell table:style-name="ce323"/>
          <table:table-cell table:style-name="ce128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инт Tr8x2</text:p>
          </table:table-cell>
          <table:table-cell table:style-name="ce64" table:formula="of:=0.348/0.3" office:value-type="currency" office:currency="RUB" office:value="1.16" calcext:value-type="currency">
            <text:p>1,16 ₽</text:p>
          </table:table-cell>
          <table:table-cell table:style-name="ce17" table:formula="of:=[.B38]*[$Настройки.$B$23]/[$БД.$B$41]" office:value-type="currency" office:currency="RUB" office:value="1.17705882352941" calcext:value-type="currency">
            <text:p>1,18 ₽</text:p>
          </table:table-cell>
          <table:table-cell table:style-name="ce75" table:formula="of:=CEILING([$Настройки.B9]+30;50)" office:value-type="float" office:value="300" calcext:value-type="float">
            <text:p>300 мм</text:p>
          </table:table-cell>
          <table:table-cell table:style-name="ce89" table:formula="of:=[$Настройки.B12]" office:value-type="float" office:value="2" calcext:value-type="float">
            <text:p>2</text:p>
          </table:table-cell>
          <table:table-cell table:style-name="ce17" table:formula="of:=[.C38]*[.D38]*[.E38]" office:value-type="currency" office:currency="RUB" office:value="706.235294117647" calcext:value-type="currency">
            <text:p>706,24 ₽</text:p>
          </table:table-cell>
          <table:table-cell table:style-name="ce14" office:value-type="string" calcext:value-type="string">
            <text:p><text:a xlink:href="http://alli.pub/6fdi93" xlink:type="simple">AE</text:a></text:p>
          </table:table-cell>
          <table:table-cell table:style-name="ce14"/>
          <table:table-cell table:style-name="ce119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Гайка POM Tr8x2</text:p>
          </table:table-cell>
          <table:table-cell table:style-name="ce17" office:value-type="currency" office:currency="RUB" office:value="114" calcext:value-type="currency">
            <text:p>114,00 ₽</text:p>
          </table:table-cell>
          <table:table-cell table:style-name="ce17" table:formula="of:=[.B39]*[$Настройки.$B$23]/[$БД.$B$41]" office:value-type="currency" office:currency="RUB" office:value="115.676470588235" calcext:value-type="currency">
            <text:p>115,68 ₽</text:p>
          </table:table-cell>
          <table:table-cell table:style-name="ce66"/>
          <table:table-cell table:style-name="ce83" table:formula="of:=[.E38]" office:value-type="float" office:value="2" calcext:value-type="float">
            <text:p>2</text:p>
          </table:table-cell>
          <table:table-cell table:style-name="ce17" table:formula="of:=[.C39]*[.E39]" office:value-type="currency" office:currency="RUB" office:value="231.352941176471" calcext:value-type="currency">
            <text:p>231,35 ₽</text:p>
          </table:table-cell>
          <table:table-cell table:style-name="ce14" office:value-type="string" calcext:value-type="string">
            <text:p><text:a xlink:href="http://alli.pub/6fdid6" xlink:type="simple">AE</text:a></text:p>
          </table:table-cell>
          <table:table-cell table:style-name="ce14"/>
          <table:covered-table-cell table:style-name="ce119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отор Nema17; 30-42мм</text:p>
          </table:table-cell>
          <table:table-cell table:style-name="ce17" office:value-type="currency" office:currency="RUB" office:value="755" calcext:value-type="currency">
            <text:p>755,00 ₽</text:p>
          </table:table-cell>
          <table:table-cell table:style-name="ce17" table:formula="of:=[.B40]*[$Настройки.$B$23]/[$БД.$B$41]" office:value-type="currency" office:currency="RUB" office:value="766.102941176471" calcext:value-type="currency">
            <text:p>766,10 ₽</text:p>
          </table:table-cell>
          <table:table-cell table:style-name="ce66"/>
          <table:table-cell table:style-name="ce83" table:formula="of:=[.E39]" office:value-type="float" office:value="2" calcext:value-type="float">
            <text:p>2</text:p>
          </table:table-cell>
          <table:table-cell table:style-name="ce17" table:formula="of:=[.C40]*[.E40]" office:value-type="currency" office:currency="RUB" office:value="1532.20588235294" calcext:value-type="currency">
            <text:p>1 532,21 ₽</text:p>
          </table:table-cell>
          <table:table-cell table:style-name="ce14" office:value-type="string" calcext:value-type="string">
            <text:p><text:a xlink:href="http://alli.pub/6fdh0r" xlink:type="simple">AE</text:a></text:p>
          </table:table-cell>
          <table:table-cell table:style-name="ce14"/>
          <table:table-cell table:style-name="ce119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Муфта жесткая 5x8мм</text:p>
          </table:table-cell>
          <table:table-cell table:style-name="ce17" office:value-type="currency" office:currency="RUB" office:value="93" calcext:value-type="currency">
            <text:p>93,00 ₽</text:p>
          </table:table-cell>
          <table:table-cell table:style-name="ce17" table:formula="of:=[.B41]*[$Настройки.$B$23]/[$БД.$B$41]" office:value-type="currency" office:currency="RUB" office:value="94.3676470588235" calcext:value-type="currency">
            <text:p>94,37 ₽</text:p>
          </table:table-cell>
          <table:table-cell table:style-name="ce66"/>
          <table:table-cell table:style-name="ce83" table:formula="of:=[.E40]" office:value-type="float" office:value="2" calcext:value-type="float">
            <text:p>2</text:p>
          </table:table-cell>
          <table:table-cell table:style-name="ce17" table:formula="of:=[.C41]*[.E41]" office:value-type="currency" office:currency="RUB" office:value="188.735294117647" calcext:value-type="currency">
            <text:p>188,74 ₽</text:p>
          </table:table-cell>
          <table:table-cell table:style-name="ce14" office:value-type="string" calcext:value-type="string">
            <text:p><text:a xlink:href="http://alii.pub/6fdb9h" xlink:type="simple">AE</text:a></text:p>
          </table:table-cell>
          <table:table-cell table:style-name="ce14"/>
          <table:table-cell table:style-name="ce119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Стол</text:p>
          </table:table-cell>
          <table:covered-table-cell table:style-name="ce51"/>
          <table:covered-table-cell table:style-name="ce17" table:formula="of:=[.B42]*[$Настройки.$B$23]/[$БД.$B$41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56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17" office:value-type="currency" office:currency="RUB" office:value="8000" calcext:value-type="currency">
            <text:p>8 000,00 ₽</text:p>
          </table:table-cell>
          <table:table-cell table:style-name="ce17" table:formula="of:=[.B43]*[$Настройки.$B$23]/[$БД.$B$41]" office:value-type="currency" office:currency="RUB" office:value="8117.64705882353" calcext:value-type="currency">
            <text:p>8 117,65 ₽</text:p>
          </table:table-cell>
          <table:table-cell table:style-name="ce80" table:formula="of:=[$Настройки.B7]*([$Настройки.B8]+50)/1000000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7" table:formula="of:=[.C43]*[.D43]*[.E43]" office:value-type="currency" office:currency="RUB" office:value="974.117647058824" calcext:value-type="currency">
            <text:p>974,12 ₽</text:p>
          </table:table-cell>
          <table:table-cell table:style-name="ce14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4"/>
          <table:table-cell table:style-name="ce119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11">
          <table:table-cell table:style-name="ce56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17" office:value-type="currency" office:currency="RUB" office:value="16700" calcext:value-type="currency">
            <text:p>16 700,00 ₽</text:p>
          </table:table-cell>
          <table:table-cell table:style-name="ce17" table:formula="of:=[.B44]*[$Настройки.$B$23]/[$БД.$B$41]" office:value-type="currency" office:currency="RUB" office:value="16945.5882352941" calcext:value-type="currency">
            <text:p>16 945,59 ₽</text:p>
          </table:table-cell>
          <table:table-cell table:style-name="ce80" table:formula="of:=[$Настройки.B7]*[$Настройки.B8]/1000000" office:value-type="float" office:value="0.1" calcext:value-type="float">
            <text:p>0,1 м²</text:p>
          </table:table-cell>
          <table:table-cell table:style-name="ce83" office:value-type="float" office:value="1" calcext:value-type="float">
            <text:p>1</text:p>
          </table:table-cell>
          <table:table-cell table:style-name="ce17" table:formula="of:=[.C44]*[.D44]*[.E44]" office:value-type="currency" office:currency="RUB" office:value="1694.55882352941" calcext:value-type="currency">
            <text:p>1 694,56 ₽</text:p>
          </table:table-cell>
          <table:table-cell table:style-name="ce14" office:value-type="string" calcext:value-type="string">
            <text:p><text:a xlink:href="http://alli.pub/6fdk03" xlink:type="simple">AE</text:a></text:p>
          </table:table-cell>
          <table:table-cell table:style-name="ce14" office:value-type="string" calcext:value-type="string">
            <text:p><text:a xlink:href="http://alli.pub/6fdk4d" xlink:type="simple">AE</text:a></text:p>
          </table:table-cell>
          <table:table-cell table:style-name="ce119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11">
          <table:table-cell table:style-name="ce56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17" office:value-type="currency" office:currency="RUB" office:value="2000" calcext:value-type="currency">
            <text:p>2 000,00 ₽</text:p>
          </table:table-cell>
          <table:table-cell table:style-name="ce17" table:formula="of:=[.B45]*[$Настройки.$B$23]/[$БД.$B$41]" office:value-type="currency" office:currency="RUB" office:value="2029.41176470588" calcext:value-type="currency">
            <text:p>2 029,41 ₽</text:p>
          </table:table-cell>
          <table:table-cell table:style-name="ce80" table:formula="of:=[.D43]" office:value-type="float" office:value="0.12" calcext:value-type="float">
            <text:p>0,12 м²</text:p>
          </table:table-cell>
          <table:table-cell table:style-name="ce83" office:value-type="float" office:value="1" calcext:value-type="float">
            <text:p>1</text:p>
          </table:table-cell>
          <table:table-cell table:style-name="ce17" table:formula="of:=[.C45]*[.D45]*[.E45]" office:value-type="currency" office:currency="RUB" office:value="243.529411764706" calcext:value-type="currency">
            <text:p>243,53 ₽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119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Прищепка для стекла</text:p>
          </table:table-cell>
          <table:table-cell table:style-name="ce17" office:value-type="currency" office:currency="RUB" office:value="25" calcext:value-type="currency">
            <text:p>25,00 ₽</text:p>
          </table:table-cell>
          <table:table-cell table:style-name="ce17" table:formula="of:=[.B46]*[$Настройки.$B$23]/[$БД.$B$41]" office:value-type="currency" office:currency="RUB" office:value="25.3676470588235" calcext:value-type="currency">
            <text:p>25,37 ₽</text:p>
          </table:table-cell>
          <table:table-cell table:style-name="ce66"/>
          <table:table-cell table:style-name="ce83" office:value-type="float" office:value="4" calcext:value-type="float">
            <text:p>4</text:p>
          </table:table-cell>
          <table:table-cell table:style-name="ce17" table:formula="of:=[.C46]*[.E46]" office:value-type="currency" office:currency="RUB" office:value="101.470588235294" calcext:value-type="currency">
            <text:p>101,47 ₽</text:p>
          </table:table-cell>
          <table:table-cell table:style-name="ce14" office:value-type="string" calcext:value-type="string">
            <text:p><text:a xlink:href="http://alli.pub/6fdkaz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Пружина OD8 L25</text:p>
          </table:table-cell>
          <table:table-cell table:style-name="ce17" office:value-type="currency" office:currency="RUB" office:value="12" calcext:value-type="currency">
            <text:p>12,00 ₽</text:p>
          </table:table-cell>
          <table:table-cell table:style-name="ce17" table:formula="of:=[.B47]*[$Настройки.$B$23]/[$БД.$B$41]" office:value-type="currency" office:currency="RUB" office:value="12.1764705882353" calcext:value-type="currency">
            <text:p>12,18 ₽</text:p>
          </table:table-cell>
          <table:table-cell table:style-name="ce66"/>
          <table:table-cell table:style-name="ce83" table:formula="of:=[$Настройки.B10]" office:value-type="float" office:value="6" calcext:value-type="float">
            <text:p>6</text:p>
          </table:table-cell>
          <table:table-cell table:style-name="ce17" table:formula="of:=[.C47]*[.E47]" office:value-type="currency" office:currency="RUB" office:value="73.0588235294118" calcext:value-type="currency">
            <text:p>73,06 ₽</text:p>
          </table:table-cell>
          <table:table-cell table:style-name="ce14" office:value-type="string" calcext:value-type="string">
            <text:p><text:a xlink:href="http://alli.pub/6fdosk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Электроника</text:p>
          </table:table-cell>
          <table:covered-table-cell table:style-name="ce51"/>
          <table:covered-table-cell table:style-name="ce17" table:formula="of:=[.B48]*[$Настройки.$B$23]/[$БД.$B$41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200Вт</text:p>
          </table:table-cell>
          <table:table-cell table:style-name="ce17" office:value-type="currency" office:currency="RUB" office:value="2250" calcext:value-type="currency">
            <text:p>2 250,00 ₽</text:p>
          </table:table-cell>
          <table:table-cell table:style-name="ce17" table:formula="of:=[.B49]*[$Настройки.$B$23]/[$БД.$B$41]" office:value-type="currency" office:currency="RUB" office:value="2283.08823529412" calcext:value-type="currency">
            <text:p>2 283,09 ₽</text:p>
          </table:table-cell>
          <table:table-cell table:style-name="ce66"/>
          <table:table-cell table:style-name="ce83" table:formula="of:=IF([$Расчёты.D11]&lt;=200;1;0)" office:value-type="float" office:value="1" calcext:value-type="float">
            <text:p>1</text:p>
          </table:table-cell>
          <table:table-cell table:style-name="ce17" table:formula="of:=[.C49]*[.E49]" office:value-type="currency" office:currency="RUB" office:value="2283.08823529412" calcext:value-type="currency">
            <text:p>2 283,09 ₽</text:p>
          </table:table-cell>
          <table:table-cell table:style-name="ce14" office:value-type="string" calcext:value-type="string">
            <text:p><text:a xlink:href="https://www.chipdip.ru/product/lrs-200-24" xlink:type="simple">CD</text:a></text:p>
          </table:table-cell>
          <table:table-cell table:style-name="ce14"/>
          <table:table-cell table:style-name="ce119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24в 350Вт</text:p>
          </table:table-cell>
          <table:table-cell table:style-name="ce17" office:value-type="currency" office:currency="RUB" office:value="3340" calcext:value-type="currency">
            <text:p>3 340,00 ₽</text:p>
          </table:table-cell>
          <table:table-cell table:style-name="ce17" table:formula="of:=[.B50]*[$Настройки.$B$23]/[$БД.$B$41]" office:value-type="currency" office:currency="RUB" office:value="3389.11764705882" calcext:value-type="currency">
            <text:p>3 389,12 ₽</text:p>
          </table:table-cell>
          <table:table-cell table:style-name="ce66"/>
          <table:table-cell table:style-name="ce83" table:formula="of:=IF([$Расчёты.D11]&gt;200;1;0)" office:value-type="float" office:value="0" calcext:value-type="float">
            <text:p>0</text:p>
          </table:table-cell>
          <table:table-cell table:style-name="ce17" table:formula="of:=[.C50]*[.E50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s://www.chipdip.ru/product/lrs-350-24" xlink:type="simple">CD</text:a></text:p>
          </table:table-cell>
          <table:table-cell table:style-name="ce14"/>
          <table:table-cell table:style-name="ce119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Блок питания 5в 25Вт</text:p>
          </table:table-cell>
          <table:table-cell table:style-name="ce17"/>
          <table:table-cell table:style-name="ce17" office:value-type="currency" office:currency="RUB" office:value="940" calcext:value-type="currency">
            <text:p>940,00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7" table:formula="of:=[.C51]*[.E51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s://www.chipdip.ru/product/rs-25-5" xlink:type="simple">CD</text:a></text:p>
          </table:table-cell>
          <table:table-cell table:style-name="ce14"/>
          <table:table-cell table:style-name="ce119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90-120 мм 12 в</text:p>
          </table:table-cell>
          <table:table-cell table:style-name="ce17" office:value-type="currency" office:currency="RUB" office:value="389" calcext:value-type="currency">
            <text:p>389,00 ₽</text:p>
          </table:table-cell>
          <table:table-cell table:style-name="ce17" table:formula="of:=[.B52]*[$Настройки.$B$23]/[$БД.$B$41]" office:value-type="currency" office:currency="RUB" office:value="394.720588235294" calcext:value-type="currency">
            <text:p>394,72 ₽</text:p>
          </table:table-cell>
          <table:table-cell table:style-name="ce66"/>
          <table:table-cell table:style-name="ce83" table:formula="of:=[.E50]" office:value-type="float" office:value="0" calcext:value-type="float">
            <text:p>0</text:p>
          </table:table-cell>
          <table:table-cell table:style-name="ce17" table:formula="of:=[.C52]*[.E52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19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Fysetc Spider + 8x tmc2209</text:p>
          </table:table-cell>
          <table:table-cell table:style-name="ce17" office:value-type="currency" office:currency="RUB" office:value="4600" calcext:value-type="currency">
            <text:p>4 600,00 ₽</text:p>
          </table:table-cell>
          <table:table-cell table:style-name="ce17" table:formula="of:=[.B53]*[$Настройки.$B$23]/[$БД.$B$41]" office:value-type="currency" office:currency="RUB" office:value="4667.64705882353" calcext:value-type="currency">
            <text:p>4 667,65 ₽</text:p>
          </table:table-cell>
          <table:table-cell table:style-name="ce66"/>
          <table:table-cell table:style-name="ce83" table:formula="of:=IF([$Настройки.B14]=[$БД.A13];1;0)" office:value-type="float" office:value="0" calcext:value-type="float">
            <text:p>0</text:p>
          </table:table-cell>
          <table:table-cell table:style-name="ce17" table:formula="of:=[.C53]*[.E53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://alli.pub/6fdksh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+ 8x tmc2209</text:p>
          </table:table-cell>
          <table:table-cell table:style-name="ce17" office:value-type="currency" office:currency="RUB" office:value="4234" calcext:value-type="currency">
            <text:p>4 234,00 ₽</text:p>
          </table:table-cell>
          <table:table-cell table:style-name="ce17" table:formula="of:=[.B54]*[$Настройки.$B$23]/[$БД.$B$41]" office:value-type="currency" office:currency="RUB" office:value="4296.26470588235" calcext:value-type="currency">
            <text:p>4 296,26 ₽</text:p>
          </table:table-cell>
          <table:table-cell table:style-name="ce66"/>
          <table:table-cell table:style-name="ce83" table:formula="of:=IF([$Настройки.B14]=[$БД.A14];1;0)" office:value-type="float" office:value="1" calcext:value-type="float">
            <text:p>1</text:p>
          </table:table-cell>
          <table:table-cell table:style-name="ce17" table:formula="of:=[.C54]*[.E54]" office:value-type="currency" office:currency="RUB" office:value="4296.26470588235" calcext:value-type="currency">
            <text:p>4 296,26 ₽</text:p>
          </table:table-cell>
          <table:table-cell table:style-name="ce14" office:value-type="string" calcext:value-type="string">
            <text:p><text:a xlink:href="http://alli.pub/6fdkrb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Octopus Pro + 8x tmc2209</text:p>
          </table:table-cell>
          <table:table-cell table:style-name="ce17" office:value-type="currency" office:currency="RUB" office:value="5775" calcext:value-type="currency">
            <text:p>5 775,00 ₽</text:p>
          </table:table-cell>
          <table:table-cell table:style-name="ce17" table:formula="of:=[.B55]*[$Настройки.$B$23]/[$БД.$B$41]" office:value-type="currency" office:currency="RUB" office:value="5859.92647058824" calcext:value-type="currency">
            <text:p>5 859,93 ₽</text:p>
          </table:table-cell>
          <table:table-cell table:style-name="ce66"/>
          <table:table-cell table:style-name="ce83" table:formula="of:=IF([$Настройки.B14]=[$БД.A15];1;0)" office:value-type="float" office:value="0" calcext:value-type="float">
            <text:p>0</text:p>
          </table:table-cell>
          <table:table-cell table:style-name="ce17" table:formula="of:=[.C55]*[.E55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://alli.pub/6fdkn8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BTT SKR 1.4 + 5x tmc2209</text:p>
          </table:table-cell>
          <table:table-cell table:style-name="ce17" office:value-type="currency" office:currency="RUB" office:value="3270" calcext:value-type="currency">
            <text:p>3 270,00 ₽</text:p>
          </table:table-cell>
          <table:table-cell table:style-name="ce17" table:formula="of:=[.B56]*[$Настройки.$B$23]/[$БД.$B$41]" office:value-type="currency" office:currency="RUB" office:value="3318.08823529412" calcext:value-type="currency">
            <text:p>3 318,09 ₽</text:p>
          </table:table-cell>
          <table:table-cell table:style-name="ce66"/>
          <table:table-cell table:style-name="ce83" table:formula="of:=IF([$Настройки.B14]=[$БД.A16];1;0)" office:value-type="float" office:value="0" calcext:value-type="float">
            <text:p>0</text:p>
          </table:table-cell>
          <table:table-cell table:style-name="ce17" table:formula="of:=[.C56]*[.E56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://alli.pub/6fdkn8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Lite</text:p>
          </table:table-cell>
          <table:table-cell table:style-name="ce17" office:value-type="currency" office:currency="RUB" office:value="1853" calcext:value-type="currency">
            <text:p>1 853,00 ₽</text:p>
          </table:table-cell>
          <table:table-cell table:style-name="ce17" table:formula="of:=[.B57]*[$Настройки.$B$23]/[$БД.$B$41]" office:value-type="currency" office:currency="RUB" office:value="1880.25" calcext:value-type="currency">
            <text:p>1 880,25 ₽</text:p>
          </table:table-cell>
          <table:table-cell table:style-name="ce66"/>
          <table:table-cell table:style-name="ce83" table:formula="of:=IF([$Настройки.B15]=[$БД.A20];1;0)" office:value-type="float" office:value="0" calcext:value-type="float">
            <text:p>0</text:p>
          </table:table-cell>
          <table:table-cell table:style-name="ce17" table:formula="of:=[.C57]*[.E57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://alli.pub/6fdkvl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3 LTS</text:p>
          </table:table-cell>
          <table:table-cell table:style-name="ce17" office:value-type="currency" office:currency="RUB" office:value="2403" calcext:value-type="currency">
            <text:p>2 403,00 ₽</text:p>
          </table:table-cell>
          <table:table-cell table:style-name="ce17" table:formula="of:=[.B58]*[$Настройки.$B$23]/[$БД.$B$41]" office:value-type="currency" office:currency="RUB" office:value="2438.33823529412" calcext:value-type="currency">
            <text:p>2 438,34 ₽</text:p>
          </table:table-cell>
          <table:table-cell table:style-name="ce66"/>
          <table:table-cell table:style-name="ce83" table:formula="of:=IF([$Настройки.B15]=[$БД.A21];1;0)" office:value-type="float" office:value="1" calcext:value-type="float">
            <text:p>1</text:p>
          </table:table-cell>
          <table:table-cell table:style-name="ce17" table:formula="of:=[.C58]*[.E58]" office:value-type="currency" office:currency="RUB" office:value="2438.33823529412" calcext:value-type="currency">
            <text:p>2 438,34 ₽</text:p>
          </table:table-cell>
          <table:table-cell table:style-name="ce14" office:value-type="string" calcext:value-type="string">
            <text:p><text:a xlink:href="http://alii.pub/6fdbj0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57" office:value-type="string" calcext:value-type="string">
            <text:p>Orange Pi 4 LTS</text:p>
          </table:table-cell>
          <table:table-cell table:style-name="ce17" office:value-type="currency" office:currency="RUB" office:value="5005" calcext:value-type="currency">
            <text:p>5 005,00 ₽</text:p>
          </table:table-cell>
          <table:table-cell table:style-name="ce17" table:formula="of:=[.B59]*[$Настройки.$B$23]/[$БД.$B$41]" office:value-type="currency" office:currency="RUB" office:value="5078.60294117647" calcext:value-type="currency">
            <text:p>5 078,60 ₽</text:p>
          </table:table-cell>
          <table:table-cell table:style-name="ce66"/>
          <table:table-cell table:style-name="ce83" table:formula="of:=IF([$Настройки.B15]=[$БД.A22];1;0)" office:value-type="float" office:value="0" calcext:value-type="float">
            <text:p>0</text:p>
          </table:table-cell>
          <table:table-cell table:style-name="ce17" table:formula="of:=[.C59]*[.E59]" office:value-type="currency" office:currency="RUB" office:value="0" calcext:value-type="currency">
            <text:p>0,00 ₽</text:p>
          </table:table-cell>
          <table:table-cell table:style-name="ce14" office:value-type="string" calcext:value-type="string">
            <text:p><text:a xlink:href="http://alli.pub/6fdkum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57" office:value-type="string" calcext:value-type="string">
            <text:p>Карта памяти microSD 16Gb</text:p>
          </table:table-cell>
          <table:table-cell table:style-name="ce17" office:value-type="currency" office:currency="RUB" office:value="599" calcext:value-type="currency">
            <text:p>599,00 ₽</text:p>
          </table:table-cell>
          <table:table-cell table:style-name="ce17" table:formula="of:=[.B60]*[$Настройки.$B$23]/[$БД.$B$41]" office:value-type="currency" office:currency="RUB" office:value="607.808823529412" calcext:value-type="currency">
            <text:p>607,81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7" table:formula="of:=[.C60]*[.E60]" office:value-type="currency" office:currency="RUB" office:value="607.808823529412" calcext:value-type="currency">
            <text:p>607,81 ₽</text:p>
          </table:table-cell>
          <table:table-cell table:style-name="ce14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Реле твердотельное 25А</text:p>
          </table:table-cell>
          <table:table-cell table:style-name="ce17" office:value-type="currency" office:currency="RUB" office:value="195" calcext:value-type="currency">
            <text:p>195,00 ₽</text:p>
          </table:table-cell>
          <table:table-cell table:style-name="ce17" table:formula="of:=[.B61]*[$Настройки.$B$23]/[$БД.$B$41]" office:value-type="currency" office:currency="RUB" office:value="197.867647058824" calcext:value-type="currency">
            <text:p>197,8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7" table:formula="of:=[.C61]*[.E61]" office:value-type="currency" office:currency="RUB" office:value="395.735294117647" calcext:value-type="currency">
            <text:p>395,74 ₽</text:p>
          </table:table-cell>
          <table:table-cell table:style-name="ce14" office:value-type="string" calcext:value-type="string">
            <text:p><text:a xlink:href="http://alli.pub/6fdkwk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оптический</text:p>
          </table:table-cell>
          <table:table-cell table:style-name="ce17" office:value-type="currency" office:currency="RUB" office:value="62" calcext:value-type="currency">
            <text:p>62,00 ₽</text:p>
          </table:table-cell>
          <table:table-cell table:style-name="ce17" table:formula="of:=[.B62]*[$Настройки.$B$23]/[$БД.$B$41]" office:value-type="currency" office:currency="RUB" office:value="62.9117647058824" calcext:value-type="currency">
            <text:p>62,91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7" table:formula="of:=[.C62]*[.E62]" office:value-type="currency" office:currency="RUB" office:value="125.823529411765" calcext:value-type="currency">
            <text:p>125,82 ₽</text:p>
          </table:table-cell>
          <table:table-cell table:style-name="ce14" office:value-type="string" calcext:value-type="string">
            <text:p><text:a xlink:href="http://alli.pub/6fdkg8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Концевик механический</text:p>
          </table:table-cell>
          <table:table-cell table:style-name="ce17" office:value-type="currency" office:currency="RUB" office:value="9.5" calcext:value-type="currency">
            <text:p>9,50 ₽</text:p>
          </table:table-cell>
          <table:table-cell table:style-name="ce17" table:formula="of:=[.B63]*[$Настройки.$B$23]/[$БД.$B$41]" office:value-type="currency" office:currency="RUB" office:value="9.63970588235294" calcext:value-type="currency">
            <text:p>9,64 ₽</text:p>
          </table:table-cell>
          <table:table-cell table:style-name="ce66"/>
          <table:table-cell table:style-name="ce83" table:formula="of:=IF([$Настройки.B3]=2;2;0)" office:value-type="float" office:value="2" calcext:value-type="float">
            <text:p>2</text:p>
          </table:table-cell>
          <table:table-cell table:style-name="ce17" table:formula="of:=[.C63]*[.E63]" office:value-type="currency" office:currency="RUB" office:value="19.2794117647059" calcext:value-type="currency">
            <text:p>19,28 ₽</text:p>
          </table:table-cell>
          <table:table-cell table:style-name="ce14" office:value-type="string" calcext:value-type="string">
            <text:p><text:a xlink:href="http://alli.pub/6fdkwy" xlink:type="simple">AE</text:a></text:p>
          </table:table-cell>
          <table:table-cell table:style-name="ce14"/>
          <table:table-cell table:style-name="ce119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11">
          <table:table-cell table:style-name="ce266" office:value-type="string" calcext:value-type="string">
            <text:p>Розетка 250В</text:p>
          </table:table-cell>
          <table:table-cell table:style-name="ce17" office:value-type="currency" office:currency="RUB" office:value="153" calcext:value-type="currency">
            <text:p>153,00 ₽</text:p>
          </table:table-cell>
          <table:table-cell table:style-name="ce17" table:formula="of:=[.B64]*[$Настройки.$B$23]/[$БД.$B$41]" office:value-type="currency" office:currency="RUB" office:value="155.25" calcext:value-type="currency">
            <text:p>155,25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7" table:formula="of:=[.C64]*[.E64]" office:value-type="currency" office:currency="RUB" office:value="155.25" calcext:value-type="currency">
            <text:p>155,25 ₽</text:p>
          </table:table-cell>
          <table:table-cell table:style-name="ce14" office:value-type="string" calcext:value-type="string">
            <text:p><text:a xlink:href="http://alli.pub/6fdkdi" xlink:type="simple">AE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9">
          <table:table-cell table:style-name="ce51" office:value-type="string" calcext:value-type="string" table:number-columns-spanned="9" table:number-rows-spanned="1">
            <text:p>Зашивка и навесное</text:p>
          </table:table-cell>
          <table:covered-table-cell table:style-name="ce51"/>
          <table:covered-table-cell table:style-name="ce17" table:formula="of:=[.B65]*[$Настройки.$B$23]/[$БД.$B$41]" office:value-type="currency" office:currency="RUB" office:value="0" calcext:value-type="currency">
            <text:p>0,00 ₽</text:p>
          </table:covered-table-cell>
          <table:covered-table-cell table:style-name="ce77"/>
          <table:covered-table-cell table:style-name="ce319"/>
          <table:covered-table-cell table:style-name="ce53"/>
          <table:covered-table-cell table:number-columns-repeated="2" table:style-name="ce323"/>
          <table:covered-table-cell table:style-name="ce128"/>
          <table:table-cell table:number-columns-repeated="1015"/>
        </table:table-row>
        <table:table-row table:style-name="ro11">
          <table:table-cell table:style-name="ce266" office:value-type="string" calcext:value-type="string">
            <text:p>Вентилятор 200мм</text:p>
          </table:table-cell>
          <table:table-cell table:style-name="ce17" office:value-type="currency" office:currency="RUB" office:value="999" calcext:value-type="currency">
            <text:p>999,00 ₽</text:p>
          </table:table-cell>
          <table:table-cell table:style-name="ce17" table:formula="of:=[.B66]*[$Настройки.$B$23]/[$БД.$B$41]" office:value-type="currency" office:currency="RUB" office:value="1013.69117647059" calcext:value-type="currency">
            <text:p>1 013,69 ₽</text:p>
          </table:table-cell>
          <table:table-cell table:style-name="ce66"/>
          <table:table-cell table:style-name="ce83" office:value-type="float" office:value="1" calcext:value-type="float">
            <text:p>1</text:p>
          </table:table-cell>
          <table:table-cell table:style-name="ce17" table:formula="of:=[.C66]*[.E66]" office:value-type="currency" office:currency="RUB" office:value="1013.69117647059" calcext:value-type="currency">
            <text:p>1 013,69 ₽</text:p>
          </table:table-cell>
          <table:table-cell table:style-name="ce14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11">
          <table:table-cell table:style-name="ce266" office:value-type="string" calcext:value-type="string">
            <text:p>Магнит D10 L1</text:p>
          </table:table-cell>
          <table:table-cell table:style-name="ce17" office:value-type="currency" office:currency="RUB" office:value="8.25" calcext:value-type="currency">
            <text:p>8,25 ₽</text:p>
          </table:table-cell>
          <table:table-cell table:style-name="ce17" table:formula="of:=[.B67]*[$Настройки.$B$23]/[$БД.$B$41]" office:value-type="currency" office:currency="RUB" office:value="8.37132352941176" calcext:value-type="currency">
            <text:p>8,37 ₽</text:p>
          </table:table-cell>
          <table:table-cell table:style-name="ce66"/>
          <table:table-cell table:style-name="ce83" office:value-type="float" office:value="2" calcext:value-type="float">
            <text:p>2</text:p>
          </table:table-cell>
          <table:table-cell table:style-name="ce17" table:formula="of:=[.C67]*[.E67]" office:value-type="currency" office:currency="RUB" office:value="16.7426470588235" calcext:value-type="currency">
            <text:p>16,74 ₽</text:p>
          </table:table-cell>
          <table:table-cell table:style-name="ce14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4"/>
          <table:table-cell table:style-name="ce119"/>
          <table:table-cell table:number-columns-repeated="1015"/>
        </table:table-row>
        <table:table-row table:style-name="ro6">
          <table:table-cell table:style-name="ce58" office:value-type="string" calcext:value-type="string" table:number-columns-spanned="5" table:number-rows-spanned="2">
            <text:p>Итого: </text:p>
          </table:table-cell>
          <table:covered-table-cell table:style-name="ce58"/>
          <table:covered-table-cell table:style-name="ce17"/>
          <table:covered-table-cell table:style-name="ce66"/>
          <table:covered-table-cell table:style-name="ce83"/>
          <table:table-cell table:style-name="ce114" table:formula="of:=SUM([.F$5:.F$67])" office:value-type="currency" office:currency="RUB" office:value="34366.4647058824" calcext:value-type="currency" table:number-columns-spanned="3" table:number-rows-spanned="2">
            <text:p>34 366,46 ₽</text:p>
          </table:table-cell>
          <table:covered-table-cell table:number-columns-repeated="2" table:style-name="ce14"/>
          <table:table-cell table:style-name="ce129" table:number-columns-spanned="1" table:number-rows-spanned="2"/>
          <table:table-cell table:number-columns-repeated="1015"/>
        </table:table-row>
        <table:table-row table:style-name="ro6">
          <table:covered-table-cell table:number-columns-repeated="2" table:style-name="ce59"/>
          <table:covered-table-cell table:style-name="ce17"/>
          <table:covered-table-cell table:style-name="ce66"/>
          <table:covered-table-cell table:style-name="ce83"/>
          <table:covered-table-cell table:style-name="ce17"/>
          <table:covered-table-cell table:number-columns-repeated="2" table:style-name="ce14"/>
          <table:covered-table-cell table:style-name="ce129"/>
          <table:table-cell table:number-columns-repeated="1015"/>
        </table:table-row>
        <table:table-row table:style-name="ro6" table:number-rows-repeated="1048500">
          <table:table-cell table:number-columns-repeated="1024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ce124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13" table:default-cell-style-name="ce93"/>
        <table:table-column table:style-name="co14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number-columns-repeated="37" table:default-cell-style-name="ce93"/>
        <table:table-column table:style-name="co4" table:number-columns-repeated="969" table:default-cell-style-name="ce93"/>
        <table:table-row table:style-name="ro14" table:visibility="collapse">
          <table:table-cell table:style-name="ce121" office:value-type="string" calcext:value-type="string" table:number-columns-spanned="8" table:number-rows-spanned="3">
            <text:p><text:span text:style-name="T3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88"/>
          <table:covered-table-cell table:number-columns-repeated="6" table:style-name="ce143"/>
          <table:table-cell table:style-name="ce98" office:value-type="string" calcext:value-type="string">
            <text:p>Обозначение сборки</text:p>
          </table:table-cell>
          <table:table-cell table:style-name="ce103" office:value-type="string" calcext:value-type="string">
            <text:p>V07-00-00</text:p>
          </table:table-cell>
          <table:table-cell table:style-name="ce103" office:value-type="string" calcext:value-type="string">
            <text:p>V07-01-00</text:p>
          </table:table-cell>
          <table:table-cell table:style-name="ce103" office:value-type="string" calcext:value-type="string">
            <text:p>V07-01-01-00</text:p>
          </table:table-cell>
          <table:table-cell table:style-name="ce103" office:value-type="string" calcext:value-type="string">
            <text:p>V07-01-01-01-00</text:p>
          </table:table-cell>
          <table:table-cell table:style-name="ce103" office:value-type="string" calcext:value-type="string">
            <text:p>V07-01-01-01-05-00</text:p>
          </table:table-cell>
          <table:table-cell table:style-name="ce103" office:value-type="string" calcext:value-type="string">
            <text:p>V07-01-01-02-00</text:p>
          </table:table-cell>
          <table:table-cell table:style-name="ce103" office:value-type="string" calcext:value-type="string">
            <text:p>V07-01-01-04-00</text:p>
          </table:table-cell>
          <table:table-cell table:style-name="ce103" office:value-type="string" calcext:value-type="string">
            <text:p>V07-01-02-00</text:p>
          </table:table-cell>
          <table:table-cell table:style-name="ce103" office:value-type="string" calcext:value-type="string">
            <text:p>V07-01-03-00</text:p>
          </table:table-cell>
          <table:table-cell table:style-name="ce103" office:value-type="string" calcext:value-type="string">
            <text:p>V07-01-04-00</text:p>
          </table:table-cell>
          <table:table-cell table:style-name="ce103" office:value-type="string" calcext:value-type="string">
            <text:p>V07-01-04-02-00</text:p>
          </table:table-cell>
          <table:table-cell table:style-name="ce103" office:value-type="string" calcext:value-type="string">
            <text:p>V07-01-04-03-00</text:p>
          </table:table-cell>
          <table:table-cell table:style-name="ce103" office:value-type="string" calcext:value-type="string">
            <text:p>V07-01-05-00</text:p>
          </table:table-cell>
          <table:table-cell table:style-name="ce103" office:value-type="string" calcext:value-type="string">
            <text:p>V07-01-06-00</text:p>
          </table:table-cell>
          <table:table-cell table:style-name="ce103" office:value-type="string" calcext:value-type="string">
            <text:p>V07-01-07-00</text:p>
          </table:table-cell>
          <table:table-cell table:style-name="ce103" office:value-type="string" calcext:value-type="string">
            <text:p>V07-02-00</text:p>
          </table:table-cell>
          <table:table-cell table:style-name="ce103" office:value-type="string" calcext:value-type="string">
            <text:p>V07-03-00</text:p>
          </table:table-cell>
          <table:table-cell table:style-name="ce103" office:value-type="string" calcext:value-type="string">
            <text:p>V07-03-01-00</text:p>
          </table:table-cell>
          <table:table-cell table:style-name="ce103" office:value-type="string" calcext:value-type="string">
            <text:p>V07-03-02-00</text:p>
          </table:table-cell>
          <table:table-cell table:style-name="ce103" office:value-type="string" calcext:value-type="string">
            <text:p>V07-03-03-00</text:p>
          </table:table-cell>
          <table:table-cell table:style-name="ce103" office:value-type="string" calcext:value-type="string">
            <text:p>V05-03-03-01-00</text:p>
          </table:table-cell>
          <table:table-cell table:style-name="ce103" office:value-type="string" calcext:value-type="string">
            <text:p>V05-03-04-00</text:p>
          </table:table-cell>
          <table:table-cell table:style-name="ce103" office:value-type="string" calcext:value-type="string">
            <text:p>V07-03-05-00</text:p>
          </table:table-cell>
          <table:table-cell table:style-name="ce103" office:value-type="string" calcext:value-type="string">
            <text:p>V07-03-06-00</text:p>
          </table:table-cell>
          <table:table-cell table:style-name="ce103" office:value-type="string" calcext:value-type="string">
            <text:p>V07-03-07-00</text:p>
          </table:table-cell>
          <table:table-cell table:style-name="ce103" office:value-type="string" calcext:value-type="string">
            <text:p>V07-04-00</text:p>
          </table:table-cell>
          <table:table-cell table:style-name="ce103" office:value-type="string" calcext:value-type="string">
            <text:p>V05-04-07-00</text:p>
          </table:table-cell>
          <table:table-cell table:style-name="ce103" office:value-type="string" calcext:value-type="string">
            <text:p>V05-04-07-02-00</text:p>
          </table:table-cell>
          <table:table-cell table:style-name="ce103" office:value-type="string" calcext:value-type="string">
            <text:p>V05-04-09-00</text:p>
          </table:table-cell>
          <table:table-cell table:style-name="ce103" office:value-type="string" calcext:value-type="string">
            <text:p>V05-04-10-00</text:p>
          </table:table-cell>
          <table:table-cell table:style-name="ce103" office:value-type="string" calcext:value-type="string">
            <text:p>V05-05-00</text:p>
          </table:table-cell>
          <table:table-cell table:style-name="ce103" office:value-type="string" calcext:value-type="string">
            <text:p>V07-06-00</text:p>
          </table:table-cell>
          <table:table-cell table:style-name="ce103" office:value-type="string" calcext:value-type="string">
            <text:p>V07-06-01-00</text:p>
          </table:table-cell>
          <table:table-cell table:style-name="ce103" office:value-type="string" calcext:value-type="string">
            <text:p>V05-06-01-01-00</text:p>
          </table:table-cell>
          <table:table-cell table:style-name="ce103" office:value-type="string" calcext:value-type="string">
            <text:p>V05-07-00</text:p>
          </table:table-cell>
          <table:table-cell table:style-name="ce103" office:value-type="string" calcext:value-type="string">
            <text:p>V05-07-06-00</text:p>
          </table:table-cell>
          <table:table-cell table:style-name="ce108" table:number-columns-repeated="969"/>
        </table:table-row>
        <table:table-row table:style-name="ro15">
          <table:covered-table-cell table:style-name="ce132"/>
          <table:covered-table-cell table:number-columns-repeated="7" table:style-name="ce143"/>
          <table:table-cell table:style-name="ce98" office:value-type="string" calcext:value-type="string">
            <text:p>Наименование сборки</text:p>
          </table:table-cell>
          <table:table-cell table:style-name="ce103" office:value-type="string" calcext:value-type="string">
            <text:p><text:s/>K3D VOSTOK</text:p>
          </table:table-cell>
          <table:table-cell table:style-name="ce103" office:value-type="string" calcext:value-type="string">
            <text:p><text:s/>XY portal</text:p>
          </table:table-cell>
          <table:table-cell table:style-name="ce103" office:value-type="string" calcext:value-type="string">
            <text:p><text:s/>X axis</text:p>
          </table:table-cell>
          <table:table-cell table:style-name="ce103" office:value-type="string" calcext:value-type="string">
            <text:p><text:s/>Y axis carriage</text:p>
          </table:table-cell>
          <table:table-cell table:style-name="ce103" office:value-type="string" calcext:value-type="string">
            <text:p><text:s/>Roller</text:p>
          </table:table-cell>
          <table:table-cell table:style-name="ce103" office:value-type="string" calcext:value-type="string">
            <text:p><text:s/>BMG print head</text:p>
          </table:table-cell>
          <table:table-cell table:style-name="ce103" office:value-type="string" calcext:value-type="string">
            <text:p><text:s/>Lite print head</text:p>
          </table:table-cell>
          <table:table-cell table:style-name="ce103" office:value-type="string" calcext:value-type="string">
            <text:p><text:s/>X axis drive</text:p>
          </table:table-cell>
          <table:table-cell table:style-name="ce103" office:value-type="string" calcext:value-type="string">
            <text:p><text:s/>Y axis drive</text:p>
          </table:table-cell>
          <table:table-cell table:style-name="ce103" office:value-type="string" calcext:value-type="string">
            <text:p><text:s/>Left belt tensioner</text:p>
          </table:table-cell>
          <table:table-cell table:style-name="ce103" office:value-type="string" calcext:value-type="string">
            <text:p><text:s/>Belt tensioner (roller)</text:p>
          </table:table-cell>
          <table:table-cell table:style-name="ce103" office:value-type="string" calcext:value-type="string">
            <text:p><text:s/>Belt tensioner (fixed)</text:p>
          </table:table-cell>
          <table:table-cell table:style-name="ce103" office:value-type="string" calcext:value-type="string">
            <text:p><text:s/>Right belt tensioner</text:p>
          </table:table-cell>
          <table:table-cell table:style-name="ce103" office:value-type="string" calcext:value-type="string">
            <text:p><text:s/>X axis mechanical endstop</text:p>
          </table:table-cell>
          <table:table-cell table:style-name="ce103" office:value-type="string" calcext:value-type="string">
            <text:p><text:s/>Y axis mechanical endstop</text:p>
          </table:table-cell>
          <table:table-cell table:style-name="ce103" office:value-type="string" calcext:value-type="string">
            <text:p><text:s/>Lower frame</text:p>
          </table:table-cell>
          <table:table-cell table:style-name="ce103" office:value-type="string" calcext:value-type="string">
            <text:p><text:s/>Z axis</text:p>
          </table:table-cell>
          <table:table-cell table:style-name="ce103" office:value-type="string" calcext:value-type="string">
            <text:p><text:s/>Z axis guide</text:p>
          </table:table-cell>
          <table:table-cell table:style-name="ce103" office:value-type="string" calcext:value-type="string">
            <text:p><text:s/>Z axis drive</text:p>
          </table:table-cell>
          <table:table-cell table:style-name="ce103" office:value-type="string" calcext:value-type="string">
            <text:p><text:s/>Heatbed frame</text:p>
          </table:table-cell>
          <table:table-cell table:style-name="ce103" office:value-type="string" calcext:value-type="string">
            <text:p><text:s/>Bed arm</text:p>
          </table:table-cell>
          <table:table-cell table:style-name="ce103" office:value-type="string" calcext:value-type="string">
            <text:p><text:s/>Heatbed install</text:p>
          </table:table-cell>
          <table:table-cell table:style-name="ce103" office:value-type="string" calcext:value-type="string">
            <text:p><text:s/>Optical endstop install</text:p>
          </table:table-cell>
          <table:table-cell table:style-name="ce103" office:value-type="string" calcext:value-type="string">
            <text:p><text:s/>Optical endstop trigger</text:p>
          </table:table-cell>
          <table:table-cell table:style-name="ce103" office:value-type="string" calcext:value-type="string">
            <text:p><text:s/>Quad guide nut install</text:p>
          </table:table-cell>
          <table:table-cell table:style-name="ce103" office:value-type="string" calcext:value-type="string">
            <text:p><text:s/>Enclosure</text:p>
          </table:table-cell>
          <table:table-cell table:style-name="ce103" office:value-type="string" calcext:value-type="string">
            <text:p><text:s/>Front door</text:p>
          </table:table-cell>
          <table:table-cell table:style-name="ce103" office:value-type="string" calcext:value-type="string">
            <text:p><text:s/>Enclosure hinge</text:p>
          </table:table-cell>
          <table:table-cell table:style-name="ce103" office:value-type="string" calcext:value-type="string">
            <text:p><text:s/>Back door</text:p>
          </table:table-cell>
          <table:table-cell table:style-name="ce103" office:value-type="string" calcext:value-type="string">
            <text:p><text:s/>Back door lock </text:p>
          </table:table-cell>
          <table:table-cell table:style-name="ce103" office:value-type="string" calcext:value-type="string">
            <text:p><text:s/>Electronics</text:p>
          </table:table-cell>
          <table:table-cell table:style-name="ce103" office:value-type="string" calcext:value-type="string">
            <text:p><text:s/>Additions</text:p>
          </table:table-cell>
          <table:table-cell table:style-name="ce103" office:value-type="string" calcext:value-type="string">
            <text:p><text:s/>Inner spool holder</text:p>
          </table:table-cell>
          <table:table-cell table:style-name="ce103" office:value-type="string" calcext:value-type="string">
            <text:p><text:s/>Inner spool holder rocker</text:p>
          </table:table-cell>
          <table:table-cell table:style-name="ce103" office:value-type="string" calcext:value-type="string">
            <text:p><text:s/>Enclosure top</text:p>
          </table:table-cell>
          <table:table-cell table:style-name="ce103" office:value-type="string" calcext:value-type="string">
            <text:p><text:s/>Enclosure top hinge</text:p>
          </table:table-cell>
          <table:table-cell table:style-name="ce108" table:number-columns-repeated="969"/>
        </table:table-row>
        <table:table-row table:style-name="ro6">
          <table:covered-table-cell table:style-name="ce132"/>
          <table:covered-table-cell table:number-columns-repeated="5" table:style-name="ce90"/>
          <table:covered-table-cell table:number-columns-repeated="2" table:style-name="ce97"/>
          <table:table-cell table:style-name="ce99" office:value-type="string" calcext:value-type="string">
            <text:p>Ед.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104" table:formula="of:=IF([$Настройки.B4]=[$БД.A3];1;0)*[$Настройки.B3]" office:value-type="float" office:value="0" calcext:value-type="float">
            <text:p>0</text:p>
          </table:table-cell>
          <table:table-cell table:style-name="ce10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[$Настройки.B11]" office:value-type="float" office:value="2" calcext:value-type="float">
            <text:p>2</text:p>
          </table:table-cell>
          <table:table-cell table:style-name="ce104" table:formula="of:=[$Настройки.B12]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formula="of:=IF([Настройки.$B$10]=4;2;3)" office:value-type="float" office:value="3" calcext:value-type="float">
            <text:p>3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style-name="ce104" table:formula="of:=IF([$Настройки.B12]=4;2;0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formula="of:=[$Настройки.B3]" office:value-type="float" office:value="2" calcext:value-type="float">
            <text:p>2</text:p>
          </table:table-cell>
          <table:table-cell table:style-name="ce104" table:formula="of:=2*[.AP3]" office:value-type="float" office:value="4" calcext:value-type="float">
            <text:p>4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8" table:number-columns-repeated="969"/>
        </table:table-row>
        <table:table-row table:style-name="ro6">
          <table:table-cell table:style-name="ce84" office:value-type="string" calcext:value-type="string">
            <text:p>Наименование</text:p>
          </table:table-cell>
          <table:table-cell table:style-name="ce146" office:value-type="string" calcext:value-type="string">
            <text:p>Стандарт</text:p>
          </table:table-cell>
          <table:table-cell table:style-name="ce146" office:value-type="string" calcext:value-type="string">
            <text:p>Резьба</text:p>
          </table:table-cell>
          <table:table-cell table:style-name="ce146" office:value-type="string" calcext:value-type="string">
            <text:p>Цена/ед.</text:p>
          </table:table-cell>
          <table:table-cell table:style-name="ce146" office:value-type="string" calcext:value-type="string">
            <text:p>Кол-во</text:p>
          </table:table-cell>
          <table:table-cell table:style-name="ce146" office:value-type="string" calcext:value-type="string">
            <text:p>Цена всего</text:p>
          </table:table-cell>
          <table:table-cell table:style-name="ce146" office:value-type="string" calcext:value-type="string" table:number-columns-spanned="2" table:number-rows-spanned="1">
            <text:p>Ссылки</text:p>
          </table:table-cell>
          <table:covered-table-cell table:style-name="ce146" office:value-type="string" calcext:value-type="string">
            <text:p>Ссылка</text:p>
          </table:covered-table-cell>
          <table:table-cell table:style-name="ce158" table:number-columns-spanned="37" table:number-rows-spanned="1"/>
          <table:covered-table-cell table:number-columns-repeated="36" table:style-name="ce104"/>
          <table:table-cell table:style-name="ce108"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47" office:value-type="string" calcext:value-type="string" table:number-columns-spanned="1" table:number-rows-spanned="6">
            <text:p>ISO 7380-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" office:value-type="float" office:value="166" calcext:value-type="float">
            <text:p>166</text:p>
          </table:table-cell>
          <table:table-cell table:style-name="ce95" table:formula="of:=[.D5]*[.E5]" office:value-type="currency" office:currency="RUB" office:value="498" calcext:value-type="currency">
            <text:p>498,00 ₽</text:p>
          </table:table-cell>
          <table:table-cell table:style-name="ce147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59" table:number-columns-spanned="1" table:number-rows-spanned="40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float" office:value="3" calcext:value-type="float">
            <text:p>3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7"/>
          <table:table-cell table:style-name="ce105" office:value-type="float" office:value="68" calcext:value-type="float">
            <text:p>68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ISO 7380-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" office:value-type="float" office:value="18" calcext:value-type="float">
            <text:p>18</text:p>
          </table:table-cell>
          <table:table-cell table:style-name="ce95" table:formula="of:=[.D6]*[.E6]" office:value-type="currency" office:currency="RUB" office:value="54" calcext:value-type="currency">
            <text:p>54,00 ₽</text:p>
          </table:table-cell>
          <table:table-cell table:style-name="ce147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4"/>
          <table:table-cell table:style-name="ce106" office:value-type="float" office:value="8" calcext:value-type="float">
            <text:p>8</text:p>
          </table:table-cell>
          <table:table-cell table:style-name="ce106" table:number-columns-repeated="4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 table:number-columns-repeated="4"/>
          <table:table-cell table:style-name="ce105" office:value-type="float" office:value="1" calcext:value-type="float">
            <text:p>1</text:p>
          </table:table-cell>
          <table:table-cell table:style-name="ce105" table:number-columns-repeated="6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ISO 7380-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" office:value-type="float" office:value="0" calcext:value-type="float">
            <text:p>0</text:p>
          </table:table-cell>
          <table:table-cell table:style-name="ce95" table:formula="of:=[.D7]*[.E7]" office:value-type="currency" office:currency="RUB" office:value="0" calcext:value-type="currency">
            <text:p>0,00 ₽</text:p>
          </table:table-cell>
          <table:table-cell table:style-name="ce147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ISO 7380-1</text:p>
          </table:covered-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" office:value-type="float" office:value="45" calcext:value-type="float">
            <text:p>45</text:p>
          </table:table-cell>
          <table:table-cell table:style-name="ce95" table:formula="of:=[.D8]*[.E8]" office:value-type="currency" office:currency="RUB" office:value="225" calcext:value-type="currency">
            <text:p>225,00 ₽</text:p>
          </table:table-cell>
          <table:table-cell table:style-name="ce147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table:number-columns-repeated="2"/>
          <table:table-cell table:style-name="ce105"/>
          <table:table-cell table:style-name="ce106" table:formula="of:=IF([.AH3]=0;6;8)" office:value-type="float" office:value="6" calcext:value-type="float">
            <text:p>6</text:p>
          </table:table-cell>
          <table:table-cell table:style-name="ce106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ISO 7380-1</text:p>
          </table:covered-table-cell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" office:value-type="float" office:value="22" calcext:value-type="float">
            <text:p>22</text:p>
          </table:table-cell>
          <table:table-cell table:style-name="ce95" table:formula="of:=[.D9]*[.E9]" office:value-type="currency" office:currency="RUB" office:value="110" calcext:value-type="currency">
            <text:p>110,00 ₽</text:p>
          </table:table-cell>
          <table:table-cell table:style-name="ce147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0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ISO 7380-1</text:p>
          </table:covered-table-cell>
          <table:table-cell table:style-name="ce86" office:value-type="string" calcext:value-type="string">
            <text:p>М6х12</text:p>
          </table:table-cell>
          <table:table-cell table:style-name="ce95" office:value-type="currency" office:currency="RUB" office:value="7" calcext:value-type="currency">
            <text:p>7,00 ₽</text:p>
          </table:table-cell>
          <table:table-cell table:style-name="ce86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" office:value-type="float" office:value="42" calcext:value-type="float">
            <text:p>42</text:p>
          </table:table-cell>
          <table:table-cell table:style-name="ce95" table:formula="of:=[.D10]*[.E10]" office:value-type="currency" office:currency="RUB" office:value="294" calcext:value-type="currency">
            <text:p>294,00 ₽</text:p>
          </table:table-cell>
          <table:table-cell table:style-name="ce147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47"/>
          <table:table-cell table:style-name="ce105" office:value-type="float" office:value="34" calcext:value-type="float">
            <text:p>34</text:p>
          </table:table-cell>
          <table:table-cell table:style-name="ce105" table:number-columns-repeated="3"/>
          <table:table-cell table:style-name="ce106" table:number-columns-repeated="9"/>
          <table:table-cell table:style-name="ce105" table:number-columns-repeated="2"/>
          <table:table-cell table:style-name="ce105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37" office:value-type="string" calcext:value-type="string">
            <text:p>-||- с прессшайбой</text:p>
          </table:table-cell>
          <table:table-cell table:style-name="ce147" office:value-type="string" calcext:value-type="string">
            <text:p>ISO 7380-2</text:p>
          </table:table-cell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" office:value-type="float" office:value="201" calcext:value-type="float">
            <text:p>201</text:p>
          </table:table-cell>
          <table:table-cell table:style-name="ce95" table:formula="of:=[.D11]*[.E11]" office:value-type="currency" office:currency="RUB" office:value="603" calcext:value-type="currency">
            <text:p>603,00 ₽</text:p>
          </table:table-cell>
          <table:table-cell table:style-name="ce147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3"/>
          <table:table-cell table:style-name="ce107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47" office:value-type="string" calcext:value-type="string" table:number-columns-spanned="1" table:number-rows-spanned="13">
            <text:p>DIN 7991</text:p>
          </table:table-cell>
          <table:table-cell table:style-name="ce86" office:value-type="string" calcext:value-type="string">
            <text:p>М3х6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" office:value-type="float" office:value="8" calcext:value-type="float">
            <text:p>8</text:p>
          </table:table-cell>
          <table:table-cell table:style-name="ce95" table:formula="of:=[.D12]*[.E12]" office:value-type="currency" office:currency="RUB" office:value="24" calcext:value-type="currency">
            <text:p>24,00 ₽</text:p>
          </table:table-cell>
          <table:table-cell table:style-name="ce147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47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M3x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" office:value-type="float" office:value="8" calcext:value-type="float">
            <text:p>8</text:p>
          </table:table-cell>
          <table:table-cell table:style-name="ce95" table:formula="of:=[.D13]*[.E13]" office:value-type="currency" office:currency="RUB" office:value="24" calcext:value-type="currency">
            <text:p>24,00 ₽</text:p>
          </table:table-cell>
          <table:table-cell table:style-name="ce147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DIN 7991</text:p>
          </table:covered-table-cell>
          <table:table-cell table:style-name="ce86" office:value-type="string" calcext:value-type="string">
            <text:p>М3х12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" office:value-type="float" office:value="16" calcext:value-type="float">
            <text:p>16</text:p>
          </table:table-cell>
          <table:table-cell table:style-name="ce95" table:formula="of:=[.D14]*[.E14]" office:value-type="currency" office:currency="RUB" office:value="48" calcext:value-type="currency">
            <text:p>48,00 ₽</text:p>
          </table:table-cell>
          <table:table-cell table:style-name="ce147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47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DIN 7991</text:p>
          </table:covered-table-cell>
          <table:table-cell table:style-name="ce86" office:value-type="string" calcext:value-type="string">
            <text:p>М3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" office:value-type="float" office:value="20" calcext:value-type="float">
            <text:p>20</text:p>
          </table:table-cell>
          <table:table-cell table:style-name="ce95" table:formula="of:=[.D15]*[.E15]" office:value-type="currency" office:currency="RUB" office:value="80" calcext:value-type="currency">
            <text:p>80,00 ₽</text:p>
          </table:table-cell>
          <table:table-cell table:style-name="ce147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2" calcext:value-type="float">
            <text:p>2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3х18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" office:value-type="float" office:value="8" calcext:value-type="float">
            <text:p>8</text:p>
          </table:table-cell>
          <table:table-cell table:style-name="ce95" table:formula="of:=[.D16]*[.E16]" office:value-type="currency" office:currency="RUB" office:value="32" calcext:value-type="currency">
            <text:p>32,00 ₽</text:p>
          </table:table-cell>
          <table:table-cell table:style-name="ce147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DIN 7991</text:p>
          </table:covered-table-cell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" office:value-type="float" office:value="8" calcext:value-type="float">
            <text:p>8</text:p>
          </table:table-cell>
          <table:table-cell table:style-name="ce95" table:formula="of:=[.D17]*[.E17]" office:value-type="currency" office:currency="RUB" office:value="40" calcext:value-type="currency">
            <text:p>40,00 ₽</text:p>
          </table:table-cell>
          <table:table-cell table:style-name="ce147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6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5"/>
          <table:table-cell table:style-name="ce105" office:value-type="float" office:value="1" calcext:value-type="float">
            <text:p>1</text:p>
          </table:table-cell>
          <table:table-cell table:style-name="ce105" table:number-columns-repeated="8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DIN 7991</text:p>
          </table:covered-table-cell>
          <table:table-cell table:style-name="ce86" office:value-type="string" calcext:value-type="string">
            <text:p>М3х30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" office:value-type="float" office:value="6" calcext:value-type="float">
            <text:p>6</text:p>
          </table:table-cell>
          <table:table-cell table:style-name="ce95" table:formula="of:=[.D18]*[.E18]" office:value-type="currency" office:currency="RUB" office:value="36" calcext:value-type="currency">
            <text:p>36,00 ₽</text:p>
          </table:table-cell>
          <table:table-cell table:style-name="ce147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6"/>
          <table:table-cell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1" calcext:value-type="float">
            <text:p>1</text:p>
          </table:table-cell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DIN 7991</text:p>
          </table:covered-table-cell>
          <table:table-cell table:style-name="ce86" office:value-type="string" calcext:value-type="string">
            <text:p>М3х35</text:p>
          </table:table-cell>
          <table:table-cell table:style-name="ce95" office:value-type="currency" office:currency="RUB" office:value="6" calcext:value-type="currency">
            <text:p>6,00 ₽</text:p>
          </table:table-cell>
          <table:table-cell table:style-name="ce86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" office:value-type="float" office:value="12" calcext:value-type="float">
            <text:p>12</text:p>
          </table:table-cell>
          <table:table-cell table:style-name="ce95" table:formula="of:=[.D19]*[.E19]" office:value-type="currency" office:currency="RUB" office:value="72" calcext:value-type="currency">
            <text:p>72,00 ₽</text:p>
          </table:table-cell>
          <table:table-cell table:style-name="ce147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47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/>
          <table:table-cell table:number-columns-repeated="3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 office:value-type="string" calcext:value-type="string">
            <text:p>DIN 7991</text:p>
          </table:covered-table-cell>
          <table:table-cell table:style-name="ce86" office:value-type="string" calcext:value-type="string">
            <text:p>М3х50</text:p>
          </table:table-cell>
          <table:table-cell table:style-name="ce95" office:value-type="currency" office:currency="RUB" office:value="10" calcext:value-type="currency">
            <text:p>10,00 ₽</text:p>
          </table:table-cell>
          <table:table-cell table:style-name="ce86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" office:value-type="float" office:value="10" calcext:value-type="float">
            <text:p>10</text:p>
          </table:table-cell>
          <table:table-cell table:style-name="ce95" table:formula="of:=[.D20]*[.E20]" office:value-type="currency" office:currency="RUB" office:value="100" calcext:value-type="currency">
            <text:p>100,00 ₽</text:p>
          </table:table-cell>
          <table:table-cell table:style-name="ce147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4"/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4х8</text:p>
          </table:table-cell>
          <table:table-cell table:style-name="ce95" office:value-type="currency" office:currency="RUB" office:value="3" calcext:value-type="currency">
            <text:p>3,00 ₽</text:p>
          </table:table-cell>
          <table:table-cell table:style-name="ce86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" office:value-type="float" office:value="29" calcext:value-type="float">
            <text:p>29</text:p>
          </table:table-cell>
          <table:table-cell table:style-name="ce95" table:formula="of:=[.D21]*[.E21]" office:value-type="currency" office:currency="RUB" office:value="87" calcext:value-type="currency">
            <text:p>87,00 ₽</text:p>
          </table:table-cell>
          <table:table-cell table:style-name="ce147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style-name="ce106" table:number-columns-repeated="4"/>
          <table:table-cell table:style-name="ce105" table:number-columns-repeated="4"/>
          <table:table-cell table:style-name="ce106" office:value-type="float" office:value="6" calcext:value-type="float">
            <text:p>6</text:p>
          </table:table-cell>
          <table:table-cell table:style-name="ce106"/>
          <table:table-cell table:style-name="ce105"/>
          <table:table-cell table:style-name="ce106" table:formula="of:=[Настройки.$B$10]/[.AD3]" office:value-type="float" office:value="2" calcext:value-type="float">
            <text:p>2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5" table:number-columns-repeated="11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4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" office:value-type="float" office:value="8" calcext:value-type="float">
            <text:p>8</text:p>
          </table:table-cell>
          <table:table-cell table:style-name="ce95" table:formula="of:=[.D22]*[.E22]" office:value-type="currency" office:currency="RUB" office:value="32" calcext:value-type="currency">
            <text:p>32,00 ₽</text:p>
          </table:table-cell>
          <table:table-cell table:style-name="ce147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47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2" calcext:value-type="float">
            <text:p>2</text:p>
          </table:table-cell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5х12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" office:value-type="float" office:value="24" calcext:value-type="float">
            <text:p>24</text:p>
          </table:table-cell>
          <table:table-cell table:style-name="ce95" table:formula="of:=[.D23]*[.E23]" office:value-type="currency" office:currency="RUB" office:value="96" calcext:value-type="currency">
            <text:p>96,00 ₽</text:p>
          </table:table-cell>
          <table:table-cell table:style-name="ce147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" office:value-type="float" office:value="2" calcext:value-type="float">
            <text:p>2</text:p>
          </table:table-cell>
          <table:table-cell table:style-name="ce95" table:formula="of:=[.D24]*[.E24]" office:value-type="currency" office:currency="RUB" office:value="10" calcext:value-type="currency">
            <text:p>10,00 ₽</text:p>
          </table:table-cell>
          <table:table-cell table:style-name="ce147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21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06" office:value-type="float" office:value="1" calcext:value-type="float">
            <text:p>1</text:p>
          </table:table-cell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5">
            <text:p>Винт с цилиндрической головкой и шестигранным углублением под ключ</text:p>
          </table:table-cell>
          <table:table-cell table:style-name="ce147" office:value-type="string" calcext:value-type="string" table:number-columns-spanned="1" table:number-rows-spanned="5">
            <text:p>DIN 912</text:p>
          </table:table-cell>
          <table:table-cell table:style-name="ce86" office:value-type="string" calcext:value-type="string">
            <text:p>М2.5х8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" office:value-type="float" office:value="0" calcext:value-type="float">
            <text:p>0</text:p>
          </table:table-cell>
          <table:table-cell table:style-name="ce95" table:formula="of:=[.D25]*[.E25]" office:value-type="currency" office:currency="RUB" office:value="0" calcext:value-type="currency">
            <text:p>0,00 ₽</text:p>
          </table:table-cell>
          <table:table-cell table:style-name="ce147" office:value-type="string" calcext:value-type="string">
            <text:p><text:a xlink:href="https://krepcom.ru/catalog/bolty-razdel/bolt_vint_s_vnutrennim_shestigrannikom_i_tsilindricheskoy_golovkoy_din_912_2_5kh8_nerzhaveyka_a4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2_5kh8_v_sh_nerzh_a2_din_912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3х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" office:value-type="float" office:value="56" calcext:value-type="float">
            <text:p>56</text:p>
          </table:table-cell>
          <table:table-cell table:style-name="ce95" table:formula="of:=[.D26]*[.E26]" office:value-type="currency" office:currency="RUB" office:value="112" calcext:value-type="currency">
            <text:p>112,00 ₽</text:p>
          </table:table-cell>
          <table:table-cell table:style-name="ce147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47"/>
          <table:table-cell table:style-name="ce105"/>
          <table:table-cell table:style-name="ce105" table:formula="of:=FLOOR([$'Покупные изделия'.D31]/30;1)*2" office:value-type="float" office:value="20" calcext:value-type="float">
            <text:p>20</text:p>
          </table:table-cell>
          <table:table-cell table:style-name="ce105" table:formula="of:=CEILING([$'Покупные изделия'.D25]/20;1)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5"/>
          <table:table-cell table:style-name="ce106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number-columns-repeated="13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3х20</text:p>
          </table:table-cell>
          <table:table-cell table:style-name="ce95" office:value-type="currency" office:currency="RUB" office:value="5" calcext:value-type="currency">
            <text:p>5,00 ₽</text:p>
          </table:table-cell>
          <table:table-cell table:style-name="ce86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" office:value-type="float" office:value="8" calcext:value-type="float">
            <text:p>8</text:p>
          </table:table-cell>
          <table:table-cell table:style-name="ce95" table:formula="of:=[.D27]*[.E27]" office:value-type="currency" office:currency="RUB" office:value="40" calcext:value-type="currency">
            <text:p>40,00 ₽</text:p>
          </table:table-cell>
          <table:table-cell table:style-name="ce147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4"/>
          <table:table-cell table:style-name="ce106" office:value-type="float" office:value="2" calcext:value-type="float">
            <text:p>2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3х40</text:p>
          </table:table-cell>
          <table:table-cell table:style-name="ce95" office:value-type="currency" office:currency="RUB" office:value="8" calcext:value-type="currency">
            <text:p>8,00 ₽</text:p>
          </table:table-cell>
          <table:table-cell table:style-name="ce86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" office:value-type="float" office:value="0" calcext:value-type="float">
            <text:p>0</text:p>
          </table:table-cell>
          <table:table-cell table:style-name="ce95" table:formula="of:=[.D28]*[.E28]" office:value-type="currency" office:currency="RUB" office:value="0" calcext:value-type="currency">
            <text:p>0,00 ₽</text:p>
          </table:table-cell>
          <table:table-cell table:style-name="ce147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7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5х16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" office:value-type="float" office:value="2" calcext:value-type="float">
            <text:p>2</text:p>
          </table:table-cell>
          <table:table-cell table:style-name="ce95" table:formula="of:=[.D29]*[.E29]" office:value-type="currency" office:currency="RUB" office:value="8" calcext:value-type="currency">
            <text:p>8,00 ₽</text:p>
          </table:table-cell>
          <table:table-cell table:style-name="ce147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21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7"/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7" office:value-type="string" calcext:value-type="string">
            <text:p>Болт</text:p>
          </table:table-cell>
          <table:table-cell table:style-name="ce147" office:value-type="string" calcext:value-type="string">
            <text:p>DIN 933</text:p>
          </table:table-cell>
          <table:table-cell table:style-name="ce86" office:value-type="string" calcext:value-type="string">
            <text:p>М5х50</text:p>
          </table:table-cell>
          <table:table-cell table:style-name="ce95" office:value-type="currency" office:currency="RUB" office:value="4" calcext:value-type="currency">
            <text:p>4,00 ₽</text:p>
          </table:table-cell>
          <table:table-cell table:style-name="ce86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" office:value-type="float" office:value="4" calcext:value-type="float">
            <text:p>4</text:p>
          </table:table-cell>
          <table:table-cell table:style-name="ce95" table:formula="of:=[.D30]*[.E30]" office:value-type="currency" office:currency="RUB" office:value="16" calcext:value-type="currency">
            <text:p>16,00 ₽</text:p>
          </table:table-cell>
          <table:table-cell table:style-name="ce147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21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3">
            <text:p>Гайка шестигранная</text:p>
          </table:table-cell>
          <table:table-cell table:style-name="ce147" office:value-type="string" calcext:value-type="string" table:number-columns-spanned="1" table:number-rows-spanned="3">
            <text:p>DIN 934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" office:value-type="float" office:value="60" calcext:value-type="float">
            <text:p>60</text:p>
          </table:table-cell>
          <table:table-cell table:style-name="ce95" table:formula="of:=[.D31]*[.E31]" office:value-type="currency" office:currency="RUB" office:value="120" calcext:value-type="currency">
            <text:p>120,00 ₽</text:p>
          </table:table-cell>
          <table:table-cell table:style-name="ce147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47"/>
          <table:table-cell table:style-name="ce105" table:number-columns-repeated="3"/>
          <table:table-cell table:style-name="ce105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style-name="ce106" table:number-columns-repeated="5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5"/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number-columns-repeated="6"/>
          <table:table-cell table:style-name="ce105" office:value-type="float" office:value="5" calcext:value-type="float">
            <text:p>5</text:p>
          </table:table-cell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" office:value-type="float" office:value="6" calcext:value-type="float">
            <text:p>6</text:p>
          </table:table-cell>
          <table:table-cell table:style-name="ce95" table:formula="of:=[.D32]*[.E32]" office:value-type="currency" office:currency="RUB" office:value="12" calcext:value-type="currency">
            <text:p>12,00 ₽</text:p>
          </table:table-cell>
          <table:table-cell table:style-name="ce147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21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5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" office:value-type="float" office:value="4" calcext:value-type="float">
            <text:p>4</text:p>
          </table:table-cell>
          <table:table-cell table:style-name="ce95" table:formula="of:=[.D33]*[.E33]" office:value-type="currency" office:currency="RUB" office:value="8" calcext:value-type="currency">
            <text:p>8,00 ₽</text:p>
          </table:table-cell>
          <table:table-cell table:style-name="ce147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21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6"/>
          <table:table-cell table:number-columns-repeated="2" table:style-name="ce106" office:value-type="float" office:value="1" calcext:value-type="float">
            <text:p>1</text:p>
          </table:table-cell>
          <table:table-cell table:style-name="ce10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8" office:value-type="string" calcext:value-type="string" table:number-columns-spanned="1" table:number-rows-spanned="2">
            <text:p>Т-гайка</text:p>
          </table:table-cell>
          <table:table-cell table:style-name="ce147" table:number-columns-spanned="1" table:number-rows-spanned="2"/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" office:value-type="float" office:value="46" calcext:value-type="float">
            <text:p>46</text:p>
          </table:table-cell>
          <table:table-cell table:style-name="ce95" table:formula="of:=[.D34]*[.E34]" office:value-type="currency" office:currency="RUB" office:value="271.4" calcext:value-type="currency">
            <text:p>271,40 ₽</text:p>
          </table:table-cell>
          <table:table-cell table:style-name="ce147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47"/>
          <table:table-cell table:style-name="ce105"/>
          <table:table-cell table:style-name="ce105" table:formula="of:=[.K26]" office:value-type="float" office:value="20" calcext:value-type="float">
            <text:p>20</text:p>
          </table:table-cell>
          <table:table-cell table:style-name="ce105" table:formula="of:=[.L26]" office:value-type="float" office:value="26" calcext:value-type="float">
            <text:p>26</text:p>
          </table:table-cell>
          <table:table-cell table:style-name="ce105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8"/>
          <table:covered-table-cell table:style-name="ce147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5.9" calcext:value-type="currency">
            <text:p>5,90 ₽</text:p>
          </table:table-cell>
          <table:table-cell table:style-name="ce86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" office:value-type="float" office:value="271" calcext:value-type="float">
            <text:p>271</text:p>
          </table:table-cell>
          <table:table-cell table:style-name="ce95" table:formula="of:=[.D35]*[.E35]" office:value-type="currency" office:currency="RUB" office:value="1598.9" calcext:value-type="currency">
            <text:p>1 598,90 ₽</text:p>
          </table:table-cell>
          <table:table-cell table:style-name="ce147"/>
          <table:table-cell table:style-name="ce21" office:value-type="string" calcext:value-type="string">
            <text:p><text:a xlink:href="https://aliclick.shop/s/98tdf1" xlink:type="simple">AE</text:a></text:p>
          </table:table-cell>
          <table:covered-table-cell table:style-name="ce147"/>
          <table:table-cell table:style-name="ce105" table:number-columns-repeated="3"/>
          <table:table-cell table:style-name="ce105" office:value-type="float" office:value="2" calcext:value-type="float">
            <text:p>2</text:p>
          </table:table-cell>
          <table:table-cell table:style-name="ce106" table:number-columns-repeated="3"/>
          <table:table-cell table:style-name="ce106" office:value-type="float" office:value="4" calcext:value-type="float">
            <text:p>4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3" calcext:value-type="float">
            <text:p>3</text:p>
          </table:table-cell>
          <table:table-cell table:style-name="ce105"/>
          <table:table-cell table:style-name="ce106" table:formula="of:=[.AD21]+[.AD8]" office:value-type="float" office:value="8" calcext:value-type="float">
            <text:p>8</text:p>
          </table:table-cell>
          <table:table-cell table:style-name="ce106"/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4" calcext:value-type="float">
            <text:p>4</text:p>
          </table:table-cell>
          <table:table-cell table:style-name="ce107" table:formula="of:=[.AI11]" office:value-type="float" office:value="201" calcext:value-type="float">
            <text:p>201</text:p>
          </table:table-cell>
          <table:table-cell table:style-name="ce105" table:number-columns-repeated="10"/>
          <table:table-cell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2">
            <text:p>Резьбовая вставка</text:p>
          </table:table-cell>
          <table:table-cell table:style-name="ce147" table:number-columns-spanned="1" table:number-rows-spanned="2"/>
          <table:table-cell table:style-name="ce86" office:value-type="string" calcext:value-type="string">
            <text:p>М3х3</text:p>
          </table:table-cell>
          <table:table-cell table:style-name="ce95" office:value-type="currency" office:currency="RUB" office:value="1.02" calcext:value-type="currency">
            <text:p>1,02 ₽</text:p>
          </table:table-cell>
          <table:table-cell table:style-name="ce86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" office:value-type="float" office:value="8" calcext:value-type="float">
            <text:p>8</text:p>
          </table:table-cell>
          <table:table-cell table:style-name="ce95" table:formula="of:=[.D36]*[.E36]" office:value-type="currency" office:currency="RUB" office:value="8.16" calcext:value-type="currency">
            <text:p>8,16 ₽</text:p>
          </table:table-cell>
          <table:table-cell table:style-name="ce147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2"/>
          <table:table-cell table:style-name="ce106" office:value-type="float" office:value="4" calcext:value-type="float">
            <text:p>4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3х5</text:p>
          </table:table-cell>
          <table:table-cell table:style-name="ce95" office:value-type="currency" office:currency="RUB" office:value="2.23" calcext:value-type="currency">
            <text:p>2,23 ₽</text:p>
          </table:table-cell>
          <table:table-cell table:style-name="ce86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" office:value-type="float" office:value="10" calcext:value-type="float">
            <text:p>10</text:p>
          </table:table-cell>
          <table:table-cell table:style-name="ce95" table:formula="of:=[.D37]*[.E37]" office:value-type="currency" office:currency="RUB" office:value="22.3" calcext:value-type="currency">
            <text:p>22,30 ₽</text:p>
          </table:table-cell>
          <table:table-cell table:style-name="ce147"/>
          <table:table-cell table:style-name="ce21" office:value-type="string" calcext:value-type="string">
            <text:p><text:a xlink:href="https://aliclick.shop/s/wmicc9" xlink:type="simple">AE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2"/>
          <table:table-cell table:style-name="ce106" office:value-type="float" office:value="2" calcext:value-type="float">
            <text:p>2</text:p>
          </table:table-cell>
          <table:table-cell table:style-name="ce106" table:number-columns-repeated="6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/>
          <table:table-cell table:style-name="ce106" table:formula="of:=[$Настройки.$B$10]" office:value-type="float" office:value="6" calcext:value-type="float">
            <text:p>6</text:p>
          </table:table-cell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3">
            <text:p>Шайба</text:p>
          </table:table-cell>
          <table:table-cell table:style-name="ce147" office:value-type="string" calcext:value-type="string" table:number-columns-spanned="1" table:number-rows-spanned="3">
            <text:p>DIN 125</text:p>
          </table:table-cell>
          <table:table-cell table:style-name="ce86" office:value-type="string" calcext:value-type="string">
            <text:p>М3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" office:value-type="float" office:value="0" calcext:value-type="float">
            <text:p>0</text:p>
          </table:table-cell>
          <table:table-cell table:style-name="ce95" table:formula="of:=[.D38]*[.E38]" office:value-type="currency" office:currency="RUB" office:value="0" calcext:value-type="currency">
            <text:p>0,00 ₽</text:p>
          </table:table-cell>
          <table:table-cell table:style-name="ce147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4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" office:value-type="float" office:value="6" calcext:value-type="float">
            <text:p>6</text:p>
          </table:table-cell>
          <table:table-cell table:style-name="ce95" table:formula="of:=[.D39]*[.E39]" office:value-type="currency" office:currency="RUB" office:value="12" calcext:value-type="currency">
            <text:p>12,00 ₽</text:p>
          </table:table-cell>
          <table:table-cell table:style-name="ce147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21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covered-table-cell table:style-name="ce147"/>
          <table:table-cell table:style-name="ce86" office:value-type="string" calcext:value-type="string">
            <text:p>М8</text:p>
          </table:table-cell>
          <table:table-cell table:style-name="ce95" office:value-type="currency" office:currency="RUB" office:value="2" calcext:value-type="currency">
            <text:p>2,00 ₽</text:p>
          </table:table-cell>
          <table:table-cell table:style-name="ce86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" office:value-type="float" office:value="0" calcext:value-type="float">
            <text:p>0</text:p>
          </table:table-cell>
          <table:table-cell table:style-name="ce95" table:formula="of:=[.D40]*[.E40]" office:value-type="currency" office:currency="RUB" office:value="0" calcext:value-type="currency">
            <text:p>0,00 ₽</text:p>
          </table:table-cell>
          <table:table-cell table:style-name="ce147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21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table-cell table:style-name="ce137" office:value-type="string" calcext:value-type="string" table:number-columns-spanned="1" table:number-rows-spanned="4">
            <text:p>Подшипник</text:p>
          </table:table-cell>
          <table:table-cell table:style-name="ce138" office:value-type="string" calcext:value-type="string" table:number-columns-spanned="2" table:number-rows-spanned="1">
            <text:p>623 (zz или rs)</text:p>
          </table:table-cell>
          <table:covered-table-cell table:style-name="ce138"/>
          <table:table-cell table:style-name="ce95" office:value-type="currency" office:currency="RUB" office:value="33.5" calcext:value-type="currency">
            <text:p>33,50 ₽</text:p>
          </table:table-cell>
          <table:table-cell table:style-name="ce86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" office:value-type="float" office:value="19" calcext:value-type="float">
            <text:p>19</text:p>
          </table:table-cell>
          <table:table-cell table:style-name="ce95" table:formula="of:=[.D41]*[.E41]" office:value-type="currency" office:currency="RUB" office:value="636.5" calcext:value-type="currency">
            <text:p>636,50 ₽</text:p>
          </table:table-cell>
          <table:table-cell table:style-name="ce147"/>
          <table:table-cell table:style-name="ce21" office:value-type="string" calcext:value-type="string">
            <text:p><text:a xlink:href="https://aliclick.shop/s/ynp7je" xlink:type="simple">AE</text:a></text:p>
          </table:table-cell>
          <table:covered-table-cell table:style-name="ce147"/>
          <table:table-cell table:style-name="ce105" table:number-columns-repeated="4"/>
          <table:table-cell table:style-name="ce106" office:value-type="float" office:value="1" calcext:value-type="float">
            <text:p>1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table-cell table:style-name="ce138" office:value-type="string" calcext:value-type="string" table:number-columns-spanned="2" table:number-rows-spanned="1">
            <text:p>F623 (zz или rs)</text:p>
          </table:table-cell>
          <table:covered-table-cell table:style-name="ce138"/>
          <table:table-cell table:style-name="ce95" office:value-type="currency" office:currency="RUB" office:value="31.1" calcext:value-type="currency">
            <text:p>31,10 ₽</text:p>
          </table:table-cell>
          <table:table-cell table:style-name="ce86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" office:value-type="float" office:value="38" calcext:value-type="float">
            <text:p>38</text:p>
          </table:table-cell>
          <table:table-cell table:style-name="ce95" table:formula="of:=[.D42]*[.E42]" office:value-type="currency" office:currency="RUB" office:value="1181.8" calcext:value-type="currency">
            <text:p>1 181,80 ₽</text:p>
          </table:table-cell>
          <table:table-cell table:style-name="ce147"/>
          <table:table-cell table:style-name="ce21" office:value-type="string" calcext:value-type="string">
            <text:p><text:a xlink:href="https://aliclick.shop/s/fcdz1a" xlink:type="simple">AE</text:a></text:p>
          </table:table-cell>
          <table:covered-table-cell table:style-name="ce147"/>
          <table:table-cell table:style-name="ce105" table:number-columns-repeated="4"/>
          <table:table-cell table:style-name="ce106" office:value-type="float" office:value="2" calcext:value-type="float">
            <text:p>2</text:p>
          </table:table-cell>
          <table:table-cell table:style-name="ce106" table:number-columns-repeated="8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11">
          <table:covered-table-cell table:style-name="ce137"/>
          <table:table-cell table:style-name="ce138" office:value-type="string" calcext:value-type="string" table:number-columns-spanned="2" table:number-rows-spanned="1">
            <text:p>F695 (zz или rs)</text:p>
          </table:table-cell>
          <table:covered-table-cell table:style-name="ce138"/>
          <table:table-cell table:style-name="ce95" office:value-type="currency" office:currency="RUB" office:value="31.3" calcext:value-type="currency">
            <text:p>31,30 ₽</text:p>
          </table:table-cell>
          <table:table-cell table:style-name="ce86" table:formula="of:=[.J43]*[.$J$3]+[.K43]*[.$K$3]+[.L43]*[.$L$3]+[.M43]*[.$M$3]+[.N43]*[.$N$3]+[.O43]*[.$O$3]+[.P43]*[.$P$3]+[.Q43]*[.$Q$3]+[.R43]*[.$R$3]+[.S43]*[.$S$3]+[.T43]*[.$T$3]+[.U43]*[.$U$3]+[.V43]*[.$V$3]+[.W43]*[.$W$3]+[.X43]*[.$X$3]+[.Y43]*[.$Y$3]+[.Z43]*[.$Z$3]+[.AA43]*[.$AA$3]+[.AB43]*[.$AB$3]+[.AC43]*[.$AC$3]+[.AD43]*[.$AD$3]+[.AE43]*[.$AE$3]+[.AF43]*[.$AF$3]+[.AG43]*[.$AG$3]+[.AH43]*[.$AH$3]+[.AI43]*[.$AI$3]+[.AJ43]*[.$AJ$3]+[.AK43]*[.$AK$3]+[.AL43]*[.$AL$3]+[.AM43]*[.$AM$3]+[.AN43]*[.$AN$3]+[.AO43]*[.$AO$3]+[.AP43]*[.$AP$3]+[.AQ43]*[.$AQ$3]+[.AR43]*[.$AR$3]+[.AS43]*[.$AS$3]" office:value-type="float" office:value="24" calcext:value-type="float">
            <text:p>24</text:p>
          </table:table-cell>
          <table:table-cell table:style-name="ce95" table:formula="of:=[.D43]*[.E43]" office:value-type="currency" office:currency="RUB" office:value="751.2" calcext:value-type="currency">
            <text:p>751,20 ₽</text:p>
          </table:table-cell>
          <table:table-cell table:style-name="ce147"/>
          <table:table-cell table:style-name="ce21" office:value-type="string" calcext:value-type="string">
            <text:p><text:a xlink:href="https://aliclick.shop/s/nh5fvo" xlink:type="simple">AE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1"/>
          <table:table-cell table:style-name="ce105" office:value-type="float" office:value="6" calcext:value-type="float">
            <text:p>6</text:p>
          </table:table-cell>
          <table:table-cell table:style-name="ce105" table:number-columns-repeated="2"/>
          <table:table-cell table:number-columns-repeated="969"/>
        </table:table-row>
        <table:table-row table:style-name="ro11">
          <table:covered-table-cell table:style-name="ce137"/>
          <table:table-cell table:style-name="ce138" office:value-type="string" calcext:value-type="string" table:number-columns-spanned="2" table:number-rows-spanned="1">
            <text:p>F688 (zz или rs)</text:p>
          </table:table-cell>
          <table:covered-table-cell table:style-name="ce138"/>
          <table:table-cell table:style-name="ce95" office:value-type="currency" office:currency="RUB" office:value="37.6" calcext:value-type="currency">
            <text:p>37,60 ₽</text:p>
          </table:table-cell>
          <table:table-cell table:style-name="ce86" table:formula="of:=[.J44]*[.$J$3]+[.K44]*[.$K$3]+[.L44]*[.$L$3]+[.M44]*[.$M$3]+[.N44]*[.$N$3]+[.O44]*[.$O$3]+[.P44]*[.$P$3]+[.Q44]*[.$Q$3]+[.R44]*[.$R$3]+[.S44]*[.$S$3]+[.T44]*[.$T$3]+[.U44]*[.$U$3]+[.V44]*[.$V$3]+[.W44]*[.$W$3]+[.X44]*[.$X$3]+[.Y44]*[.$Y$3]+[.Z44]*[.$Z$3]+[.AA44]*[.$AA$3]+[.AB44]*[.$AB$3]+[.AC44]*[.$AC$3]+[.AD44]*[.$AD$3]+[.AE44]*[.$AE$3]+[.AF44]*[.$AF$3]+[.AG44]*[.$AG$3]+[.AH44]*[.$AH$3]+[.AI44]*[.$AI$3]+[.AJ44]*[.$AJ$3]+[.AK44]*[.$AK$3]+[.AL44]*[.$AL$3]+[.AM44]*[.$AM$3]+[.AN44]*[.$AN$3]+[.AO44]*[.$AO$3]+[.AP44]*[.$AP$3]+[.AQ44]*[.$AQ$3]+[.AR44]*[.$AR$3]+[.AS44]*[.$AS$3]" office:value-type="float" office:value="0" calcext:value-type="float">
            <text:p>0</text:p>
          </table:table-cell>
          <table:table-cell table:style-name="ce95" table:formula="of:=[.D44]*[.E44]" office:value-type="currency" office:currency="RUB" office:value="0" calcext:value-type="currency">
            <text:p>0,00 ₽</text:p>
          </table:table-cell>
          <table:table-cell table:style-name="ce147"/>
          <table:table-cell table:style-name="ce21" office:value-type="string" calcext:value-type="string">
            <text:p><text:a xlink:href="https://aliclick.shop/s/db73tn" xlink:type="simple">AE</text:a></text:p>
          </table:table-cell>
          <table:covered-table-cell table:style-name="ce147"/>
          <table:table-cell table:style-name="ce105" table:number-columns-repeated="4"/>
          <table:table-cell table:style-name="ce106" table:number-columns-repeated="9"/>
          <table:table-cell table:style-name="ce105" table:number-columns-repeated="4"/>
          <table:table-cell table:style-name="ce106" table:number-columns-repeated="2"/>
          <table:table-cell table:style-name="ce105"/>
          <table:table-cell table:style-name="ce106" table:number-columns-repeated="2"/>
          <table:table-cell table:style-name="ce105" table:number-columns-repeated="14"/>
          <table:table-cell table:number-columns-repeated="969"/>
        </table:table-row>
        <table:table-row table:style-name="ro6">
          <table:table-cell table:style-name="ce87" office:value-type="string" calcext:value-type="string" table:number-columns-spanned="5" table:number-rows-spanned="1">
            <text:p>Итого:</text:p>
          </table:table-cell>
          <table:covered-table-cell table:style-name="ce147"/>
          <table:covered-table-cell table:style-name="ce138"/>
          <table:covered-table-cell table:number-columns-repeated="2" table:style-name="ce147"/>
          <table:table-cell table:style-name="ce96" table:formula="of:=SUM([.F5:.F44])" office:value-type="currency" office:currency="RUB" office:value="7263.26" calcext:value-type="currency">
            <text:p>7 263,26 ₽</text:p>
          </table:table-cell>
          <table:table-cell table:number-columns-repeated="1008"/>
        </table:table-row>
        <table:table-row table:style-name="ro6" table:number-rows-repeated="33">
          <table:table-cell table:number-columns-repeated="2"/>
          <table:table-cell table:style-name="ce94"/>
          <table:table-cell table:number-columns-repeated="1011"/>
        </table:table-row>
        <table:table-row table:style-name="ro6" table:number-rows-repeated="1048497">
          <table:table-cell table:number-columns-repeated="1014"/>
        </table:table-row>
        <table:table-row table:style-name="ro6">
          <table:table-cell table:number-columns-repeated="1014"/>
        </table:table-row>
      </table:table>
      <table:table table:name="Профиль алюминиевый" table:style-name="ta1">
        <office:forms form:automatic-focus="false" form:apply-design-mode="false"/>
        <table:table-column table:style-name="co18" table:default-cell-style-name="ce242"/>
        <table:table-column table:style-name="co19" table:default-cell-style-name="ce242"/>
        <table:table-column table:style-name="co4" table:default-cell-style-name="ce242"/>
        <table:table-column table:style-name="co20" table:default-cell-style-name="ce242"/>
        <table:table-column table:style-name="co21" table:number-columns-repeated="2" table:default-cell-style-name="ce242"/>
        <table:table-column table:style-name="co21" table:default-cell-style-name="ce200"/>
        <table:table-column table:style-name="co4" table:number-columns-repeated="1016" table:default-cell-style-name="ce242"/>
        <table:table-row table:style-name="ro16">
          <table:table-cell table:style-name="ce109" office:value-type="string" calcext:value-type="string" table:number-columns-spanned="7" table:number-rows-spanned="1">
            <text:p><text:span text:style-name="T3">На данном листе производится расчёт параметров алюминиевого профиля. </text:span></text:p>
            <text:p/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Так что можно сэкономить поставив облегченный профиль. <text:span text:style-name="T4">В случае, если вы хотите собрать раму на полнотелом профиле, профиль для балки оси Х всё равно возьмите облегченный.</text:span></text:p>
            <text:p/>
            <text:p>Автор не сотрудничает с магазинами, предоставляющими профиль, все ссылки указаны для ознакомления. Тем не менее, 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Default"/>
          <table:table-cell table:style-name="Default" table:number-columns-repeated="1016"/>
        </table:table-row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177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6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177"/>
          <table:table-cell table:number-columns-repeated="1016"/>
        </table:table-row>
        <table:table-row table:style-name="ro6">
          <table:table-cell table:style-name="ce169" office:value-type="string" calcext:value-type="string">
            <text:p>Продольная балка портала</text:p>
          </table:table-cell>
          <table:table-cell table:style-name="ce169" table:content-validation-name="val12" office:value-type="string" calcext:value-type="string">
            <text:p>206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4]*[.D4]*[.E4]+[.F4]*[.D4]" office:value-type="currency" office:currency="RUB" office:value="1073.2" calcext:value-type="currency">
            <text:p>1 073,2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оперечная балка портал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1]" office:value-type="float" office:value="670" calcext:value-type="float">
            <text:p>67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5]*[.D5]*[.E5]+[.F5]*[.D5]" office:value-type="currency" office:currency="RUB" office:value="596.1" calcext:value-type="currency">
            <text:p>596,1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Вспомогательная балка портал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1]-120" office:value-type="float" office:value="550" calcext:value-type="float">
            <text:p>55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6]*[.D6]*[.E6]+[.F6]*[.D6]" office:value-type="currency" office:currency="RUB" office:value="248.25" calcext:value-type="currency">
            <text:p>248,25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Балка оси X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18]" office:value-type="float" office:value="520" calcext:value-type="float">
            <text:p>52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7]*[.D7]*[.E7]+[.F7]*[.D7]" office:value-type="currency" office:currency="RUB" office:value="235.8" calcext:value-type="currency">
            <text:p>235,80 ₽</text:p>
          </table:table-cell>
          <table:table-cell table:number-columns-repeated="1016"/>
        </table:table-row>
        <table:table-row table:style-name="ro6">
          <table:table-cell table:style-name="ce170" office:value-type="string" calcext:value-type="string" table:number-columns-spanned="7" table:number-rows-spanned="1">
            <text:p>Нижняя часть рамы</text:p>
          </table:table-cell>
          <table:covered-table-cell table:style-name="ce170"/>
          <table:covered-table-cell table:style-name="ce75"/>
          <table:covered-table-cell table:style-name="ce1"/>
          <table:covered-table-cell table:style-name="ce123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Угловая стойк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3]-20+[$Расчёты.B24]" office:value-type="float" office:value="440" calcext:value-type="float">
            <text:p>440 мм</text:p>
          </table:table-cell>
          <table:table-cell table:style-name="ce362" office:value-type="float" office:value="4" calcext:value-type="float">
            <text:p>4</text:p>
          </table:table-cell>
          <table:table-cell table:style-name="ce232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9]*[.D9]*[.E9]+[.F9]*[.D9]" office:value-type="currency" office:currency="RUB" office:value="810.4" calcext:value-type="currency">
            <text:p>810,4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Вспомогательная стойк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0]*[.D10]*[.E10]+[.F10]*[.D10]" office:value-type="currency" office:currency="RUB" office:value="363.7" calcext:value-type="currency">
            <text:p>363,7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Вспомогательная поперечин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1" calcext:value-type="float">
            <text:p>1</text:p>
          </table:table-cell>
          <table:table-cell table:style-name="ce232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1]*[.D11]*[.E11]+[.F11]*[.D11]" office:value-type="currency" office:currency="RUB" office:value="281.45" calcext:value-type="currency">
            <text:p>281,45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оперечная балка основания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1]-40" office:value-type="float" office:value="630" calcext:value-type="float">
            <text:p>63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2]*[.D12]*[.E12]+[.F12]*[.D12]" office:value-type="currency" office:currency="RUB" office:value="562.9" calcext:value-type="currency">
            <text:p>562,9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родольная балка основания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2]-40" office:value-type="float" office:value="450" calcext:value-type="float">
            <text:p>450 мм</text:p>
          </table:table-cell>
          <table:table-cell table:style-name="ce362" office:value-type="float" office:value="2" calcext:value-type="float">
            <text:p>2</text:p>
          </table:table-cell>
          <table:table-cell table:style-name="ce232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3]*[.D13]*[.E13]+[.F13]*[.D13]" office:value-type="currency" office:currency="RUB" office:value="413.5" calcext:value-type="currency">
            <text:p>413,50 ₽</text:p>
          </table:table-cell>
          <table:table-cell table:number-columns-repeated="1016"/>
        </table:table-row>
        <table:table-row table:style-name="ro6">
          <table:table-cell table:style-name="ce170" office:value-type="string" calcext:value-type="string" table:number-columns-spanned="7" table:number-rows-spanned="1">
            <text:p>Ось Z</text:p>
          </table:table-cell>
          <table:covered-table-cell table:style-name="ce170"/>
          <table:covered-table-cell table:style-name="ce75"/>
          <table:covered-table-cell table:style-name="ce1"/>
          <table:covered-table-cell table:style-name="ce123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123" office:value-type="currency" office:currency="RUB" office:value="20" calcext:value-type="currency">
            <text:p>20,00 ₽</text:p>
          </table:covered-table-cell>
          <table:covered-table-cell table:style-name="ce123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Стойка оси Z</text:p>
          </table:table-cell>
          <table:table-cell table:style-name="ce169" table:content-validation-name="val12" office:value-type="string" calcext:value-type="string">
            <text:p>2020 V-slot</text:p>
          </table:table-cell>
          <table:table-cell table:style-name="ce309" table:formula="of:=[$Расчёты.B23]-40" office:value-type="float" office:value="390" calcext:value-type="float">
            <text:p>390 мм</text:p>
          </table:table-cell>
          <table:table-cell table:style-name="ce362" table:formula="of:=[$Настройки.B11]" office:value-type="float" office:value="2" calcext:value-type="float">
            <text:p>2</text:p>
          </table:table-cell>
          <table:table-cell table:style-name="ce232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5]*[.D15]*[.E15]+[.F15]*[.D15]" office:value-type="currency" office:currency="RUB" office:value="332.5" calcext:value-type="currency">
            <text:p>332,5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оперечная балка рамы стола</text:p>
          </table:table-cell>
          <table:table-cell table:style-name="ce169" table:content-validation-name="val12" office:value-type="string" calcext:value-type="string">
            <text:p>206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2;1;0)" office:value-type="float" office:value="1" calcext:value-type="float">
            <text:p>1</text:p>
          </table:table-cell>
          <table:table-cell table:style-name="ce232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6]*[.D16]*[.E16]+[.F16]*[.D16]" office:value-type="currency" office:currency="RUB" office:value="616.96" calcext:value-type="currency">
            <text:p>616,96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оперечная балка рамы стол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19]" office:value-type="float" office:value="520" calcext:value-type="float">
            <text:p>520 мм</text:p>
          </table:table-cell>
          <table:table-cell table:style-name="ce362" table:formula="of:=IF([$Настройки.B11]=4;2;0)" office:value-type="float" office:value="0" calcext:value-type="float">
            <text:p>0</text:p>
          </table:table-cell>
          <table:table-cell table:style-name="ce232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7]*[.D17]*[.E17]+[.F17]*[.D17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родольная балка рамы стол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Настройки.B8]-80" office:value-type="float" office:value="170" calcext:value-type="float">
            <text:p>170 мм</text:p>
          </table:table-cell>
          <table:table-cell table:style-name="ce362" table:formula="of:=[.D17]" office:value-type="float" office:value="0" calcext:value-type="float">
            <text:p>0</text:p>
          </table:table-cell>
          <table:table-cell table:style-name="ce232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8]*[.D18]*[.E18]+[.F18]*[.D18]" office:value-type="currency" office:currency="RUB" office:value="0" calcext:value-type="currency">
            <text:p>0,00 ₽</text:p>
          </table:table-cell>
          <table:table-cell table:number-columns-repeated="1016"/>
        </table:table-row>
        <table:table-row table:style-name="ro6">
          <table:table-cell table:style-name="ce169" office:value-type="string" calcext:value-type="string">
            <text:p>Плечо рамы стола</text:p>
          </table:table-cell>
          <table:table-cell table:style-name="ce169" table:content-validation-name="val12" office:value-type="string" calcext:value-type="string">
            <text:p>2020 T-slot</text:p>
          </table:table-cell>
          <table:table-cell table:style-name="ce309" table:formula="of:=[$Расчёты.B20]" office:value-type="float" office:value="320" calcext:value-type="float">
            <text:p>320 мм</text:p>
          </table:table-cell>
          <table:table-cell table:style-name="ce362" table:formula="of:=[$'Стандартные изделия'.AD3]" office:value-type="float" office:value="3" calcext:value-type="float">
            <text:p>3</text:p>
          </table:table-cell>
          <table:table-cell table:style-name="ce232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32" office:value-type="currency" office:currency="RUB" office:value="20" calcext:value-type="currency">
            <text:p>20,00 ₽</text:p>
          </table:table-cell>
          <table:table-cell table:style-name="ce232" table:formula="of:=[.C19]*[.D19]*[.E19]+[.F19]*[.D19]" office:value-type="currency" office:currency="RUB" office:value="458.4" calcext:value-type="currency">
            <text:p>458,40 ₽</text:p>
          </table:table-cell>
          <table:table-cell table:number-columns-repeated="1016"/>
        </table:table-row>
        <table:table-row table:style-name="ro17">
          <table:table-cell table:style-name="ce291" office:value-type="string" calcext:value-type="string" table:number-columns-spanned="6" table:number-rows-spanned="1">
            <text:p>Итого: </text:p>
          </table:table-cell>
          <table:covered-table-cell table:style-name="ce171" table:content-validation-name="val13"/>
          <table:covered-table-cell table:number-columns-repeated="2" table:style-name="ce160"/>
          <table:covered-table-cell table:number-columns-repeated="2" table:style-name="ce120"/>
          <table:table-cell table:style-name="ce71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6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2">
          <table:table-cell table:style-name="ce112" office:value-type="string" calcext:value-type="string" table:number-columns-spanned="2" table:number-rows-spanned="1">
            <text:p>Ссылки на профиль</text:p>
          </table:table-cell>
          <table:covered-table-cell table:style-name="ce115" table:content-validation-name="val13"/>
          <table:table-cell table:style-name="ce148" table:number-columns-repeated="2"/>
          <table:table-cell table:style-name="ce122" table:number-columns-repeated="3"/>
          <table:table-cell table:number-columns-repeated="1016"/>
        </table:table-row>
        <table:table-row table:style-name="ro10">
          <table:table-cell table:style-name="ce1" office:value-type="string" calcext:value-type="string">
            <text:p>Наименование</text:p>
          </table:table-cell>
          <table:table-cell table:style-name="ce177" office:value-type="string" calcext:value-type="string">
            <text:p>Ссылка</text:p>
          </table:table-cell>
          <table:table-cell table:style-name="ce148" table:number-columns-repeated="2"/>
          <table:table-cell table:style-name="Default"/>
          <table:table-cell table:style-name="ce122" table:number-columns-repeated="2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20 V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4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облегченн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11">
          <table:table-cell table:style-name="ce113" office:value-type="string" calcext:value-type="string">
            <text:p>2060 T-slot полнотелый</text:p>
          </table:table-cell>
          <table:table-cell table:style-name="ce14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117" table:number-columns-repeated="2"/>
          <table:table-cell table:style-name="ce122" table:number-columns-repeated="3"/>
          <table:table-cell table:number-columns-repeated="1016"/>
        </table:table-row>
        <table:table-row table:style-name="ro6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13">
          <table:table-cell/>
          <table:table-cell table:content-validation-name="val13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200"/>
          <table:table-cell table:number-columns-repeated="1017"/>
        </table:table-row>
        <table:table-row table:style-name="ro6" table:number-rows-repeated="104851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ечатные изделия" table:style-name="ta1">
        <office:forms form:automatic-focus="false" form:apply-design-mode="false"/>
        <table:table-column table:style-name="co22" table:default-cell-style-name="ce148"/>
        <table:table-column table:style-name="co23" table:default-cell-style-name="ce148"/>
        <table:table-column table:style-name="co24" table:default-cell-style-name="ce262"/>
        <table:table-column table:style-name="co25" table:default-cell-style-name="ce61"/>
        <table:table-column table:style-name="co26" table:number-columns-repeated="2" table:default-cell-style-name="ce61"/>
        <table:table-column table:style-name="co26" table:default-cell-style-name="ce315"/>
        <table:table-column table:style-name="co27" table:default-cell-style-name="ce61"/>
        <table:table-column table:style-name="co28" table:default-cell-style-name="ce61"/>
        <table:table-column table:style-name="co25" table:number-columns-repeated="2" table:default-cell-style-name="ce61"/>
        <table:table-column table:style-name="co29" table:default-cell-style-name="ce273"/>
        <table:table-column table:style-name="co4" table:number-columns-repeated="1011" table:default-cell-style-name="ce242"/>
        <table:table-row table:style-name="ro18">
          <table:table-cell table:style-name="ce46" office:value-type="string" calcext:value-type="string" table:number-columns-spanned="12" table:number-rows-spanned="1">
            <text:p><text:span text:style-name="T3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5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Default"/>
          <table:table-cell table:style-name="Default" table:number-columns-repeated="1011"/>
        </table:table-row>
        <table:table-row table:style-name="ro2">
          <table:table-cell table:style-name="ce48" office:value-type="string" calcext:value-type="string">
            <text:p>Обозначение</text:p>
          </table:table-cell>
          <table:table-cell table:style-name="ce48" office:value-type="string" calcext:value-type="string">
            <text:p>Наименование</text:p>
          </table:table-cell>
          <table:table-cell table:style-name="ce199" office:value-type="string" calcext:value-type="string">
            <text:p>Объём</text:p>
          </table:table-cell>
          <table:table-cell table:style-name="ce48" office:value-type="string" calcext:value-type="string">
            <text:p>Пластик</text:p>
          </table:table-cell>
          <table:table-cell table:style-name="ce48" office:value-type="string" calcext:value-type="string">
            <text:p>Плотность</text:p>
          </table:table-cell>
          <table:table-cell table:style-name="ce48" office:value-type="string" calcext:value-type="string">
            <text:p>Запечатка</text:p>
          </table:table-cell>
          <table:table-cell table:style-name="ce70" office:value-type="string" calcext:value-type="string">
            <text:p>Масса единицы</text:p>
          </table:table-cell>
          <table:table-cell table:style-name="ce48" office:value-type="string" calcext:value-type="string">
            <text:p>Количество</text:p>
          </table:table-cell>
          <table:table-cell table:style-name="ce48" office:value-type="string" calcext:value-type="string">
            <text:p>Итого масса</text:p>
          </table:table-cell>
          <table:table-cell table:style-name="ce48" office:value-type="string" calcext:value-type="string">
            <text:p>Удельная стоимость</text:p>
          </table:table-cell>
          <table:table-cell table:style-name="ce48" office:value-type="string" calcext:value-type="string">
            <text:p>Итого стоимость</text:p>
          </table:table-cell>
          <table:table-cell table:style-name="ce48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1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48"/>
          <table:covered-table-cell table:style-name="ce199"/>
          <table:covered-table-cell table:number-columns-repeated="3" table:style-name="ce48"/>
          <table:covered-table-cell table:style-name="ce70"/>
          <table:covered-table-cell table:number-columns-repeated="5" table:style-name="ce48"/>
          <table:table-cell table:number-columns-repeated="1011"/>
        </table:table-row>
        <table:table-row table:style-name="ro12">
          <table:table-cell table:style-name="ce190" office:value-type="string" calcext:value-type="string">
            <text:p>V07-01-01-01-01</text:p>
          </table:table-cell>
          <table:table-cell table:style-name="ce190" office:value-type="string" calcext:value-type="string">
            <text:p>Y carriage base (markforged)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4]=[$БД.$A$36];[$Настройки.$B$17];[.D4]=[$БД.$A$37];[$Настройки.$B$19];[.D4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35.15184" calcext:value-type="float">
            <text:p>35,15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4]*[.H4]" office:value-type="float" office:value="0" calcext:value-type="float">
            <text:p>0,00 г</text:p>
          </table:table-cell>
          <table:table-cell table:style-name="ce194" table:formula="of:=COM.MICROSOFT.IFS([.D4]=[$БД.$A$36];[$Настройки.$B$18];[.D4]=[$БД.$A$37];[$Настройки.$B$20];[.D4]=[$БД.$A$38];1.1)/1000" office:value-type="float" office:value="2.7" calcext:value-type="float">
            <text:p>2,70 р/г</text:p>
          </table:table-cell>
          <table:table-cell table:style-name="ce64" table:formula="of:=[.I4]*[.J4]" office:value-type="currency" office:currency="RUB" office:value="0" calcext:value-type="currency">
            <text:p>0,00 ₽</text:p>
          </table:table-cell>
          <table:table-cell table:style-name="ce246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190" office:value-type="string" calcext:value-type="string">
            <text:p>V08-01-01-01-01</text:p>
          </table:table-cell>
          <table:table-cell table:style-name="ce190" office:value-type="string" calcext:value-type="string">
            <text:p>Y carriage base (0.5XY)</text:p>
          </table:table-cell>
          <table:table-cell table:style-name="ce260" office:value-type="float" office:value="40576" calcext:value-type="float">
            <text:p>40 576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5]=[$БД.$A$36];[$Настройки.$B$17];[.D5]=[$БД.$A$37];[$Настройки.$B$19];[.D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43.82208" calcext:value-type="float">
            <text:p>43,8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]*[.H5]" office:value-type="float" office:value="87.64416" calcext:value-type="float">
            <text:p>87,64 г</text:p>
          </table:table-cell>
          <table:table-cell table:style-name="ce194" table:formula="of:=COM.MICROSOFT.IFS([.D5]=[$БД.$A$36];[$Настройки.$B$18];[.D5]=[$БД.$A$37];[$Настройки.$B$20];[.D5]=[$БД.$A$38];1.1)/1000" office:value-type="float" office:value="2.7" calcext:value-type="float">
            <text:p>2,70 р/г</text:p>
          </table:table-cell>
          <table:table-cell table:style-name="ce64" table:formula="of:=[.I5]*[.J5]" office:value-type="currency" office:currency="RUB" office:value="236.639232" calcext:value-type="currency">
            <text:p>236,64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190" office:value-type="string" calcext:value-type="string">
            <text:p>V08-01-01-01-02</text:p>
          </table:table-cell>
          <table:table-cell table:style-name="ce190" office:value-type="string" calcext:value-type="string">
            <text:p>Y belt clamp</text:p>
          </table:table-cell>
          <table:table-cell table:style-name="ce260" office:value-type="float" office:value="4836" calcext:value-type="float">
            <text:p>4 836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6]=[$БД.$A$36];[$Настройки.$B$17];[.D6]=[$БД.$A$37];[$Настройки.$B$19];[.D6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5.22288" calcext:value-type="float">
            <text:p>5,2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]*[.H6]" office:value-type="float" office:value="10.44576" calcext:value-type="float">
            <text:p>10,45 г</text:p>
          </table:table-cell>
          <table:table-cell table:style-name="ce194" table:formula="of:=COM.MICROSOFT.IFS([.D6]=[$БД.$A$36];[$Настройки.$B$18];[.D6]=[$БД.$A$37];[$Настройки.$B$20];[.D6]=[$БД.$A$38];1.1)/1000" office:value-type="float" office:value="2.7" calcext:value-type="float">
            <text:p>2,70 р/г</text:p>
          </table:table-cell>
          <table:table-cell table:style-name="ce64" table:formula="of:=[.I6]*[.J6]" office:value-type="currency" office:currency="RUB" office:value="28.203552" calcext:value-type="currency">
            <text:p>28,20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90" office:value-type="string" calcext:value-type="string">
            <text:p>V05-01-01-01-03</text:p>
          </table:table-cell>
          <table:table-cell table:style-name="ce190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7]=[$БД.$A$36];[$Настройки.$B$17];[.D7]=[$БД.$A$37];[$Настройки.$B$19];[.D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1.50768" calcext:value-type="float">
            <text:p>1,51 г</text:p>
          </table:table-cell>
          <table:table-cell table:style-name="ce323" table:formula="of:=2-[.H10]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194" table:formula="of:=COM.MICROSOFT.IFS([.D7]=[$БД.$A$36];[$Настройки.$B$18];[.D7]=[$БД.$A$37];[$Настройки.$B$20];[.D7]=[$БД.$A$38];1.1)/1000" office:value-type="float" office:value="2.7" calcext:value-type="float">
            <text:p>2,70 р/г</text:p>
          </table:table-cell>
          <table:table-cell table:style-name="ce64" table:formula="of:=[.I7]*[.J7]" office:value-type="currency" office:currency="RUB" office:value="0" calcext:value-type="currency">
            <text:p>0,00 ₽</text:p>
          </table:table-cell>
          <table:table-cell table:style-name="ce246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1-04</text:p>
          </table:table-cell>
          <table:table-cell table:style-name="ce190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8]=[$БД.$A$36];[$Настройки.$B$17];[.D8]=[$БД.$A$37];[$Настройки.$B$19];[.D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0.68096" calcext:value-type="float">
            <text:p>0,68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8]*[.H8]" office:value-type="float" office:value="2.72384" calcext:value-type="float">
            <text:p>2,72 г</text:p>
          </table:table-cell>
          <table:table-cell table:style-name="ce194" table:formula="of:=COM.MICROSOFT.IFS([.D8]=[$БД.$A$36];[$Настройки.$B$18];[.D8]=[$БД.$A$37];[$Настройки.$B$20];[.D8]=[$БД.$A$38];1.1)/1000" office:value-type="float" office:value="1.2" calcext:value-type="float">
            <text:p>1,20 р/г</text:p>
          </table:table-cell>
          <table:table-cell table:style-name="ce64" table:formula="of:=[.I8]*[.J8]" office:value-type="currency" office:currency="RUB" office:value="3.268608" calcext:value-type="currency">
            <text:p>3,27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2-04</text:p>
          </table:table-cell>
          <table:table-cell table:style-name="ce190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9]=[$БД.$A$36];[$Настройки.$B$17];[.D9]=[$БД.$A$37];[$Настройки.$B$19];[.D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194" table:formula="of:=COM.MICROSOFT.IFS([.D9]=[$БД.$A$36];[$Настройки.$B$18];[.D9]=[$БД.$A$37];[$Настройки.$B$20];[.D9]=[$БД.$A$38];1.1)/1000" office:value-type="float" office:value="1.2" calcext:value-type="float">
            <text:p>1,20 р/г</text:p>
          </table:table-cell>
          <table:table-cell table:style-name="ce64" table:formula="of:=[.I9]*[.J9]" office:value-type="currency" office:currency="RUB" office:value="6.552576" calcext:value-type="currency">
            <text:p>6,55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1-04-01</text:p>
          </table:table-cell>
          <table:table-cell table:style-name="ce190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0]=[$БД.$A$36];[$Настройки.$B$17];[.D10]=[$БД.$A$37];[$Настройки.$B$19];[.D1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8.12672" calcext:value-type="float">
            <text:p>18,13 г</text:p>
          </table:table-cell>
          <table:table-cell table:style-name="ce323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36.25344" calcext:value-type="float">
            <text:p>36,25 г</text:p>
          </table:table-cell>
          <table:table-cell table:style-name="ce194" table:formula="of:=COM.MICROSOFT.IFS([.D10]=[$БД.$A$36];[$Настройки.$B$18];[.D10]=[$БД.$A$37];[$Настройки.$B$20];[.D10]=[$БД.$A$38];1.1)/1000" office:value-type="float" office:value="2.7" calcext:value-type="float">
            <text:p>2,70 р/г</text:p>
          </table:table-cell>
          <table:table-cell table:style-name="ce64" table:formula="of:=[.I10]*[.J10]" office:value-type="currency" office:currency="RUB" office:value="97.884288" calcext:value-type="currency">
            <text:p>97,88 ₽</text:p>
          </table:table-cell>
          <table:table-cell table:style-name="ce246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1-04-02</text:p>
          </table:table-cell>
          <table:table-cell table:style-name="ce190" office:value-type="string" calcext:value-type="string">
            <text:p>Lite print head case (dragon)</text:p>
          </table:table-cell>
          <table:table-cell table:style-name="ce260" office:value-type="float" office:value="17554" calcext:value-type="float">
            <text:p>17 554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1]=[$БД.$A$36];[$Настройки.$B$17];[.D11]=[$БД.$A$37];[$Настройки.$B$19];[.D11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8.95832" calcext:value-type="float">
            <text:p>18,96 г</text:p>
          </table:table-cell>
          <table:table-cell table:style-name="ce323" table:formula="of:=IF([.H10]=1;1;0)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194" table:formula="of:=COM.MICROSOFT.IFS([.D11]=[$БД.$A$36];[$Настройки.$B$18];[.D11]=[$БД.$A$37];[$Настройки.$B$20];[.D11]=[$БД.$A$38];1.1)/1000" office:value-type="float" office:value="2.7" calcext:value-type="float">
            <text:p>2,70 р/г</text:p>
          </table:table-cell>
          <table:table-cell table:style-name="ce64" table:formula="of:=[.I11]*[.J11]" office:value-type="currency" office:currency="RUB" office:value="0" calcext:value-type="currency">
            <text:p>0,00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1-04-03</text:p>
          </table:table-cell>
          <table:table-cell table:style-name="ce190" office:value-type="string" calcext:value-type="string">
            <text:p>LPH volcano dual 5015 fan duct</text:p>
          </table:table-cell>
          <table:table-cell table:style-name="ce260" office:value-type="float" office:value="16013" calcext:value-type="float">
            <text:p>16 013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2]=[$БД.$A$36];[$Настройки.$B$17];[.D12]=[$БД.$A$37];[$Настройки.$B$19];[.D12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7.29404" calcext:value-type="float">
            <text:p>17,29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12]*[.H12]" office:value-type="float" office:value="34.58808" calcext:value-type="float">
            <text:p>34,59 г</text:p>
          </table:table-cell>
          <table:table-cell table:style-name="ce194" table:formula="of:=COM.MICROSOFT.IFS([.D12]=[$БД.$A$36];[$Настройки.$B$18];[.D12]=[$БД.$A$37];[$Настройки.$B$20];[.D12]=[$БД.$A$38];1.1)/1000" office:value-type="float" office:value="2.7" calcext:value-type="float">
            <text:p>2,70 р/г</text:p>
          </table:table-cell>
          <table:table-cell table:style-name="ce64" table:formula="of:=[.I12]*[.J12]" office:value-type="currency" office:currency="RUB" office:value="93.387816" calcext:value-type="currency">
            <text:p>93,39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1-04-04</text:p>
          </table:table-cell>
          <table:table-cell table:style-name="ce190" office:value-type="string" calcext:value-type="string">
            <text:p>LPH volcano front panel</text:p>
          </table:table-cell>
          <table:table-cell table:style-name="ce260" office:value-type="float" office:value="10217" calcext:value-type="float">
            <text:p>10 217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3]=[$БД.$A$36];[$Настройки.$B$17];[.D13]=[$БД.$A$37];[$Настройки.$B$19];[.D13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3]*[.E13]*[.F13]/1000" office:value-type="float" office:value="8.27577" calcext:value-type="float">
            <text:p>8,28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3]*[.H13]" office:value-type="float" office:value="16.55154" calcext:value-type="float">
            <text:p>16,55 г</text:p>
          </table:table-cell>
          <table:table-cell table:style-name="ce194" table:formula="of:=COM.MICROSOFT.IFS([.D13]=[$БД.$A$36];[$Настройки.$B$18];[.D13]=[$БД.$A$37];[$Настройки.$B$20];[.D13]=[$БД.$A$38];1.1)/1000" office:value-type="float" office:value="2.7" calcext:value-type="float">
            <text:p>2,70 р/г</text:p>
          </table:table-cell>
          <table:table-cell table:style-name="ce64" table:formula="of:=[.I13]*[.J13]" office:value-type="currency" office:currency="RUB" office:value="44.689158" calcext:value-type="currency">
            <text:p>44,69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1-04-05</text:p>
          </table:table-cell>
          <table:table-cell table:style-name="ce190" office:value-type="string" calcext:value-type="string">
            <text:p>LPH back fan mount</text:p>
          </table:table-cell>
          <table:table-cell table:style-name="ce260" office:value-type="float" office:value="4399" calcext:value-type="float">
            <text:p>4 399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4]=[$БД.$A$36];[$Настройки.$B$17];[.D14]=[$БД.$A$37];[$Настройки.$B$19];[.D14]=[$БД.$A$38];1.1)" office:value-type="float" office:value="1.08" calcext:value-type="float">
            <text:p>1,08 г/см³</text:p>
          </table:table-cell>
          <table:table-cell table:style-name="ce213" office:value-type="percentage" office:value="0.65" calcext:value-type="percentage">
            <text:p>65,00%</text:p>
          </table:table-cell>
          <table:table-cell table:style-name="ce267" table:formula="of:=[.C14]*[.E14]*[.F14]/1000" office:value-type="float" office:value="3.088098" calcext:value-type="float">
            <text:p>3,09 г</text:p>
          </table:table-cell>
          <table:table-cell table:style-name="ce323" table:formula="of:=[.H12]" office:value-type="float" office:value="2" calcext:value-type="float">
            <text:p>2</text:p>
          </table:table-cell>
          <table:table-cell table:style-name="ce267" table:formula="of:=[.G14]*[.H14]" office:value-type="float" office:value="6.176196" calcext:value-type="float">
            <text:p>6,18 г</text:p>
          </table:table-cell>
          <table:table-cell table:style-name="ce194" table:formula="of:=COM.MICROSOFT.IFS([.D14]=[$БД.$A$36];[$Настройки.$B$18];[.D14]=[$БД.$A$37];[$Настройки.$B$20];[.D14]=[$БД.$A$38];1.1)/1000" office:value-type="float" office:value="2.7" calcext:value-type="float">
            <text:p>2,70 р/г</text:p>
          </table:table-cell>
          <table:table-cell table:style-name="ce64" table:formula="of:=[.I14]*[.J14]" office:value-type="currency" office:currency="RUB" office:value="16.6757292" calcext:value-type="currency">
            <text:p>16,68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1-04-06</text:p>
          </table:table-cell>
          <table:table-cell table:style-name="ce190" office:value-type="string" calcext:value-type="string">
            <text:p>Lite print head case (CR-10)</text:p>
          </table:table-cell>
          <table:table-cell table:style-name="ce260" office:value-type="float" office:value="18797" calcext:value-type="float">
            <text:p>18 797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5]=[$БД.$A$36];[$Настройки.$B$17];[.D15]=[$БД.$A$37];[$Настройки.$B$19];[.D15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20.30076" calcext:value-type="float">
            <text:p>20,30 г</text:p>
          </table:table-cell>
          <table:table-cell table:style-name="ce323" table:formula="of:=IF([.H10]=2;2;0)" office:value-type="float" office:value="2" calcext:value-type="float">
            <text:p>2</text:p>
          </table:table-cell>
          <table:table-cell table:style-name="ce267" table:formula="of:=[.G15]*[.H15]" office:value-type="float" office:value="40.60152" calcext:value-type="float">
            <text:p>40,60 г</text:p>
          </table:table-cell>
          <table:table-cell table:style-name="ce194" table:formula="of:=COM.MICROSOFT.IFS([.D15]=[$БД.$A$36];[$Настройки.$B$18];[.D15]=[$БД.$A$37];[$Настройки.$B$20];[.D15]=[$БД.$A$38];1.1)/1000" office:value-type="float" office:value="2.7" calcext:value-type="float">
            <text:p>2,70 р/г</text:p>
          </table:table-cell>
          <table:table-cell table:style-name="ce64" table:formula="of:=[.I15]*[.J15]" office:value-type="currency" office:currency="RUB" office:value="109.624104" calcext:value-type="currency">
            <text:p>109,62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8-01-01-04-08</text:p>
          </table:table-cell>
          <table:table-cell table:style-name="ce190" office:value-type="string" calcext:value-type="string">
            <text:p>LPH volcano front panel logo</text:p>
          </table:table-cell>
          <table:table-cell table:style-name="ce260" office:value-type="float" office:value="233" calcext:value-type="float">
            <text:p>233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16]=[$БД.$A$36];[$Настройки.$B$17];[.D16]=[$БД.$A$37];[$Настройки.$B$19];[.D1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0.29824" calcext:value-type="float">
            <text:p>0,30 г</text:p>
          </table:table-cell>
          <table:table-cell table:style-name="ce323" table:formula="of:=IF([.H12]&gt;0;1;0)" office:value-type="float" office:value="1" calcext:value-type="float">
            <text:p>1</text:p>
          </table:table-cell>
          <table:table-cell table:style-name="ce267" table:formula="of:=[.G16]*[.H16]" office:value-type="float" office:value="0.29824" calcext:value-type="float">
            <text:p>0,30 г</text:p>
          </table:table-cell>
          <table:table-cell table:style-name="ce194" table:formula="of:=COM.MICROSOFT.IFS([.D16]=[$БД.$A$36];[$Настройки.$B$18];[.D16]=[$БД.$A$37];[$Настройки.$B$20];[.D16]=[$БД.$A$38];1.1)/1000" office:value-type="float" office:value="1.2" calcext:value-type="float">
            <text:p>1,20 р/г</text:p>
          </table:table-cell>
          <table:table-cell table:style-name="ce64" table:formula="of:=[.I16]*[.J16]" office:value-type="currency" office:currency="RUB" office:value="0.357888" calcext:value-type="currency">
            <text:p>0,36 ₽</text:p>
          </table:table-cell>
          <table: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2-01</text:p>
          </table:table-cell>
          <table:table-cell table:style-name="ce190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7]=[$БД.$A$36];[$Настройки.$B$17];[.D17]=[$БД.$A$37];[$Настройки.$B$19];[.D17]=[$БД.$A$38];1.1)" office:value-type="float" office:value="1.08" calcext:value-type="float">
            <text:p>1,0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7]*[.E17]*[.F17]/1000" office:value-type="float" office:value="41.25249" calcext:value-type="float">
            <text:p>41,25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7]*[.H17]" office:value-type="float" office:value="82.50498" calcext:value-type="float">
            <text:p>82,50 г</text:p>
          </table:table-cell>
          <table:table-cell table:style-name="ce194" table:formula="of:=COM.MICROSOFT.IFS([.D17]=[$БД.$A$36];[$Настройки.$B$18];[.D17]=[$БД.$A$37];[$Настройки.$B$20];[.D17]=[$БД.$A$38];1.1)/1000" office:value-type="float" office:value="2.7" calcext:value-type="float">
            <text:p>2,70 р/г</text:p>
          </table:table-cell>
          <table:table-cell table:style-name="ce64" table:formula="of:=[.I17]*[.J17]" office:value-type="currency" office:currency="RUB" office:value="222.763446" calcext:value-type="currency">
            <text:p>222,76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2-02</text:p>
          </table:table-cell>
          <table:table-cell table:style-name="ce190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8]=[$БД.$A$36];[$Настройки.$B$17];[.D18]=[$БД.$A$37];[$Настройки.$B$19];[.D18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12.81852" calcext:value-type="float">
            <text:p>12,82 г</text:p>
          </table:table-cell>
          <table:table-cell table:style-name="ce323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194" table:formula="of:=COM.MICROSOFT.IFS([.D18]=[$БД.$A$36];[$Настройки.$B$18];[.D18]=[$БД.$A$37];[$Настройки.$B$20];[.D18]=[$БД.$A$38];1.1)/1000" office:value-type="float" office:value="2.7" calcext:value-type="float">
            <text:p>2,70 р/г</text:p>
          </table:table-cell>
          <table:table-cell table:style-name="ce64" table:formula="of:=[.I18]*[.J18]" office:value-type="currency" office:currency="RUB" office:value="0" calcext:value-type="currency">
            <text:p>0,00 ₽</text:p>
          </table:table-cell>
          <table:table-cell table:style-name="ce246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3-01</text:p>
          </table:table-cell>
          <table:table-cell table:style-name="ce190" office:value-type="string" calcext:value-type="string">
            <text:p>Y motor mount</text:p>
          </table:table-cell>
          <table:table-cell table:style-name="ce260" office:value-type="float" office:value="27074" calcext:value-type="float">
            <text:p>27 074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19]=[$БД.$A$36];[$Настройки.$B$17];[.D19]=[$БД.$A$37];[$Настройки.$B$19];[.D1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29.23992" calcext:value-type="float">
            <text:p>29,24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19]*[.H19]" office:value-type="float" office:value="58.47984" calcext:value-type="float">
            <text:p>58,48 г</text:p>
          </table:table-cell>
          <table:table-cell table:style-name="ce194" table:formula="of:=COM.MICROSOFT.IFS([.D19]=[$БД.$A$36];[$Настройки.$B$18];[.D19]=[$БД.$A$37];[$Настройки.$B$20];[.D19]=[$БД.$A$38];1.1)/1000" office:value-type="float" office:value="2.7" calcext:value-type="float">
            <text:p>2,70 р/г</text:p>
          </table:table-cell>
          <table:table-cell table:style-name="ce64" table:formula="of:=[.I19]*[.J19]" office:value-type="currency" office:currency="RUB" office:value="157.895568" calcext:value-type="currency">
            <text:p>157,90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3-02</text:p>
          </table:table-cell>
          <table:table-cell table:style-name="ce190" office:value-type="string" calcext:value-type="string">
            <text:p>Y motor strengthener</text:p>
          </table:table-cell>
          <table:table-cell table:style-name="ce260" office:value-type="float" office:value="10760" calcext:value-type="float">
            <text:p>10 760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20]=[$БД.$A$36];[$Настройки.$B$17];[.D20]=[$БД.$A$37];[$Настройки.$B$19];[.D20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1.6208" calcext:value-type="float">
            <text:p>11,62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0]*[.H20]" office:value-type="float" office:value="23.2416" calcext:value-type="float">
            <text:p>23,24 г</text:p>
          </table:table-cell>
          <table:table-cell table:style-name="ce194" table:formula="of:=COM.MICROSOFT.IFS([.D20]=[$БД.$A$36];[$Настройки.$B$18];[.D20]=[$БД.$A$37];[$Настройки.$B$20];[.D20]=[$БД.$A$38];1.1)/1000" office:value-type="float" office:value="2.7" calcext:value-type="float">
            <text:p>2,70 р/г</text:p>
          </table:table-cell>
          <table:table-cell table:style-name="ce64" table:formula="of:=[.I20]*[.J20]" office:value-type="currency" office:currency="RUB" office:value="62.75232" calcext:value-type="currency">
            <text:p>62,75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8-01-04-01</text:p>
          </table:table-cell>
          <table:table-cell table:style-name="ce190" office:value-type="string" calcext:value-type="string">
            <text:p>Left belt tensioner base</text:p>
          </table:table-cell>
          <table:table-cell table:style-name="ce260" office:value-type="float" office:value="88601" calcext:value-type="float">
            <text:p>88 601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1]=[$БД.$A$36];[$Настройки.$B$17];[.D21]=[$БД.$A$37];[$Настройки.$B$19];[.D21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1]*[.E21]*[.F21]/1000" office:value-type="float" office:value="56.70464" calcext:value-type="float">
            <text:p>56,70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21]*[.H21]" office:value-type="float" office:value="56.70464" calcext:value-type="float">
            <text:p>56,70 г</text:p>
          </table:table-cell>
          <table:table-cell table:style-name="ce194" table:formula="of:=COM.MICROSOFT.IFS([.D21]=[$БД.$A$36];[$Настройки.$B$18];[.D21]=[$БД.$A$37];[$Настройки.$B$20];[.D21]=[$БД.$A$38];1.1)/1000" office:value-type="float" office:value="1.2" calcext:value-type="float">
            <text:p>1,20 р/г</text:p>
          </table:table-cell>
          <table:table-cell table:style-name="ce64" table:formula="of:=[.I21]*[.J21]" office:value-type="currency" office:currency="RUB" office:value="68.045568" calcext:value-type="currency">
            <text:p>68,05 ₽</text:p>
          </table:table-cell>
          <table: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1-04-02-01</text:p>
          </table:table-cell>
          <table:table-cell table:style-name="ce190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2]=[$БД.$A$36];[$Настройки.$B$17];[.D22]=[$БД.$A$37];[$Настройки.$B$19];[.D2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9.5808" calcext:value-type="float">
            <text:p>9,5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2]*[.H22]" office:value-type="float" office:value="19.1616" calcext:value-type="float">
            <text:p>19,16 г</text:p>
          </table:table-cell>
          <table:table-cell table:style-name="ce194" table:formula="of:=COM.MICROSOFT.IFS([.D22]=[$БД.$A$36];[$Настройки.$B$18];[.D22]=[$БД.$A$37];[$Настройки.$B$20];[.D22]=[$БД.$A$38];1.1)/1000" office:value-type="float" office:value="1.2" calcext:value-type="float">
            <text:p>1,20 р/г</text:p>
          </table:table-cell>
          <table:table-cell table:style-name="ce64" table:formula="of:=[.I22]*[.J22]" office:value-type="currency" office:currency="RUB" office:value="22.99392" calcext:value-type="currency">
            <text:p>22,99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1-04-02-02</text:p>
          </table:table-cell>
          <table:table-cell table:style-name="ce190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3]=[$БД.$A$36];[$Настройки.$B$17];[.D23]=[$БД.$A$37];[$Настройки.$B$19];[.D2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4.21248" calcext:value-type="float">
            <text:p>4,21 г</text:p>
          </table:table-cell>
          <table:table-cell table:style-name="ce323" table:formula="of:=[.H22]+[.H25]" office:value-type="float" office:value="4" calcext:value-type="float">
            <text:p>4</text:p>
          </table:table-cell>
          <table:table-cell table:style-name="ce267" table:formula="of:=[.G23]*[.H23]" office:value-type="float" office:value="16.84992" calcext:value-type="float">
            <text:p>16,85 г</text:p>
          </table:table-cell>
          <table:table-cell table:style-name="ce194" table:formula="of:=COM.MICROSOFT.IFS([.D23]=[$БД.$A$36];[$Настройки.$B$18];[.D23]=[$БД.$A$37];[$Настройки.$B$20];[.D23]=[$БД.$A$38];1.1)/1000" office:value-type="float" office:value="1.2" calcext:value-type="float">
            <text:p>1,20 р/г</text:p>
          </table:table-cell>
          <table:table-cell table:style-name="ce64" table:formula="of:=[.I23]*[.J23]" office:value-type="currency" office:currency="RUB" office:value="20.219904" calcext:value-type="currency">
            <text:p>20,22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4-02-03</text:p>
          </table:table-cell>
          <table:table-cell table:style-name="ce190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4]=[$БД.$A$36];[$Настройки.$B$17];[.D24]=[$БД.$A$37];[$Настройки.$B$19];[.D2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0.75264" calcext:value-type="float">
            <text:p>0,75 г</text:p>
          </table:table-cell>
          <table:table-cell table:style-name="ce323" table:formula="of:=[.H23]" office:value-type="float" office:value="4" calcext:value-type="float">
            <text:p>4</text:p>
          </table:table-cell>
          <table:table-cell table:style-name="ce267" table:formula="of:=[.G24]*[.H24]" office:value-type="float" office:value="3.01056" calcext:value-type="float">
            <text:p>3,01 г</text:p>
          </table:table-cell>
          <table:table-cell table:style-name="ce194" table:formula="of:=COM.MICROSOFT.IFS([.D24]=[$БД.$A$36];[$Настройки.$B$18];[.D24]=[$БД.$A$37];[$Настройки.$B$20];[.D24]=[$БД.$A$38];1.1)/1000" office:value-type="float" office:value="1.2" calcext:value-type="float">
            <text:p>1,20 р/г</text:p>
          </table:table-cell>
          <table:table-cell table:style-name="ce64" table:formula="of:=[.I24]*[.J24]" office:value-type="currency" office:currency="RUB" office:value="3.612672" calcext:value-type="currency">
            <text:p>3,61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4-03-01</text:p>
          </table:table-cell>
          <table:table-cell table:style-name="ce190" office:value-type="string" calcext:value-type="string">
            <text:p>Belt tensioner body (0.5XY)</text:p>
          </table:table-cell>
          <table:table-cell table:style-name="ce260" office:value-type="float" office:value="12236" calcext:value-type="float">
            <text:p>12 236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5]=[$БД.$A$36];[$Настройки.$B$17];[.D25]=[$БД.$A$37];[$Настройки.$B$19];[.D2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15.66208" calcext:value-type="float">
            <text:p>15,66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5]*[.H25]" office:value-type="float" office:value="31.32416" calcext:value-type="float">
            <text:p>31,32 г</text:p>
          </table:table-cell>
          <table:table-cell table:style-name="ce194" table:formula="of:=COM.MICROSOFT.IFS([.D25]=[$БД.$A$36];[$Настройки.$B$18];[.D25]=[$БД.$A$37];[$Настройки.$B$20];[.D25]=[$БД.$A$38];1.1)/1000" office:value-type="float" office:value="1.2" calcext:value-type="float">
            <text:p>1,20 р/г</text:p>
          </table:table-cell>
          <table:table-cell table:style-name="ce64" table:formula="of:=[.I25]*[.J25]" office:value-type="currency" office:currency="RUB" office:value="37.588992" calcext:value-type="currency">
            <text:p>37,59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4-03-02</text:p>
          </table:table-cell>
          <table:table-cell table:style-name="ce190" office:value-type="string" calcext:value-type="string">
            <text:p>Belt tensioner plunger (0.5XY)</text:p>
          </table:table-cell>
          <table:table-cell table:style-name="ce260" office:value-type="float" office:value="1230" calcext:value-type="float">
            <text:p>1 230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6]=[$БД.$A$36];[$Настройки.$B$17];[.D26]=[$БД.$A$37];[$Настройки.$B$19];[.D2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.5744" calcext:value-type="float">
            <text:p>1,57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6]*[.H26]" office:value-type="float" office:value="3.1488" calcext:value-type="float">
            <text:p>3,15 г</text:p>
          </table:table-cell>
          <table:table-cell table:style-name="ce194" table:formula="of:=COM.MICROSOFT.IFS([.D26]=[$БД.$A$36];[$Настройки.$B$18];[.D26]=[$БД.$A$37];[$Настройки.$B$20];[.D26]=[$БД.$A$38];1.1)/1000" office:value-type="float" office:value="1.2" calcext:value-type="float">
            <text:p>1,20 р/г</text:p>
          </table:table-cell>
          <table:table-cell table:style-name="ce64" table:formula="of:=[.I26]*[.J26]" office:value-type="currency" office:currency="RUB" office:value="3.77856" calcext:value-type="currency">
            <text:p>3,78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1-04-03-03</text:p>
          </table:table-cell>
          <table:table-cell table:style-name="ce190" office:value-type="string" calcext:value-type="string">
            <text:p>Belt tensioner clamp (0.5XY)</text:p>
          </table:table-cell>
          <table:table-cell table:style-name="ce260" office:value-type="float" office:value="1258" calcext:value-type="float">
            <text:p>1 258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7]=[$БД.$A$36];[$Настройки.$B$17];[.D27]=[$БД.$A$37];[$Настройки.$B$19];[.D2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1.61024" calcext:value-type="float">
            <text:p>1,61 г</text:p>
          </table:table-cell>
          <table:table-cell table:style-name="ce323" table:formula="of:=[.H25]" office:value-type="float" office:value="2" calcext:value-type="float">
            <text:p>2</text:p>
          </table:table-cell>
          <table:table-cell table:style-name="ce267" table:formula="of:=[.G27]*[.H27]" office:value-type="float" office:value="3.22048" calcext:value-type="float">
            <text:p>3,22 г</text:p>
          </table:table-cell>
          <table:table-cell table:style-name="ce194" table:formula="of:=COM.MICROSOFT.IFS([.D27]=[$БД.$A$36];[$Настройки.$B$18];[.D27]=[$БД.$A$37];[$Настройки.$B$20];[.D27]=[$БД.$A$38];1.1)/1000" office:value-type="float" office:value="1.2" calcext:value-type="float">
            <text:p>1,20 р/г</text:p>
          </table:table-cell>
          <table:table-cell table:style-name="ce64" table:formula="of:=[.I27]*[.J27]" office:value-type="currency" office:currency="RUB" office:value="3.864576" calcext:value-type="currency">
            <text:p>3,86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8-01-04-04</text:p>
          </table:table-cell>
          <table:table-cell table:style-name="ce190" office:value-type="string" calcext:value-type="string">
            <text:p>Belt tensioner belt clamp</text:p>
          </table:table-cell>
          <table:table-cell table:style-name="ce260" office:value-type="float" office:value="2257" calcext:value-type="float">
            <text:p>2 257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8]=[$БД.$A$36];[$Настройки.$B$17];[.D28]=[$БД.$A$37];[$Настройки.$B$19];[.D2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8]*[.E28]*[.F28]/1000" office:value-type="float" office:value="2.88896" calcext:value-type="float">
            <text:p>2,8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8]*[.H28]" office:value-type="float" office:value="5.77792" calcext:value-type="float">
            <text:p>5,78 г</text:p>
          </table:table-cell>
          <table:table-cell table:style-name="ce194" table:formula="of:=COM.MICROSOFT.IFS([.D28]=[$БД.$A$36];[$Настройки.$B$18];[.D28]=[$БД.$A$37];[$Настройки.$B$20];[.D28]=[$БД.$A$38];1.1)/1000" office:value-type="float" office:value="1.2" calcext:value-type="float">
            <text:p>1,20 р/г</text:p>
          </table:table-cell>
          <table:table-cell table:style-name="ce64" table:formula="of:=[.I28]*[.J28]" office:value-type="currency" office:currency="RUB" office:value="6.933504" calcext:value-type="currency">
            <text:p>6,93 ₽</text:p>
          </table:table-cell>
          <table:table-cell table:style-name="ce246"/>
          <table:table-cell table:number-columns-repeated="1011"/>
        </table:table-row>
        <table:table-row table:style-name="ro6">
          <table:table-cell table:style-name="ce288" office:value-type="string" calcext:value-type="string">
            <text:p>V08-01-04-05</text:p>
          </table:table-cell>
          <table:table-cell table:style-name="ce190" office:value-type="string" calcext:value-type="string">
            <text:p>Belt tensioner plunger</text:p>
          </table:table-cell>
          <table:table-cell table:style-name="ce260" office:value-type="float" office:value="1934" calcext:value-type="float">
            <text:p>1 934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29]=[$БД.$A$36];[$Настройки.$B$17];[.D29]=[$БД.$A$37];[$Настройки.$B$19];[.D2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2.47552" calcext:value-type="float">
            <text:p>2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29]*[.H29]" office:value-type="float" office:value="4.95104" calcext:value-type="float">
            <text:p>4,95 г</text:p>
          </table:table-cell>
          <table:table-cell table:style-name="ce194" table:formula="of:=COM.MICROSOFT.IFS([.D29]=[$БД.$A$36];[$Настройки.$B$18];[.D29]=[$БД.$A$37];[$Настройки.$B$20];[.D29]=[$БД.$A$38];1.1)/1000" office:value-type="float" office:value="1.2" calcext:value-type="float">
            <text:p>1,20 р/г</text:p>
          </table:table-cell>
          <table:table-cell table:style-name="ce64" table:formula="of:=[.I29]*[.J29]" office:value-type="currency" office:currency="RUB" office:value="5.941248" calcext:value-type="currency">
            <text:p>5,94 ₽</text:p>
          </table:table-cell>
          <table:table-cell table:style-name="ce246"/>
          <table:table-cell table:number-columns-repeated="1011"/>
        </table:table-row>
        <table:table-row table:style-name="ro6">
          <table:table-cell table:style-name="ce288" office:value-type="string" calcext:value-type="string">
            <text:p>V07-01-05-01</text:p>
          </table:table-cell>
          <table:table-cell table:style-name="ce190" office:value-type="string" calcext:value-type="string">
            <text:p>Right belt tensioner base</text:p>
          </table:table-cell>
          <table:table-cell table:style-name="ce260" office:value-type="float" office:value="88646" calcext:value-type="float">
            <text:p>88 646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30]=[$БД.$A$36];[$Настройки.$B$17];[.D30]=[$БД.$A$37];[$Настройки.$B$19];[.D30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0]*[.E30]*[.F30]/1000" office:value-type="float" office:value="56.73344" calcext:value-type="float">
            <text:p>56,73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30]*[.H30]" office:value-type="float" office:value="56.73344" calcext:value-type="float">
            <text:p>56,73 г</text:p>
          </table:table-cell>
          <table:table-cell table:style-name="ce194" table:formula="of:=COM.MICROSOFT.IFS([.D30]=[$БД.$A$36];[$Настройки.$B$18];[.D30]=[$БД.$A$37];[$Настройки.$B$20];[.D30]=[$БД.$A$38];1.1)/1000" office:value-type="float" office:value="1.2" calcext:value-type="float">
            <text:p>1,20 р/г</text:p>
          </table:table-cell>
          <table:table-cell table:style-name="ce64" table:formula="of:=[.I30]*[.J30]" office:value-type="currency" office:currency="RUB" office:value="68.080128" calcext:value-type="currency">
            <text:p>68,08 ₽</text:p>
          </table:table-cell>
          <table: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1-06-01</text:p>
          </table:table-cell>
          <table:table-cell table:style-name="ce190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31]=[$БД.$A$36];[$Настройки.$B$17];[.D31]=[$БД.$A$37];[$Настройки.$B$19];[.D3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4.63104" calcext:value-type="float">
            <text:p>4,63 г</text:p>
          </table:table-cell>
          <table:table-cell table:style-name="ce323" table:formula="of:=IF([$Настройки.B3]=2;2;0)" office:value-type="float" office:value="2" calcext:value-type="float">
            <text:p>2</text:p>
          </table:table-cell>
          <table:table-cell table:style-name="ce267" table:formula="of:=[.G31]*[.H31]" office:value-type="float" office:value="9.26208" calcext:value-type="float">
            <text:p>9,26 г</text:p>
          </table:table-cell>
          <table:table-cell table:style-name="ce194" table:formula="of:=COM.MICROSOFT.IFS([.D31]=[$БД.$A$36];[$Настройки.$B$18];[.D31]=[$БД.$A$37];[$Настройки.$B$20];[.D31]=[$БД.$A$38];1.1)/1000" office:value-type="float" office:value="1.2" calcext:value-type="float">
            <text:p>1,20 р/г</text:p>
          </table:table-cell>
          <table:table-cell table:style-name="ce64" table:formula="of:=[.I31]*[.J31]" office:value-type="currency" office:currency="RUB" office:value="11.114496" calcext:value-type="currency">
            <text:p>11,11 ₽</text:p>
          </table:table-cell>
          <table:table-cell table:style-name="ce246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2">
          <table:table-cell table:style-name="ce288" office:value-type="string" calcext:value-type="string">
            <text:p>V08-01-07-01</text:p>
          </table:table-cell>
          <table:table-cell table:style-name="ce190" office:value-type="string" calcext:value-type="string">
            <text:p>Y axis mechanical endstop mount</text:p>
          </table:table-cell>
          <table:table-cell table:style-name="ce260" office:value-type="float" office:value="2251" calcext:value-type="float">
            <text:p>2 251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32]=[$БД.$A$36];[$Настройки.$B$17];[.D32]=[$БД.$A$37];[$Настройки.$B$19];[.D3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2.88128" calcext:value-type="float">
            <text:p>2,8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32]*[.H32]" office:value-type="float" office:value="5.76256" calcext:value-type="float">
            <text:p>5,76 г</text:p>
          </table:table-cell>
          <table:table-cell table:style-name="ce194" table:formula="of:=COM.MICROSOFT.IFS([.D32]=[$БД.$A$36];[$Настройки.$B$18];[.D32]=[$БД.$A$37];[$Настройки.$B$20];[.D32]=[$БД.$A$38];1.1)/1000" office:value-type="float" office:value="1.2" calcext:value-type="float">
            <text:p>1,20 р/г</text:p>
          </table:table-cell>
          <table:table-cell table:style-name="ce64" table:formula="of:=[.I32]*[.J32]" office:value-type="currency" office:currency="RUB" office:value="6.915072" calcext:value-type="currency">
            <text:p>6,92 ₽</text:p>
          </table:table-cell>
          <table:table-cell table:style-name="ce246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11" table:content-validation-name="val14"/>
          <table:covered-table-cell table:style-name="ce275"/>
          <table:covered-table-cell table:style-name="ce211"/>
          <table:covered-table-cell table:style-name="ce278"/>
          <table:covered-table-cell table:style-name="ce280"/>
          <table:covered-table-cell table:style-name="ce278"/>
          <table:covered-table-cell table:style-name="ce195"/>
          <table:covered-table-cell table:style-name="ce197"/>
          <table:covered-table-cell table:style-name="ce285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2-01</text:p>
          </table:table-cell>
          <table:table-cell table:style-name="ce190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10" table:content-validation-name="val14" office:value-type="string" calcext:value-type="string">
            <text:p>Эластомер</text:p>
          </table:table-cell>
          <table:table-cell table:style-name="ce265" table:formula="of:=COM.MICROSOFT.IFS([.D34]=[$БД.$A$36];[$Настройки.$B$17];[.D34]=[$БД.$A$37];[$Настройки.$B$19];[.D34]=[$БД.$A$38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2.3452" calcext:value-type="float">
            <text:p>2,35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34]*[.H34]" office:value-type="float" office:value="9.3808" calcext:value-type="float">
            <text:p>9,38 г</text:p>
          </table:table-cell>
          <table:table-cell table:style-name="ce194" table:formula="of:=COM.MICROSOFT.IFS([.D34]=[$БД.$A$36];[$Настройки.$B$18];[.D34]=[$БД.$A$37];[$Настройки.$B$20];[.D34]=[$БД.$A$38];1.1)/1000" office:value-type="float" office:value="0.0011" calcext:value-type="float">
            <text:p>0,00 р/г</text:p>
          </table:table-cell>
          <table:table-cell table:style-name="ce64" table:formula="of:=[.I34]*[.J34]" office:value-type="currency" office:currency="RUB" office:value="0.01031888" calcext:value-type="currency">
            <text:p>0,01 ₽</text:p>
          </table:table-cell>
          <table:table-cell table:style-name="ce246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190"/>
          <table:covered-table-cell table:style-name="ce260"/>
          <table:covered-table-cell table:style-name="ce210" table:content-validation-name="val14"/>
          <table:covered-table-cell table:style-name="ce265"/>
          <table:covered-table-cell table:style-name="ce210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1-01</text:p>
          </table:table-cell>
          <table:table-cell table:style-name="ce190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36]=[$БД.$A$36];[$Настройки.$B$17];[.D36]=[$БД.$A$37];[$Настройки.$B$19];[.D3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6]*[.E36]*[.F36]/1000" office:value-type="float" office:value="95.0496" calcext:value-type="float">
            <text:p>95,05 г</text:p>
          </table:table-cell>
          <table:table-cell table:style-name="ce323" table:formula="of:=[$Настройки.B11]" office:value-type="float" office:value="2" calcext:value-type="float">
            <text:p>2</text:p>
          </table:table-cell>
          <table:table-cell table:style-name="ce267" table:formula="of:=[.G36]*[.H36]" office:value-type="float" office:value="190.0992" calcext:value-type="float">
            <text:p>190,10 г</text:p>
          </table:table-cell>
          <table:table-cell table:style-name="ce194" table:formula="of:=COM.MICROSOFT.IFS([.D36]=[$БД.$A$36];[$Настройки.$B$18];[.D36]=[$БД.$A$37];[$Настройки.$B$20];[.D36]=[$БД.$A$38];1.1)/1000" office:value-type="float" office:value="1.2" calcext:value-type="float">
            <text:p>1,20 р/г</text:p>
          </table:table-cell>
          <table:table-cell table:style-name="ce64" table:formula="of:=[.I36]*[.J36]" office:value-type="currency" office:currency="RUB" office:value="228.11904" calcext:value-type="currency">
            <text:p>228,12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3-02-01</text:p>
          </table:table-cell>
          <table:table-cell table:style-name="ce190" office:value-type="string" calcext:value-type="string">
            <text:p>Z axis motor mount</text:p>
          </table:table-cell>
          <table:table-cell table:style-name="ce260" office:value-type="float" office:value="23944" calcext:value-type="float">
            <text:p>23 944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37]=[$БД.$A$36];[$Настройки.$B$17];[.D37]=[$БД.$A$37];[$Настройки.$B$19];[.D37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25.85952" calcext:value-type="float">
            <text:p>25,86 г</text:p>
          </table:table-cell>
          <table:table-cell table:style-name="ce323" table:formula="of:=[$Настройки.B12]" office:value-type="float" office:value="2" calcext:value-type="float">
            <text:p>2</text:p>
          </table:table-cell>
          <table:table-cell table:style-name="ce267" table:formula="of:=[.G37]*[.H37]" office:value-type="float" office:value="51.71904" calcext:value-type="float">
            <text:p>51,72 г</text:p>
          </table:table-cell>
          <table:table-cell table:style-name="ce194" table:formula="of:=COM.MICROSOFT.IFS([.D37]=[$БД.$A$36];[$Настройки.$B$18];[.D37]=[$БД.$A$37];[$Настройки.$B$20];[.D37]=[$БД.$A$38];1.1)/1000" office:value-type="float" office:value="2.7" calcext:value-type="float">
            <text:p>2,70 р/г</text:p>
          </table:table-cell>
          <table:table-cell table:style-name="ce64" table:formula="of:=[.I37]*[.J37]" office:value-type="currency" office:currency="RUB" office:value="139.641408" calcext:value-type="currency">
            <text:p>139,64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1</text:p>
          </table:table-cell>
          <table:table-cell table:style-name="ce190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38]=[$БД.$A$36];[$Настройки.$B$17];[.D38]=[$БД.$A$37];[$Настройки.$B$19];[.D3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5.17952" calcext:value-type="float">
            <text:p>15,18 г</text:p>
          </table:table-cell>
          <table:table-cell table:style-name="ce323" table:formula="of:=IF([$Настройки.B12]&gt;=[$Настройки.B11];[$'Профиль алюминиевый'.D19]*2;0)" office:value-type="float" office:value="6" calcext:value-type="float">
            <text:p>6</text:p>
          </table:table-cell>
          <table:table-cell table:style-name="ce267" table:formula="of:=[.G38]*[.H38]" office:value-type="float" office:value="91.07712" calcext:value-type="float">
            <text:p>91,08 г</text:p>
          </table:table-cell>
          <table:table-cell table:style-name="ce194" table:formula="of:=COM.MICROSOFT.IFS([.D38]=[$БД.$A$36];[$Настройки.$B$18];[.D38]=[$БД.$A$37];[$Настройки.$B$20];[.D38]=[$БД.$A$38];1.1)/1000" office:value-type="float" office:value="1.2" calcext:value-type="float">
            <text:p>1,20 р/г</text:p>
          </table:table-cell>
          <table:table-cell table:style-name="ce64" table:formula="of:=[.I38]*[.J38]" office:value-type="currency" office:currency="RUB" office:value="109.292544" calcext:value-type="currency">
            <text:p>109,29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2</text:p>
          </table:table-cell>
          <table:table-cell table:style-name="ce190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10" table:content-validation-name="val14" office:value-type="string" calcext:value-type="string">
            <text:p>Продвинутый</text:p>
          </table:table-cell>
          <table:table-cell table:style-name="ce265" table:formula="of:=COM.MICROSOFT.IFS([.D39]=[$БД.$A$36];[$Настройки.$B$17];[.D39]=[$БД.$A$37];[$Настройки.$B$19];[.D39]=[$БД.$A$38];1.1)" office:value-type="float" office:value="1.08" calcext:value-type="float">
            <text:p>1,0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12.51396" calcext:value-type="float">
            <text:p>12,51 г</text:p>
          </table:table-cell>
          <table:table-cell table:style-name="ce323" table:formula="of:=[$Настройки.B10]" office:value-type="float" office:value="6" calcext:value-type="float">
            <text:p>6</text:p>
          </table:table-cell>
          <table:table-cell table:style-name="ce267" table:formula="of:=[.G39]*[.H39]" office:value-type="float" office:value="75.08376" calcext:value-type="float">
            <text:p>75,08 г</text:p>
          </table:table-cell>
          <table:table-cell table:style-name="ce194" table:formula="of:=COM.MICROSOFT.IFS([.D39]=[$БД.$A$36];[$Настройки.$B$18];[.D39]=[$БД.$A$37];[$Настройки.$B$20];[.D39]=[$БД.$A$38];1.1)/1000" office:value-type="float" office:value="2.7" calcext:value-type="float">
            <text:p>2,70 р/г</text:p>
          </table:table-cell>
          <table:table-cell table:style-name="ce64" table:formula="of:=[.I39]*[.J39]" office:value-type="currency" office:currency="RUB" office:value="202.726152" calcext:value-type="currency">
            <text:p>202,73 ₽</text:p>
          </table:table-cell>
          <table:table-cell table:style-name="ce246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3-03-01-03</text:p>
          </table:table-cell>
          <table:table-cell table:style-name="ce190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0]=[$БД.$A$36];[$Настройки.$B$17];[.D40]=[$БД.$A$37];[$Настройки.$B$19];[.D4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0.28608" calcext:value-type="float">
            <text:p>10,29 г</text:p>
          </table:table-cell>
          <table:table-cell table:style-name="ce323" table:formula="of:=[.H39]" office:value-type="float" office:value="6" calcext:value-type="float">
            <text:p>6</text:p>
          </table:table-cell>
          <table:table-cell table:style-name="ce267" table:formula="of:=[.G40]*[.H40]" office:value-type="float" office:value="61.71648" calcext:value-type="float">
            <text:p>61,72 г</text:p>
          </table:table-cell>
          <table:table-cell table:style-name="ce194" table:formula="of:=COM.MICROSOFT.IFS([.D40]=[$БД.$A$36];[$Настройки.$B$18];[.D40]=[$БД.$A$37];[$Настройки.$B$20];[.D40]=[$БД.$A$38];1.1)/1000" office:value-type="float" office:value="1.2" calcext:value-type="float">
            <text:p>1,20 р/г</text:p>
          </table:table-cell>
          <table:table-cell table:style-name="ce64" table:formula="of:=[.I40]*[.J40]" office:value-type="currency" office:currency="RUB" office:value="74.059776" calcext:value-type="currency">
            <text:p>74,06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6-03-03-01-04</text:p>
          </table:table-cell>
          <table:table-cell table:style-name="ce190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1]=[$БД.$A$36];[$Настройки.$B$17];[.D41]=[$БД.$A$37];[$Настройки.$B$19];[.D4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15.7376" calcext:value-type="float">
            <text:p>15,74 г</text:p>
          </table:table-cell>
          <table:table-cell table:style-name="ce323" table:formula="of:=IF([$Настройки.B12]&lt;[$Настройки.B11];[$'Профиль алюминиевый'.D19]*2;0)" office:value-type="float" office:value="0" calcext:value-type="float">
            <text:p>0</text:p>
          </table:table-cell>
          <table:table-cell table:style-name="ce267" table:formula="of:=[.G41]*[.H41]" office:value-type="float" office:value="0" calcext:value-type="float">
            <text:p>0,00 г</text:p>
          </table:table-cell>
          <table:table-cell table:style-name="ce194" table:formula="of:=COM.MICROSOFT.IFS([.D41]=[$БД.$A$36];[$Настройки.$B$18];[.D41]=[$БД.$A$37];[$Настройки.$B$20];[.D41]=[$БД.$A$38];1.1)/1000" office:value-type="float" office:value="1.2" calcext:value-type="float">
            <text:p>1,20 р/г</text:p>
          </table:table-cell>
          <table:table-cell table:style-name="ce64" table:formula="of:=[.I41]*[.J41]" office:value-type="currency" office:currency="RUB" office:value="0" calcext:value-type="currency">
            <text:p>0,00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5-01</text:p>
          </table:table-cell>
          <table:table-cell table:style-name="ce190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2]=[$БД.$A$36];[$Настройки.$B$17];[.D42]=[$БД.$A$37];[$Настройки.$B$19];[.D4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11.48032" calcext:value-type="float">
            <text:p>11,48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2]*[.H42]" office:value-type="float" office:value="22.96064" calcext:value-type="float">
            <text:p>22,96 г</text:p>
          </table:table-cell>
          <table:table-cell table:style-name="ce194" table:formula="of:=COM.MICROSOFT.IFS([.D42]=[$БД.$A$36];[$Настройки.$B$18];[.D42]=[$БД.$A$37];[$Настройки.$B$20];[.D42]=[$БД.$A$38];1.1)/1000" office:value-type="float" office:value="1.2" calcext:value-type="float">
            <text:p>1,20 р/г</text:p>
          </table:table-cell>
          <table:table-cell table:style-name="ce64" table:formula="of:=[.I42]*[.J42]" office:value-type="currency" office:currency="RUB" office:value="27.552768" calcext:value-type="currency">
            <text:p>27,55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3-06</text:p>
          </table:table-cell>
          <table:table-cell table:style-name="ce190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3]=[$БД.$A$36];[$Настройки.$B$17];[.D43]=[$БД.$A$37];[$Настройки.$B$19];[.D43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0.832" calcext:value-type="float">
            <text:p>0,83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3]*[.H43]" office:value-type="float" office:value="1.664" calcext:value-type="float">
            <text:p>1,66 г</text:p>
          </table:table-cell>
          <table:table-cell table:style-name="ce194" table:formula="of:=COM.MICROSOFT.IFS([.D43]=[$БД.$A$36];[$Настройки.$B$18];[.D43]=[$БД.$A$37];[$Настройки.$B$20];[.D43]=[$БД.$A$38];1.1)/1000" office:value-type="float" office:value="1.2" calcext:value-type="float">
            <text:p>1,20 р/г</text:p>
          </table:table-cell>
          <table:table-cell table:style-name="ce64" table:formula="of:=[.I43]*[.J43]" office:value-type="currency" office:currency="RUB" office:value="1.9968" calcext:value-type="currency">
            <text:p>2,00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190"/>
          <table:covered-table-cell table:style-name="ce260"/>
          <table:covered-table-cell table:style-name="ce210" table:content-validation-name="val14"/>
          <table:covered-table-cell table:style-name="ce265"/>
          <table:covered-table-cell table:style-name="ce210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2-01</text:p>
          </table:table-cell>
          <table:table-cell table:style-name="ce190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5]=[$БД.$A$36];[$Настройки.$B$17];[.D45]=[$БД.$A$37];[$Настройки.$B$19];[.D45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.45536" calcext:value-type="float">
            <text:p>1,46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5]*[.H45]" office:value-type="float" office:value="8.73216" calcext:value-type="float">
            <text:p>8,73 г</text:p>
          </table:table-cell>
          <table:table-cell table:style-name="ce194" table:formula="of:=COM.MICROSOFT.IFS([.D45]=[$БД.$A$36];[$Настройки.$B$18];[.D45]=[$БД.$A$37];[$Настройки.$B$20];[.D45]=[$БД.$A$38];1.1)/1000" office:value-type="float" office:value="1.2" calcext:value-type="float">
            <text:p>1,20 р/г</text:p>
          </table:table-cell>
          <table:table-cell table:style-name="ce64" table:formula="of:=[.I45]*[.J45]" office:value-type="currency" office:currency="RUB" office:value="10.478592" calcext:value-type="currency">
            <text:p>10,48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2-02</text:p>
          </table:table-cell>
          <table:table-cell table:style-name="ce190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6]=[$БД.$A$36];[$Настройки.$B$17];[.D46]=[$БД.$A$37];[$Настройки.$B$19];[.D46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2.7968" calcext:value-type="float">
            <text:p>2,80 г</text:p>
          </table:table-cell>
          <table:table-cell table:style-name="ce323" office:value-type="float" office:value="6" calcext:value-type="float">
            <text:p>6</text:p>
          </table:table-cell>
          <table:table-cell table:style-name="ce267" table:formula="of:=[.G46]*[.H46]" office:value-type="float" office:value="16.7808" calcext:value-type="float">
            <text:p>16,78 г</text:p>
          </table:table-cell>
          <table:table-cell table:style-name="ce194" table:formula="of:=COM.MICROSOFT.IFS([.D46]=[$БД.$A$36];[$Настройки.$B$18];[.D46]=[$БД.$A$37];[$Настройки.$B$20];[.D46]=[$БД.$A$38];1.1)/1000" office:value-type="float" office:value="1.2" calcext:value-type="float">
            <text:p>1,20 р/г</text:p>
          </table:table-cell>
          <table:table-cell table:style-name="ce64" table:formula="of:=[.I46]*[.J46]" office:value-type="currency" office:currency="RUB" office:value="20.13696" calcext:value-type="currency">
            <text:p>20,14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7-03</text:p>
          </table:table-cell>
          <table:table-cell table:style-name="ce190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7]=[$БД.$A$36];[$Настройки.$B$17];[.D47]=[$БД.$A$37];[$Настройки.$B$19];[.D47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3.70432" calcext:value-type="float">
            <text:p>3,70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47]*[.H47]" office:value-type="float" office:value="7.40864" calcext:value-type="float">
            <text:p>7,41 г</text:p>
          </table:table-cell>
          <table:table-cell table:style-name="ce194" table:formula="of:=COM.MICROSOFT.IFS([.D47]=[$БД.$A$36];[$Настройки.$B$18];[.D47]=[$БД.$A$37];[$Настройки.$B$20];[.D47]=[$БД.$A$38];1.1)/1000" office:value-type="float" office:value="1.2" calcext:value-type="float">
            <text:p>1,20 р/г</text:p>
          </table:table-cell>
          <table:table-cell table:style-name="ce64" table:formula="of:=[.I47]*[.J47]" office:value-type="currency" office:currency="RUB" office:value="8.890368" calcext:value-type="currency">
            <text:p>8,89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08(A)</text:p>
          </table:table-cell>
          <table:table-cell table:style-name="ce190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8]=[$БД.$A$36];[$Настройки.$B$17];[.D48]=[$БД.$A$37];[$Настройки.$B$19];[.D4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7.17504" calcext:value-type="float">
            <text:p>17,18 г</text:p>
          </table:table-cell>
          <table:table-cell table:style-name="ce323" office:value-type="float" office:value="5" calcext:value-type="float">
            <text:p>5</text:p>
          </table:table-cell>
          <table:table-cell table:style-name="ce267" table:formula="of:=[.G48]*[.H48]" office:value-type="float" office:value="85.8752" calcext:value-type="float">
            <text:p>85,88 г</text:p>
          </table:table-cell>
          <table:table-cell table:style-name="ce194" table:formula="of:=COM.MICROSOFT.IFS([.D48]=[$БД.$A$36];[$Настройки.$B$18];[.D48]=[$БД.$A$37];[$Настройки.$B$20];[.D48]=[$БД.$A$38];1.1)/1000" office:value-type="float" office:value="1.2" calcext:value-type="float">
            <text:p>1,20 р/г</text:p>
          </table:table-cell>
          <table:table-cell table:style-name="ce64" table:formula="of:=[.I48]*[.J48]" office:value-type="currency" office:currency="RUB" office:value="103.05024" calcext:value-type="currency">
            <text:p>103,05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88" office:value-type="string" calcext:value-type="string">
            <text:p>V07-04-08(B)</text:p>
          </table:table-cell>
          <table:table-cell table:style-name="ce190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49]=[$БД.$A$36];[$Настройки.$B$17];[.D49]=[$БД.$A$37];[$Настройки.$B$19];[.D4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9.54048" calcext:value-type="float">
            <text:p>19,54 г</text:p>
          </table:table-cell>
          <table:table-cell table:style-name="ce323" office:value-type="float" office:value="1" calcext:value-type="float">
            <text:p>1</text:p>
          </table:table-cell>
          <table:table-cell table:style-name="ce267" table:formula="of:=[.G49]*[.H49]" office:value-type="float" office:value="19.54048" calcext:value-type="float">
            <text:p>19,54 г</text:p>
          </table:table-cell>
          <table:table-cell table:style-name="ce194" table:formula="of:=COM.MICROSOFT.IFS([.D49]=[$БД.$A$36];[$Настройки.$B$18];[.D49]=[$БД.$A$37];[$Настройки.$B$20];[.D49]=[$БД.$A$38];1.1)/1000" office:value-type="float" office:value="1.2" calcext:value-type="float">
            <text:p>1,20 р/г</text:p>
          </table:table-cell>
          <table:table-cell table:style-name="ce64" table:formula="of:=[.I49]*[.J49]" office:value-type="currency" office:currency="RUB" office:value="23.448576" calcext:value-type="currency">
            <text:p>23,45 ₽</text:p>
          </table:table-cell>
          <table: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0-01</text:p>
          </table:table-cell>
          <table:table-cell table:style-name="ce190" office:value-type="string" calcext:value-type="string">
            <text:p>Back door lock</text:p>
          </table:table-cell>
          <table:table-cell table:style-name="ce260" office:value-type="float" office:value="3973" calcext:value-type="float">
            <text:p>3 973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0]=[$БД.$A$36];[$Настройки.$B$17];[.D50]=[$БД.$A$37];[$Настройки.$B$19];[.D5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5.08544" calcext:value-type="float">
            <text:p>5,0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50]*[.H50]" office:value-type="float" office:value="10.17088" calcext:value-type="float">
            <text:p>10,17 г</text:p>
          </table:table-cell>
          <table:table-cell table:style-name="ce194" table:formula="of:=COM.MICROSOFT.IFS([.D50]=[$БД.$A$36];[$Настройки.$B$18];[.D50]=[$БД.$A$37];[$Настройки.$B$20];[.D50]=[$БД.$A$38];1.1)/1000" office:value-type="float" office:value="1.2" calcext:value-type="float">
            <text:p>1,20 р/г</text:p>
          </table:table-cell>
          <table:table-cell table:style-name="ce64" table:formula="of:=[.I50]*[.J50]" office:value-type="currency" office:currency="RUB" office:value="12.205056" calcext:value-type="currency">
            <text:p>12,21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4-11</text:p>
          </table:table-cell>
          <table:table-cell table:style-name="ce190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1]=[$БД.$A$36];[$Настройки.$B$17];[.D51]=[$БД.$A$37];[$Настройки.$B$19];[.D5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12.23424" calcext:value-type="float">
            <text:p>12,23 г</text:p>
          </table:table-cell>
          <table:table-cell table:style-name="ce323" table:formula="of:=[$Настройки.B3]" office:value-type="float" office:value="2" calcext:value-type="float">
            <text:p>2</text:p>
          </table:table-cell>
          <table:table-cell table:style-name="ce267" table:formula="of:=[.G51]*[.H51]" office:value-type="float" office:value="24.46848" calcext:value-type="float">
            <text:p>24,47 г</text:p>
          </table:table-cell>
          <table:table-cell table:style-name="ce194" table:formula="of:=COM.MICROSOFT.IFS([.D51]=[$БД.$A$36];[$Настройки.$B$18];[.D51]=[$БД.$A$37];[$Настройки.$B$20];[.D51]=[$БД.$A$38];1.1)/1000" office:value-type="float" office:value="1.2" calcext:value-type="float">
            <text:p>1,20 р/г</text:p>
          </table:table-cell>
          <table:table-cell table:style-name="ce64" table:formula="of:=[.I51]*[.J51]" office:value-type="currency" office:currency="RUB" office:value="29.362176" calcext:value-type="currency">
            <text:p>29,36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4-12</text:p>
          </table:table-cell>
          <table:table-cell table:style-name="ce190" office:value-type="string" calcext:value-type="string">
            <text:p>Print head cable guide nut</text:p>
          </table:table-cell>
          <table:table-cell table:style-name="ce260" office:value-type="float" office:value="6667" calcext:value-type="float">
            <text:p>6 667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2]=[$БД.$A$36];[$Настройки.$B$17];[.D52]=[$БД.$A$37];[$Настройки.$B$19];[.D52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8.53376" calcext:value-type="float">
            <text:p>8,53 г</text:p>
          </table:table-cell>
          <table:table-cell table:style-name="ce323" table:formula="of:=[.H51]" office:value-type="float" office:value="2" calcext:value-type="float">
            <text:p>2</text:p>
          </table:table-cell>
          <table:table-cell table:style-name="ce267" table:formula="of:=[.G52]*[.H52]" office:value-type="float" office:value="17.06752" calcext:value-type="float">
            <text:p>17,07 г</text:p>
          </table:table-cell>
          <table:table-cell table:style-name="ce194" table:formula="of:=COM.MICROSOFT.IFS([.D52]=[$БД.$A$36];[$Настройки.$B$18];[.D52]=[$БД.$A$37];[$Настройки.$B$20];[.D52]=[$БД.$A$38];1.1)/1000" office:value-type="float" office:value="1.2" calcext:value-type="float">
            <text:p>1,20 р/г</text:p>
          </table:table-cell>
          <table:table-cell table:style-name="ce64" table:formula="of:=[.I52]*[.J52]" office:value-type="currency" office:currency="RUB" office:value="20.481024" calcext:value-type="currency">
            <text:p>20,48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190"/>
          <table:covered-table-cell table:style-name="ce260"/>
          <table:covered-table-cell table:style-name="ce210" table:content-validation-name="val14"/>
          <table:covered-table-cell table:style-name="ce265"/>
          <table:covered-table-cell table:style-name="ce210"/>
          <table:covered-table-cell table:style-name="ce267"/>
          <table:covered-table-cell table:style-name="ce323"/>
          <table:covered-table-cell table:style-name="ce267"/>
          <table:covered-table-cell table:style-name="ce194"/>
          <table:covered-table-cell table:style-name="ce64"/>
          <table:covered-table-cell table:style-name="ce246"/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1-01</text:p>
          </table:table-cell>
          <table:table-cell table:style-name="ce190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4]=[$БД.$A$36];[$Настройки.$B$17];[.D54]=[$БД.$A$37];[$Настройки.$B$19];[.D54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11.91296" calcext:value-type="float">
            <text:p>11,91 г</text:p>
          </table:table-cell>
          <table:table-cell table:style-name="ce323" table:formula="of:=[.H55]*2" office:value-type="float" office:value="8" calcext:value-type="float">
            <text:p>8</text:p>
          </table:table-cell>
          <table:table-cell table:style-name="ce267" table:formula="of:=[.G54]*[.H54]" office:value-type="float" office:value="95.30368" calcext:value-type="float">
            <text:p>95,30 г</text:p>
          </table:table-cell>
          <table:table-cell table:style-name="ce194" table:formula="of:=COM.MICROSOFT.IFS([.D54]=[$БД.$A$36];[$Настройки.$B$18];[.D54]=[$БД.$A$37];[$Настройки.$B$20];[.D54]=[$БД.$A$38];1.1)/1000" office:value-type="float" office:value="1.2" calcext:value-type="float">
            <text:p>1,20 р/г</text:p>
          </table:table-cell>
          <table:table-cell table:style-name="ce64" table:formula="of:=[.I54]*[.J54]" office:value-type="currency" office:currency="RUB" office:value="114.364416" calcext:value-type="currency">
            <text:p>114,36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1-02</text:p>
          </table:table-cell>
          <table:table-cell table:style-name="ce190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5]=[$БД.$A$36];[$Настройки.$B$17];[.D55]=[$БД.$A$37];[$Настройки.$B$19];[.D55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5]*[.E55]*[.F55]/1000" office:value-type="float" office:value="51.9968" calcext:value-type="float">
            <text:p>52,00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5]*[.H55]" office:value-type="float" office:value="207.9872" calcext:value-type="float">
            <text:p>207,99 г</text:p>
          </table:table-cell>
          <table:table-cell table:style-name="ce194" table:formula="of:=COM.MICROSOFT.IFS([.D55]=[$БД.$A$36];[$Настройки.$B$18];[.D55]=[$БД.$A$37];[$Настройки.$B$20];[.D55]=[$БД.$A$38];1.1)/1000" office:value-type="float" office:value="1.2" calcext:value-type="float">
            <text:p>1,20 р/г</text:p>
          </table:table-cell>
          <table:table-cell table:style-name="ce64" table:formula="of:=[.I55]*[.J55]" office:value-type="currency" office:currency="RUB" office:value="249.58464" calcext:value-type="currency">
            <text:p>249,58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8-06-01-02</text:p>
          </table:table-cell>
          <table:table-cell table:style-name="ce190" office:value-type="string" calcext:value-type="string">
            <text:p>Inner spool holder mount part A</text:p>
          </table:table-cell>
          <table:table-cell table:style-name="ce260" office:value-type="float" office:value="31386" calcext:value-type="float">
            <text:p>31 386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6]=[$БД.$A$36];[$Настройки.$B$17];[.D56]=[$БД.$A$37];[$Настройки.$B$19];[.D56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6]*[.E56]*[.F56]/1000" office:value-type="float" office:value="30.13056" calcext:value-type="float">
            <text:p>30,13 г</text:p>
          </table:table-cell>
          <table:table-cell table:style-name="ce323" table:formula="of:=[.H55]/2" office:value-type="float" office:value="2" calcext:value-type="float">
            <text:p>2</text:p>
          </table:table-cell>
          <table:table-cell table:style-name="ce267" table:formula="of:=[.G56]*[.H56]" office:value-type="float" office:value="60.26112" calcext:value-type="float">
            <text:p>60,26 г</text:p>
          </table:table-cell>
          <table:table-cell table:style-name="ce194" table:formula="of:=COM.MICROSOFT.IFS([.D56]=[$БД.$A$36];[$Настройки.$B$18];[.D56]=[$БД.$A$37];[$Настройки.$B$20];[.D56]=[$БД.$A$38];1.1)/1000" office:value-type="float" office:value="1.2" calcext:value-type="float">
            <text:p>1,20 р/г</text:p>
          </table:table-cell>
          <table:table-cell table:style-name="ce64" table:formula="of:=[.I56]*[.J56]" office:value-type="currency" office:currency="RUB" office:value="72.313344" calcext:value-type="currency">
            <text:p>72,31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7-06-01-03</text:p>
          </table:table-cell>
          <table:table-cell table:style-name="ce190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7]=[$БД.$A$36];[$Настройки.$B$17];[.D57]=[$БД.$A$37];[$Настройки.$B$19];[.D57]=[$БД.$A$38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7]*[.E57]*[.F57]/1000" office:value-type="float" office:value="30.16512" calcext:value-type="float">
            <text:p>30,17 г</text:p>
          </table:table-cell>
          <table:table-cell table:style-name="ce323" table:formula="of:=[.H56]" office:value-type="float" office:value="2" calcext:value-type="float">
            <text:p>2</text:p>
          </table:table-cell>
          <table:table-cell table:style-name="ce267" table:formula="of:=[.G57]*[.H57]" office:value-type="float" office:value="60.33024" calcext:value-type="float">
            <text:p>60,33 г</text:p>
          </table:table-cell>
          <table:table-cell table:style-name="ce194" table:formula="of:=COM.MICROSOFT.IFS([.D57]=[$БД.$A$36];[$Настройки.$B$18];[.D57]=[$БД.$A$37];[$Настройки.$B$20];[.D57]=[$БД.$A$38];1.1)/1000" office:value-type="float" office:value="1.2" calcext:value-type="float">
            <text:p>1,20 р/г</text:p>
          </table:table-cell>
          <table:table-cell table:style-name="ce64" table:formula="of:=[.I57]*[.J57]" office:value-type="currency" office:currency="RUB" office:value="72.396288" calcext:value-type="currency">
            <text:p>72,40 ₽</text:p>
          </table:table-cell>
          <table:table-cell table:style-name="ce246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1</text:p>
          </table:table-cell>
          <table:table-cell table:style-name="ce190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8]=[$БД.$A$36];[$Настройки.$B$17];[.D58]=[$БД.$A$37];[$Настройки.$B$19];[.D58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9.53216" calcext:value-type="float">
            <text:p>9,53 г</text:p>
          </table:table-cell>
          <table:table-cell table:style-name="ce323" office:value-type="float" office:value="4" calcext:value-type="float">
            <text:p>4</text:p>
          </table:table-cell>
          <table:table-cell table:style-name="ce267" table:formula="of:=[.G58]*[.H58]" office:value-type="float" office:value="38.12864" calcext:value-type="float">
            <text:p>38,13 г</text:p>
          </table:table-cell>
          <table:table-cell table:style-name="ce194" table:formula="of:=COM.MICROSOFT.IFS([.D58]=[$БД.$A$36];[$Настройки.$B$18];[.D58]=[$БД.$A$37];[$Настройки.$B$20];[.D58]=[$БД.$A$38];1.1)/1000" office:value-type="float" office:value="1.2" calcext:value-type="float">
            <text:p>1,20 р/г</text:p>
          </table:table-cell>
          <table:table-cell table:style-name="ce64" table:formula="of:=[.I58]*[.J58]" office:value-type="currency" office:currency="RUB" office:value="45.754368" calcext:value-type="currency">
            <text:p>45,75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5</text:p>
          </table:table-cell>
          <table:table-cell table:style-name="ce190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59]=[$БД.$A$36];[$Настройки.$B$17];[.D59]=[$БД.$A$37];[$Настройки.$B$19];[.D59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9]*[.E59]*[.F59]/1000" office:value-type="float" office:value="0.82304" calcext:value-type="float">
            <text:p>0,82 г</text:p>
          </table:table-cell>
          <table:table-cell table:style-name="ce323" office:value-type="float" office:value="22" calcext:value-type="float">
            <text:p>22</text:p>
          </table:table-cell>
          <table:table-cell table:style-name="ce267" table:formula="of:=[.G59]*[.H59]" office:value-type="float" office:value="18.10688" calcext:value-type="float">
            <text:p>18,11 г</text:p>
          </table:table-cell>
          <table:table-cell table:style-name="ce194" table:formula="of:=COM.MICROSOFT.IFS([.D59]=[$БД.$A$36];[$Настройки.$B$18];[.D59]=[$БД.$A$37];[$Настройки.$B$20];[.D59]=[$БД.$A$38];1.1)/1000" office:value-type="float" office:value="1.2" calcext:value-type="float">
            <text:p>1,20 р/г</text:p>
          </table:table-cell>
          <table:table-cell table:style-name="ce64" table:formula="of:=[.I59]*[.J59]" office:value-type="currency" office:currency="RUB" office:value="21.728256" calcext:value-type="currency">
            <text:p>21,73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288" office:value-type="string" calcext:value-type="string">
            <text:p>V05-07-06-01</text:p>
          </table:table-cell>
          <table:table-cell table:style-name="ce190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60]=[$БД.$A$36];[$Настройки.$B$17];[.D60]=[$БД.$A$37];[$Настройки.$B$19];[.D60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6.38848" calcext:value-type="float">
            <text:p>6,39 г</text:p>
          </table:table-cell>
          <table:table-cell table:style-name="ce323" office:value-type="float" office:value="2" calcext:value-type="float">
            <text:p>2</text:p>
          </table:table-cell>
          <table:table-cell table:style-name="ce267" table:formula="of:=[.G60]*[.H60]" office:value-type="float" office:value="12.77696" calcext:value-type="float">
            <text:p>12,78 г</text:p>
          </table:table-cell>
          <table:table-cell table:style-name="ce194" table:formula="of:=COM.MICROSOFT.IFS([.D60]=[$БД.$A$36];[$Настройки.$B$18];[.D60]=[$БД.$A$37];[$Настройки.$B$20];[.D60]=[$БД.$A$38];1.1)/1000" office:value-type="float" office:value="1.2" calcext:value-type="float">
            <text:p>1,20 р/г</text:p>
          </table:table-cell>
          <table:table-cell table:style-name="ce64" table:formula="of:=[.I60]*[.J60]" office:value-type="currency" office:currency="RUB" office:value="15.332352" calcext:value-type="currency">
            <text:p>15,33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61]=[$БД.$A$36];[$Настройки.$B$17];[.D61]=[$БД.$A$37];[$Настройки.$B$19];[.D61]=[$БД.$A$38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1]*[.E61]*[.F61]/1000" office:value-type="float" office:value="6.37312" calcext:value-type="float">
            <text:p>6,37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1]*[.H61]" office:value-type="float" office:value="12.74624" calcext:value-type="float">
            <text:p>12,75 г</text:p>
          </table:table-cell>
          <table:table-cell table:style-name="ce194" table:formula="of:=COM.MICROSOFT.IFS([.D61]=[$БД.$A$36];[$Настройки.$B$18];[.D61]=[$БД.$A$37];[$Настройки.$B$20];[.D61]=[$БД.$A$38];1.1)/1000" office:value-type="float" office:value="1.2" calcext:value-type="float">
            <text:p>1,20 р/г</text:p>
          </table:table-cell>
          <table:table-cell table:style-name="ce64" table:formula="of:=[.I61]*[.J61]" office:value-type="currency" office:currency="RUB" office:value="15.295488" calcext:value-type="currency">
            <text:p>15,30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10" table:content-validation-name="val14" office:value-type="string" calcext:value-type="string">
            <text:p>Простой</text:p>
          </table:table-cell>
          <table:table-cell table:style-name="ce265" table:formula="of:=COM.MICROSOFT.IFS([.D62]=[$БД.$A$36];[$Настройки.$B$17];[.D62]=[$БД.$A$37];[$Настройки.$B$19];[.D62]=[$БД.$A$38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2]*[.E62]*[.F62]/1000" office:value-type="float" office:value="84.544" calcext:value-type="float">
            <text:p>84,54 г</text:p>
          </table:table-cell>
          <table:table-cell table:style-name="ce14" office:value-type="float" office:value="2" calcext:value-type="float">
            <text:p>2</text:p>
          </table:table-cell>
          <table:table-cell table:style-name="ce267" table:formula="of:=[.G62]*[.H62]" office:value-type="float" office:value="169.088" calcext:value-type="float">
            <text:p>169,09 г</text:p>
          </table:table-cell>
          <table:table-cell table:style-name="ce194" table:formula="of:=COM.MICROSOFT.IFS([.D62]=[$БД.$A$36];[$Настройки.$B$18];[.D62]=[$БД.$A$37];[$Настройки.$B$20];[.D62]=[$БД.$A$38];1.1)/1000" office:value-type="float" office:value="1.2" calcext:value-type="float">
            <text:p>1,20 р/г</text:p>
          </table:table-cell>
          <table:table-cell table:style-name="ce64" table:formula="of:=[.I62]*[.J62]" office:value-type="currency" office:currency="RUB" office:value="202.9056" calcext:value-type="currency">
            <text:p>202,91 ₽</text:p>
          </table:table-cell>
          <table:table-cell table:style-name="ce246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 table:number-columns-spanned="9" table:number-rows-spanned="1">
            <text:p>Итого:</text:p>
          </table:table-cell>
          <table:covered-table-cell table:style-name="ce171"/>
          <table:covered-table-cell table:style-name="ce181"/>
          <table:covered-table-cell table:number-columns-repeated="3" table:style-name="ce212"/>
          <table:covered-table-cell table:style-name="ce66"/>
          <table:covered-table-cell table:number-columns-repeated="2" table:style-name="ce14"/>
          <table:table-cell table:style-name="ce212"/>
          <table:table-cell table:style-name="ce17" table:formula="of:=SUM([.K4:.K62])" office:value-type="currency" office:currency="RUB" office:value="3160.90947608" calcext:value-type="currency">
            <text:p>3 160,91 ₽</text:p>
          </table:table-cell>
          <table:table-cell table:number-columns-repeated="1012"/>
        </table:table-row>
        <table:table-row table:style-name="ro6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6" table:number-rows-repeated="1048505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Проводка" table:style-name="ta2">
        <table:table-column table:style-name="co30" table:default-cell-style-name="ce257"/>
        <table:table-column table:style-name="co31" table:default-cell-style-name="ce263"/>
        <table:table-column table:style-name="co32" table:default-cell-style-name="ce257"/>
        <table:table-column table:style-name="co21" table:default-cell-style-name="ce263"/>
        <table:table-column table:style-name="co33" table:default-cell-style-name="ce263"/>
        <table:table-column table:style-name="co34" table:default-cell-style-name="ce93"/>
        <table:table-column table:style-name="co35" table:default-cell-style-name="ce257"/>
        <table:table-column table:style-name="co36" table:default-cell-style-name="ce257"/>
        <table:table-column table:style-name="co37" table:default-cell-style-name="ce257"/>
        <table:table-column table:style-name="co4" table:number-columns-repeated="1015" table:default-cell-style-name="ce257"/>
        <table:table-row table:style-name="ro19">
          <table:table-cell table:style-name="ce60" office:value-type="string" calcext:value-type="string" table:number-columns-spanned="9" table:number-rows-spanned="1">
            <text:p><text:span text:style-name="T3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0">
          <table:table-cell table:style-name="ce205" office:value-type="string" calcext:value-type="string">
            <text:p>Источник</text:p>
          </table:table-cell>
          <table:table-cell table:style-name="ce205" office:value-type="string" calcext:value-type="string">
            <text:p>Разъём со стороны источника</text:p>
          </table:table-cell>
          <table:table-cell table:style-name="ce205" office:value-type="string" calcext:value-type="string">
            <text:p>Потребитель</text:p>
          </table:table-cell>
          <table:table-cell table:style-name="ce205" office:value-type="string" calcext:value-type="string">
            <text:p>Разъём со стороны потребителя</text:p>
          </table:table-cell>
          <table:table-cell table:style-name="ce205" office:value-type="string" calcext:value-type="string">
            <text:p>Ток*</text:p>
          </table:table-cell>
          <table:table-cell table:style-name="ce205" office:value-type="string" calcext:value-type="string">
            <text:p>Сечение провода</text:p>
          </table:table-cell>
          <table:table-cell table:style-name="ce205" office:value-type="string" calcext:value-type="string">
            <text:p>Длина кабеля</text:p>
          </table:table-cell>
          <table:table-cell table:style-name="ce205" office:value-type="string" calcext:value-type="string">
            <text:p>Количество проводов в кабеле</text:p>
          </table:table-cell>
          <table:table-cell table:style-name="ce205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32" table:number-columns-repeated="6"/>
          <table:table-cell table:number-columns-repeated="1000"/>
        </table:table-row>
        <table:table-row table:style-name="ro21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264"/>
          <table:covered-table-cell table:number-columns-repeated="2" table:style-name="ce209"/>
          <table:covered-table-cell table:style-name="ce216" table:content-validation-name="val18"/>
          <table:covered-table-cell table:style-name="ce264" table:content-validation-name="val18"/>
          <table:covered-table-cell table:number-columns-repeated="2" table:style-name="ce264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Ввод питания 220в</text:p>
          </table:table-cell>
          <table:table-cell table:style-name="ce259" table:content-validation-name="val16" office:value-type="string" calcext:value-type="string">
            <text:p>Пайка</text:p>
          </table:table-cell>
          <table:table-cell table:style-name="ce256" table:content-validation-name="val5" office:value-type="string" calcext:value-type="string">
            <text:p>Блок питания 24в</text:p>
          </table:table-cell>
          <table:table-cell table:style-name="ce259" table:content-validation-name="val17" office:value-type="string" calcext:value-type="string">
            <text:p>Клемма</text:p>
          </table:table-cell>
          <table:table-cell table:style-name="ce214" table:content-validation-name="val5" table:formula="of:=[$Расчёты.D11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48];[$БД.$A$48];[.E4]&lt;[$БД.$C$47];[$БД.$A$47];[.E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55];1;0)+IF([.D4]=[$БД.$A$55];1;0))*[.I4]*[.H4]" office:value-type="float" office:value="3" calcext:value-type="float">
            <text:p>3</text:p>
          </table:table-cell>
          <table:table-cell table:style-name="ce222" table:formula="of:=(IF([.B4]=[$БД.$A$56];1;0)+IF([.D4]=[$БД.$A$56];1;0))*[.H4]*[.I4]" office:value-type="float" office:value="0" calcext:value-type="float">
            <text:p>0</text:p>
          </table:table-cell>
          <table:table-cell table:style-name="ce207" table:formula="of:=(IF([.B4]=[$БД.$A$60];1;0)+IF([.D4]=[$БД.$A$60];1;0))*[.I4]" office:value-type="float" office:value="0" calcext:value-type="float">
            <text:p>0</text:p>
          </table:table-cell>
          <table:table-cell table:style-name="ce207" table:formula="of:=(IF([.B4]=[$БД.$A$61];1;0)+IF([.D4]=[$БД.$A$61];1;0))*[.I4]" office:value-type="float" office:value="0" calcext:value-type="float">
            <text:p>0</text:p>
          </table:table-cell>
          <table:table-cell table:style-name="ce207" table:formula="of:=(IF([.B4]=[$БД.$A$62];1;0)+IF([.D4]=[$БД.$A$62];1;0))*[.I4]" office:value-type="float" office:value="0" calcext:value-type="float">
            <text:p>0</text:p>
          </table:table-cell>
          <table:table-cell table:style-name="ce207" table:formula="of:=(IF([.B4]=[$БД.$A$63];1;0)+IF([.D4]=[$БД.$A$63];1;0))*[.I4]" office:value-type="float" office:value="0" calcext:value-type="float">
            <text:p>0</text:p>
          </table:table-cell>
          <table:table-cell table:style-name="ce207" table:formula="of:=(IF([.B4]=[$БД.$A$59];1;0)+IF([.D4]=[$БД.$A$59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Ввод питания 220в</text:p>
          </table:table-cell>
          <table:table-cell table:style-name="ce259" table:content-validation-name="val16" office:value-type="string" calcext:value-type="string">
            <text:p>Пайка</text:p>
          </table:table-cell>
          <table:table-cell table:style-name="ce256" table:content-validation-name="val5" office:value-type="string" calcext:value-type="string">
            <text:p>Блок питания 5в</text:p>
          </table:table-cell>
          <table:table-cell table:style-name="ce259" table:content-validation-name="val17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48];[$БД.$A$48];[.E5]&lt;[$БД.$C$47];[$БД.$A$47];[.E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51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55];1;0)+IF([.D5]=[$БД.$A$55];1;0))*[.I5]*[.H5]" office:value-type="float" office:value="0" calcext:value-type="float">
            <text:p>0</text:p>
          </table:table-cell>
          <table:table-cell table:style-name="ce222" table:formula="of:=(IF([.B5]=[$БД.$A$56];1;0)+IF([.D5]=[$БД.$A$56];1;0))*[.H5]*[.I5]" office:value-type="float" office:value="0" calcext:value-type="float">
            <text:p>0</text:p>
          </table:table-cell>
          <table:table-cell table:style-name="ce207" table:formula="of:=(IF([.B5]=[$БД.$A$60];1;0)+IF([.D5]=[$БД.$A$60];1;0))*[.I5]" office:value-type="float" office:value="0" calcext:value-type="float">
            <text:p>0</text:p>
          </table:table-cell>
          <table:table-cell table:style-name="ce207" table:formula="of:=(IF([.B5]=[$БД.$A$61];1;0)+IF([.D5]=[$БД.$A$61];1;0))*[.I5]" office:value-type="float" office:value="0" calcext:value-type="float">
            <text:p>0</text:p>
          </table:table-cell>
          <table:table-cell table:style-name="ce207" table:formula="of:=(IF([.B5]=[$БД.$A$62];1;0)+IF([.D5]=[$БД.$A$62];1;0))*[.I5]" office:value-type="float" office:value="0" calcext:value-type="float">
            <text:p>0</text:p>
          </table:table-cell>
          <table:table-cell table:style-name="ce207" table:formula="of:=(IF([.B5]=[$БД.$A$63];1;0)+IF([.D5]=[$БД.$A$63];1;0))*[.I5]" office:value-type="float" office:value="0" calcext:value-type="float">
            <text:p>0</text:p>
          </table:table-cell>
          <table:table-cell table:style-name="ce207" table:formula="of:=(IF([.B5]=[$БД.$A$59];1;0)+IF([.D5]=[$БД.$A$59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Блок питания 24в</text:p>
          </table:table-cell>
          <table:table-cell table:style-name="ce259" table:content-validation-name="val16" office:value-type="string" calcext:value-type="string">
            <text:p>Клемма</text:p>
          </table:table-cell>
          <table:table-cell table:style-name="ce256" table:content-validation-name="val5" office:value-type="string" calcext:value-type="string">
            <text:p>Материнская плата</text:p>
          </table:table-cell>
          <table:table-cell table:style-name="ce259" table:content-validation-name="val17" office:value-type="string" calcext:value-type="string">
            <text:p>Наконечник</text:p>
          </table:table-cell>
          <table:table-cell table:style-name="ce214" table:content-validation-name="val5" table:formula="of:=[$Расчёты.D11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48];[$БД.$A$48];[.E6]&lt;[$БД.$C$47];[$БД.$A$47];[.E6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55];1;0)+IF([.D6]=[$БД.$A$55];1;0))*[.I6]*[.H6]" office:value-type="float" office:value="2" calcext:value-type="float">
            <text:p>2</text:p>
          </table:table-cell>
          <table:table-cell table:style-name="ce222" table:formula="of:=(IF([.B6]=[$БД.$A$56];1;0)+IF([.D6]=[$БД.$A$56];1;0))*[.H6]*[.I6]" office:value-type="float" office:value="2" calcext:value-type="float">
            <text:p>2</text:p>
          </table:table-cell>
          <table:table-cell table:style-name="ce207" table:formula="of:=(IF([.B6]=[$БД.$A$60];1;0)+IF([.D6]=[$БД.$A$60];1;0))*[.I6]" office:value-type="float" office:value="0" calcext:value-type="float">
            <text:p>0</text:p>
          </table:table-cell>
          <table:table-cell table:style-name="ce207" table:formula="of:=(IF([.B6]=[$БД.$A$61];1;0)+IF([.D6]=[$БД.$A$61];1;0))*[.I6]" office:value-type="float" office:value="0" calcext:value-type="float">
            <text:p>0</text:p>
          </table:table-cell>
          <table:table-cell table:style-name="ce207" table:formula="of:=(IF([.B6]=[$БД.$A$62];1;0)+IF([.D6]=[$БД.$A$62];1;0))*[.I6]" office:value-type="float" office:value="0" calcext:value-type="float">
            <text:p>0</text:p>
          </table:table-cell>
          <table:table-cell table:style-name="ce207" table:formula="of:=(IF([.B6]=[$БД.$A$63];1;0)+IF([.D6]=[$БД.$A$63];1;0))*[.I6]" office:value-type="float" office:value="0" calcext:value-type="float">
            <text:p>0</text:p>
          </table:table-cell>
          <table:table-cell table:style-name="ce207" table:formula="of:=(IF([.B6]=[$БД.$A$59];1;0)+IF([.D6]=[$БД.$A$59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Dupont 1pin</text:p>
          </table:table-cell>
          <table:table-cell table:style-name="ce256" table:content-validation-name="val5" office:value-type="string" calcext:value-type="string">
            <text:p>Управляющая плата</text:p>
          </table:table-cell>
          <table:table-cell table:style-name="ce259" table:content-validation-name="val17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48];[$БД.$A$48];[.E7]&lt;[$БД.$C$47];[$БД.$A$47];[.E7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55];1;0)+IF([.D7]=[$БД.$A$55];1;0))*[.I7]*[.H7]" office:value-type="float" office:value="0" calcext:value-type="float">
            <text:p>0</text:p>
          </table:table-cell>
          <table:table-cell table:style-name="ce222" table:formula="of:=(IF([.B7]=[$БД.$A$56];1;0)+IF([.D7]=[$БД.$A$56];1;0))*[.H7]*[.I7]" office:value-type="float" office:value="0" calcext:value-type="float">
            <text:p>0</text:p>
          </table:table-cell>
          <table:table-cell table:style-name="ce207" table:formula="of:=(IF([.B7]=[$БД.$A$60];1;0)+IF([.D7]=[$БД.$A$60];1;0))*[.I7]" office:value-type="float" office:value="0" calcext:value-type="float">
            <text:p>0</text:p>
          </table:table-cell>
          <table:table-cell table:style-name="ce207" table:formula="of:=(IF([.B7]=[$БД.$A$61];1;0)+IF([.D7]=[$БД.$A$61];1;0))*[.I7]" office:value-type="float" office:value="0" calcext:value-type="float">
            <text:p>0</text:p>
          </table:table-cell>
          <table:table-cell table:style-name="ce207" table:formula="of:=(IF([.B7]=[$БД.$A$62];1;0)+IF([.D7]=[$БД.$A$62];1;0))*[.I7]" office:value-type="float" office:value="0" calcext:value-type="float">
            <text:p>0</text:p>
          </table:table-cell>
          <table:table-cell table:style-name="ce207" table:formula="of:=(IF([.B7]=[$БД.$A$63];1;0)+IF([.D7]=[$БД.$A$63];1;0))*[.I7]" office:value-type="float" office:value="0" calcext:value-type="float">
            <text:p>0</text:p>
          </table:table-cell>
          <table:table-cell table:style-name="ce207" table:formula="of:=(IF([.B7]=[$БД.$A$59];1;0)+IF([.D7]=[$БД.$A$59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Блок питания 5в</text:p>
          </table:table-cell>
          <table:table-cell table:style-name="ce259" table:content-validation-name="val16" office:value-type="string" calcext:value-type="string">
            <text:p>Клемма</text:p>
          </table:table-cell>
          <table:table-cell table:style-name="ce256" table:content-validation-name="val5" office:value-type="string" calcext:value-type="string">
            <text:p>Управляющая плата</text:p>
          </table:table-cell>
          <table:table-cell table:style-name="ce259" table:content-validation-name="val17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48];[$БД.$A$48];[.E8]&lt;[$БД.$C$47];[$БД.$A$47];[.E8]&lt;[$БД.$C$46];[$БД.$A$46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51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55];1;0)+IF([.D8]=[$БД.$A$55];1;0))*[.I8]*[.H8]" office:value-type="float" office:value="0" calcext:value-type="float">
            <text:p>0</text:p>
          </table:table-cell>
          <table:table-cell table:style-name="ce222" table:formula="of:=(IF([.B8]=[$БД.$A$56];1;0)+IF([.D8]=[$БД.$A$56];1;0))*[.H8]*[.I8]" office:value-type="float" office:value="0" calcext:value-type="float">
            <text:p>0</text:p>
          </table:table-cell>
          <table:table-cell table:style-name="ce207" table:formula="of:=(IF([.B8]=[$БД.$A$60];1;0)+IF([.D8]=[$БД.$A$60];1;0))*[.I8]" office:value-type="float" office:value="0" calcext:value-type="float">
            <text:p>0</text:p>
          </table:table-cell>
          <table:table-cell table:style-name="ce207" table:formula="of:=(IF([.B8]=[$БД.$A$61];1;0)+IF([.D8]=[$БД.$A$61];1;0))*[.I8]" office:value-type="float" office:value="0" calcext:value-type="float">
            <text:p>0</text:p>
          </table:table-cell>
          <table:table-cell table:style-name="ce207" table:formula="of:=(IF([.B8]=[$БД.$A$62];1;0)+IF([.D8]=[$БД.$A$62];1;0))*[.I8]" office:value-type="float" office:value="0" calcext:value-type="float">
            <text:p>0</text:p>
          </table:table-cell>
          <table:table-cell table:style-name="ce207" table:formula="of:=(IF([.B8]=[$БД.$A$63];1;0)+IF([.D8]=[$БД.$A$63];1;0))*[.I8]" office:value-type="float" office:value="0" calcext:value-type="float">
            <text:p>0</text:p>
          </table:table-cell>
          <table:table-cell table:style-name="ce207" table:formula="of:=(IF([.B8]=[$БД.$A$59];1;0)+IF([.D8]=[$БД.$A$59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USB Type C</text:p>
          </table:table-cell>
          <table:table-cell table:style-name="ce256" table:content-validation-name="val5" office:value-type="string" calcext:value-type="string">
            <text:p>Управляющая плата</text:p>
          </table:table-cell>
          <table:table-cell table:style-name="ce259" table:content-validation-name="val17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55];1;0)+IF([.D9]=[$БД.$A$55];1;0))*[.I9]*[.H9]" office:value-type="float" office:value="0" calcext:value-type="float">
            <text:p>0</text:p>
          </table:table-cell>
          <table:table-cell table:style-name="ce222" table:formula="of:=(IF([.B9]=[$БД.$A$56];1;0)+IF([.D9]=[$БД.$A$56];1;0))*[.H9]*[.I9]" office:value-type="float" office:value="0" calcext:value-type="float">
            <text:p>0</text:p>
          </table:table-cell>
          <table:table-cell table:style-name="ce207" table:formula="of:=(IF([.B9]=[$БД.$A$60];1;0)+IF([.D9]=[$БД.$A$60];1;0))*[.I9]" office:value-type="float" office:value="0" calcext:value-type="float">
            <text:p>0</text:p>
          </table:table-cell>
          <table:table-cell table:style-name="ce207" table:formula="of:=(IF([.B9]=[$БД.$A$61];1;0)+IF([.D9]=[$БД.$A$61];1;0))*[.I9]" office:value-type="float" office:value="0" calcext:value-type="float">
            <text:p>0</text:p>
          </table:table-cell>
          <table:table-cell table:style-name="ce207" table:formula="of:=(IF([.B9]=[$БД.$A$62];1;0)+IF([.D9]=[$БД.$A$62];1;0))*[.I9]" office:value-type="float" office:value="0" calcext:value-type="float">
            <text:p>0</text:p>
          </table:table-cell>
          <table:table-cell table:style-name="ce207" table:formula="of:=(IF([.B9]=[$БД.$A$63];1;0)+IF([.D9]=[$БД.$A$63];1;0))*[.I9]" office:value-type="float" office:value="0" calcext:value-type="float">
            <text:p>0</text:p>
          </table:table-cell>
          <table:table-cell table:style-name="ce207" table:formula="of:=(IF([.B9]=[$БД.$A$59];1;0)+IF([.D9]=[$БД.$A$59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2pin</text:p>
          </table:table-cell>
          <table:table-cell table:style-name="ce256" table:content-validation-name="val5" office:value-type="string" calcext:value-type="string">
            <text:p>Вентилятор блока электроники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48];[$БД.$A$48];[.E10]&lt;[$БД.$C$47];[$БД.$A$47];[.E1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55];1;0)+IF([.D10]=[$БД.$A$55];1;0))*[.I10]*[.H10]" office:value-type="float" office:value="0" calcext:value-type="float">
            <text:p>0</text:p>
          </table:table-cell>
          <table:table-cell table:style-name="ce222" table:formula="of:=(IF([.B10]=[$БД.$A$56];1;0)+IF([.D10]=[$БД.$A$56];1;0))*[.H10]*[.I10]" office:value-type="float" office:value="0" calcext:value-type="float">
            <text:p>0</text:p>
          </table:table-cell>
          <table:table-cell table:style-name="ce207" table:formula="of:=(IF([.B10]=[$БД.$A$60];1;0)+IF([.D10]=[$БД.$A$60];1;0))*[.I10]" office:value-type="float" office:value="1" calcext:value-type="float">
            <text:p>1</text:p>
          </table:table-cell>
          <table:table-cell table:style-name="ce207" table:formula="of:=(IF([.B10]=[$БД.$A$61];1;0)+IF([.D10]=[$БД.$A$61];1;0))*[.I10]" office:value-type="float" office:value="0" calcext:value-type="float">
            <text:p>0</text:p>
          </table:table-cell>
          <table:table-cell table:style-name="ce207" table:formula="of:=(IF([.B10]=[$БД.$A$62];1;0)+IF([.D10]=[$БД.$A$62];1;0))*[.I10]" office:value-type="float" office:value="0" calcext:value-type="float">
            <text:p>0</text:p>
          </table:table-cell>
          <table:table-cell table:style-name="ce207" table:formula="of:=(IF([.B10]=[$БД.$A$63];1;0)+IF([.D10]=[$БД.$A$63];1;0))*[.I10]" office:value-type="float" office:value="0" calcext:value-type="float">
            <text:p>0</text:p>
          </table:table-cell>
          <table:table-cell table:style-name="ce207" table:formula="of:=(IF([.B10]=[$БД.$A$59];1;0)+IF([.D10]=[$БД.$A$59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Ввод питания 220в</text:p>
          </table:table-cell>
          <table:table-cell table:style-name="ce259" table:content-validation-name="val16" office:value-type="string" calcext:value-type="string">
            <text:p>Пайка</text:p>
          </table:table-cell>
          <table:table-cell table:style-name="ce256" table:content-validation-name="val5" office:value-type="string" calcext:value-type="string">
            <text:p>Вход SSR стола</text:p>
          </table:table-cell>
          <table:table-cell table:style-name="ce259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48];[$БД.$A$48];[.E11]&lt;[$БД.$C$47];[$БД.$A$47];[.E11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55];1;0)+IF([.D11]=[$БД.$A$55];1;0))*[.I11]*[.H11]" office:value-type="float" office:value="1" calcext:value-type="float">
            <text:p>1</text:p>
          </table:table-cell>
          <table:table-cell table:style-name="ce222" table:formula="of:=(IF([.B11]=[$БД.$A$56];1;0)+IF([.D11]=[$БД.$A$56];1;0))*[.H11]*[.I11]" office:value-type="float" office:value="0" calcext:value-type="float">
            <text:p>0</text:p>
          </table:table-cell>
          <table:table-cell table:style-name="ce207" table:formula="of:=(IF([.B11]=[$БД.$A$60];1;0)+IF([.D11]=[$БД.$A$60];1;0))*[.I11]" office:value-type="float" office:value="0" calcext:value-type="float">
            <text:p>0</text:p>
          </table:table-cell>
          <table:table-cell table:style-name="ce207" table:formula="of:=(IF([.B11]=[$БД.$A$61];1;0)+IF([.D11]=[$БД.$A$61];1;0))*[.I11]" office:value-type="float" office:value="0" calcext:value-type="float">
            <text:p>0</text:p>
          </table:table-cell>
          <table:table-cell table:style-name="ce207" table:formula="of:=(IF([.B11]=[$БД.$A$62];1;0)+IF([.D11]=[$БД.$A$62];1;0))*[.I11]" office:value-type="float" office:value="0" calcext:value-type="float">
            <text:p>0</text:p>
          </table:table-cell>
          <table:table-cell table:style-name="ce207" table:formula="of:=(IF([.B11]=[$БД.$A$63];1;0)+IF([.D11]=[$БД.$A$63];1;0))*[.I11]" office:value-type="float" office:value="0" calcext:value-type="float">
            <text:p>0</text:p>
          </table:table-cell>
          <table:table-cell table:style-name="ce207" table:formula="of:=(IF([.B11]=[$БД.$A$59];1;0)+IF([.D11]=[$БД.$A$59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Наконечник</text:p>
          </table:table-cell>
          <table:table-cell table:style-name="ce256" table:content-validation-name="val5" office:value-type="string" calcext:value-type="string">
            <text:p>Управление SSR стола</text:p>
          </table:table-cell>
          <table:table-cell table:style-name="ce259" table:content-validation-name="val17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48];[$БД.$A$48];[.E12]&lt;[$БД.$C$47];[$БД.$A$47];[.E12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55];1;0)+IF([.D12]=[$БД.$A$55];1;0))*[.I12]*[.H12]" office:value-type="float" office:value="2" calcext:value-type="float">
            <text:p>2</text:p>
          </table:table-cell>
          <table:table-cell table:style-name="ce222" table:formula="of:=(IF([.B12]=[$БД.$A$56];1;0)+IF([.D12]=[$БД.$A$56];1;0))*[.H12]*[.I12]" office:value-type="float" office:value="2" calcext:value-type="float">
            <text:p>2</text:p>
          </table:table-cell>
          <table:table-cell table:style-name="ce207" table:formula="of:=(IF([.B12]=[$БД.$A$60];1;0)+IF([.D12]=[$БД.$A$60];1;0))*[.I12]" office:value-type="float" office:value="0" calcext:value-type="float">
            <text:p>0</text:p>
          </table:table-cell>
          <table:table-cell table:style-name="ce207" table:formula="of:=(IF([.B12]=[$БД.$A$61];1;0)+IF([.D12]=[$БД.$A$61];1;0))*[.I12]" office:value-type="float" office:value="0" calcext:value-type="float">
            <text:p>0</text:p>
          </table:table-cell>
          <table:table-cell table:style-name="ce207" table:formula="of:=(IF([.B12]=[$БД.$A$62];1;0)+IF([.D12]=[$БД.$A$62];1;0))*[.I12]" office:value-type="float" office:value="0" calcext:value-type="float">
            <text:p>0</text:p>
          </table:table-cell>
          <table:table-cell table:style-name="ce207" table:formula="of:=(IF([.B12]=[$БД.$A$63];1;0)+IF([.D12]=[$БД.$A$63];1;0))*[.I12]" office:value-type="float" office:value="0" calcext:value-type="float">
            <text:p>0</text:p>
          </table:table-cell>
          <table:table-cell table:style-name="ce207" table:formula="of:=(IF([.B12]=[$БД.$A$59];1;0)+IF([.D12]=[$БД.$A$59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SSR стола</text:p>
          </table:table-cell>
          <table:table-cell table:style-name="ce259" table:content-validation-name="val16" office:value-type="string" calcext:value-type="string">
            <text:p>Клемма</text:p>
          </table:table-cell>
          <table:table-cell table:style-name="ce256" table:content-validation-name="val5" office:value-type="string" calcext:value-type="string">
            <text:p>Нагревательный стол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48];[$БД.$A$48];[.E13]&lt;[$БД.$C$47];[$БД.$A$47];[.E13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55];1;0)+IF([.D13]=[$БД.$A$55];1;0))*[.I13]*[.H13]" office:value-type="float" office:value="1" calcext:value-type="float">
            <text:p>1</text:p>
          </table:table-cell>
          <table:table-cell table:style-name="ce222" table:formula="of:=(IF([.B13]=[$БД.$A$56];1;0)+IF([.D13]=[$БД.$A$56];1;0))*[.H13]*[.I13]" office:value-type="float" office:value="0" calcext:value-type="float">
            <text:p>0</text:p>
          </table:table-cell>
          <table:table-cell table:style-name="ce207" table:formula="of:=(IF([.B13]=[$БД.$A$60];1;0)+IF([.D13]=[$БД.$A$60];1;0))*[.I13]" office:value-type="float" office:value="0" calcext:value-type="float">
            <text:p>0</text:p>
          </table:table-cell>
          <table:table-cell table:style-name="ce207" table:formula="of:=(IF([.B13]=[$БД.$A$61];1;0)+IF([.D13]=[$БД.$A$61];1;0))*[.I13]" office:value-type="float" office:value="0" calcext:value-type="float">
            <text:p>0</text:p>
          </table:table-cell>
          <table:table-cell table:style-name="ce207" table:formula="of:=(IF([.B13]=[$БД.$A$62];1;0)+IF([.D13]=[$БД.$A$62];1;0))*[.I13]" office:value-type="float" office:value="0" calcext:value-type="float">
            <text:p>0</text:p>
          </table:table-cell>
          <table:table-cell table:style-name="ce207" table:formula="of:=(IF([.B13]=[$БД.$A$63];1;0)+IF([.D13]=[$БД.$A$63];1;0))*[.I13]" office:value-type="float" office:value="0" calcext:value-type="float">
            <text:p>0</text:p>
          </table:table-cell>
          <table:table-cell table:style-name="ce207" table:formula="of:=(IF([.B13]=[$БД.$A$59];1;0)+IF([.D13]=[$БД.$A$59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Ввод питания 220в</text:p>
          </table:table-cell>
          <table:table-cell table:style-name="ce259" table:content-validation-name="val16" office:value-type="string" calcext:value-type="string">
            <text:p>Пайка</text:p>
          </table:table-cell>
          <table:table-cell table:style-name="ce256" table:content-validation-name="val5" office:value-type="string" calcext:value-type="string">
            <text:p>Нагревательный стол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48];[$БД.$A$48];[.E14]&lt;[$БД.$C$47];[$БД.$A$47];[.E14]&lt;[$БД.$C$46];[$БД.$A$46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55];1;0)+IF([.D14]=[$БД.$A$55];1;0))*[.I14]*[.H14]" office:value-type="float" office:value="0" calcext:value-type="float">
            <text:p>0</text:p>
          </table:table-cell>
          <table:table-cell table:style-name="ce222" table:formula="of:=(IF([.B14]=[$БД.$A$56];1;0)+IF([.D14]=[$БД.$A$56];1;0))*[.H14]*[.I14]" office:value-type="float" office:value="0" calcext:value-type="float">
            <text:p>0</text:p>
          </table:table-cell>
          <table:table-cell table:style-name="ce207" table:formula="of:=(IF([.B14]=[$БД.$A$60];1;0)+IF([.D14]=[$БД.$A$60];1;0))*[.I14]" office:value-type="float" office:value="0" calcext:value-type="float">
            <text:p>0</text:p>
          </table:table-cell>
          <table:table-cell table:style-name="ce207" table:formula="of:=(IF([.B14]=[$БД.$A$61];1;0)+IF([.D14]=[$БД.$A$61];1;0))*[.I14]" office:value-type="float" office:value="0" calcext:value-type="float">
            <text:p>0</text:p>
          </table:table-cell>
          <table:table-cell table:style-name="ce207" table:formula="of:=(IF([.B14]=[$БД.$A$62];1;0)+IF([.D14]=[$БД.$A$62];1;0))*[.I14]" office:value-type="float" office:value="0" calcext:value-type="float">
            <text:p>0</text:p>
          </table:table-cell>
          <table:table-cell table:style-name="ce207" table:formula="of:=(IF([.B14]=[$БД.$A$63];1;0)+IF([.D14]=[$БД.$A$63];1;0))*[.I14]" office:value-type="float" office:value="0" calcext:value-type="float">
            <text:p>0</text:p>
          </table:table-cell>
          <table:table-cell table:style-name="ce207" table:formula="of:=(IF([.B14]=[$БД.$A$59];1;0)+IF([.D14]=[$БД.$A$59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2pin</text:p>
          </table:table-cell>
          <table:table-cell table:style-name="ce256" table:content-validation-name="val5" office:value-type="string" calcext:value-type="string">
            <text:p>Термистор стола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48];[$БД.$A$48];[.E15]&lt;[$БД.$C$47];[$БД.$A$47];[.E1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55];1;0)+IF([.D15]=[$БД.$A$55];1;0))*[.I15]*[.H15]" office:value-type="float" office:value="0" calcext:value-type="float">
            <text:p>0</text:p>
          </table:table-cell>
          <table:table-cell table:style-name="ce222" table:formula="of:=(IF([.B15]=[$БД.$A$56];1;0)+IF([.D15]=[$БД.$A$56];1;0))*[.H15]*[.I15]" office:value-type="float" office:value="0" calcext:value-type="float">
            <text:p>0</text:p>
          </table:table-cell>
          <table:table-cell table:style-name="ce207" table:formula="of:=(IF([.B15]=[$БД.$A$60];1;0)+IF([.D15]=[$БД.$A$60];1;0))*[.I15]" office:value-type="float" office:value="1" calcext:value-type="float">
            <text:p>1</text:p>
          </table:table-cell>
          <table:table-cell table:style-name="ce207" table:formula="of:=(IF([.B15]=[$БД.$A$61];1;0)+IF([.D15]=[$БД.$A$61];1;0))*[.I15]" office:value-type="float" office:value="0" calcext:value-type="float">
            <text:p>0</text:p>
          </table:table-cell>
          <table:table-cell table:style-name="ce207" table:formula="of:=(IF([.B15]=[$БД.$A$62];1;0)+IF([.D15]=[$БД.$A$62];1;0))*[.I15]" office:value-type="float" office:value="0" calcext:value-type="float">
            <text:p>0</text:p>
          </table:table-cell>
          <table:table-cell table:style-name="ce207" table:formula="of:=(IF([.B15]=[$БД.$A$63];1;0)+IF([.D15]=[$БД.$A$63];1;0))*[.I15]" office:value-type="float" office:value="0" calcext:value-type="float">
            <text:p>0</text:p>
          </table:table-cell>
          <table:table-cell table:style-name="ce207" table:formula="of:=(IF([.B15]=[$БД.$A$59];1;0)+IF([.D15]=[$БД.$A$59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1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264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264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Наконечник</text:p>
          </table:table-cell>
          <table:table-cell table:style-name="ce256" table:content-validation-name="val5" office:value-type="string" calcext:value-type="string">
            <text:p>Нагреватель хотэнда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table:formula="of:=[$Расчёты.B3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48];[$БД.$A$48];[.E17]&lt;[$БД.$C$47];[$БД.$A$47];[.E1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55];1;0)+IF([.D17]=[$БД.$A$55];1;0))*[.I17]*[.H17]" office:value-type="float" office:value="0" calcext:value-type="float">
            <text:p>0</text:p>
          </table:table-cell>
          <table:table-cell table:style-name="ce222" table:formula="of:=(IF([.B17]=[$БД.$A$56];1;0)+IF([.D17]=[$БД.$A$56];1;0))*[.H17]*[.I17]" office:value-type="float" office:value="4" calcext:value-type="float">
            <text:p>4</text:p>
          </table:table-cell>
          <table:table-cell table:style-name="ce207" table:formula="of:=(IF([.B17]=[$БД.$A$60];1;0)+IF([.D17]=[$БД.$A$60];1;0))*[.I17]" office:value-type="float" office:value="0" calcext:value-type="float">
            <text:p>0</text:p>
          </table:table-cell>
          <table:table-cell table:style-name="ce207" table:formula="of:=(IF([.B17]=[$БД.$A$61];1;0)+IF([.D17]=[$БД.$A$61];1;0))*[.I17]" office:value-type="float" office:value="0" calcext:value-type="float">
            <text:p>0</text:p>
          </table:table-cell>
          <table:table-cell table:style-name="ce207" table:formula="of:=(IF([.B17]=[$БД.$A$62];1;0)+IF([.D17]=[$БД.$A$62];1;0))*[.I17]" office:value-type="float" office:value="0" calcext:value-type="float">
            <text:p>0</text:p>
          </table:table-cell>
          <table:table-cell table:style-name="ce207" table:formula="of:=(IF([.B17]=[$БД.$A$63];1;0)+IF([.D17]=[$БД.$A$63];1;0))*[.I17]" office:value-type="float" office:value="0" calcext:value-type="float">
            <text:p>0</text:p>
          </table:table-cell>
          <table:table-cell table:style-name="ce207" table:formula="of:=(IF([.B17]=[$БД.$A$59];1;0)+IF([.D17]=[$БД.$A$59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2pin</text:p>
          </table:table-cell>
          <table:table-cell table:style-name="ce256" table:content-validation-name="val5" office:value-type="string" calcext:value-type="string">
            <text:p>Термистор хотэнда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48];[$БД.$A$48];[.E18]&lt;[$БД.$C$47];[$БД.$A$47];[.E1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55];1;0)+IF([.D18]=[$БД.$A$55];1;0))*[.I18]*[.H18]" office:value-type="float" office:value="0" calcext:value-type="float">
            <text:p>0</text:p>
          </table:table-cell>
          <table:table-cell table:style-name="ce222" table:formula="of:=(IF([.B18]=[$БД.$A$56];1;0)+IF([.D18]=[$БД.$A$56];1;0))*[.H18]*[.I18]" office:value-type="float" office:value="0" calcext:value-type="float">
            <text:p>0</text:p>
          </table:table-cell>
          <table:table-cell table:style-name="ce207" table:formula="of:=(IF([.B18]=[$БД.$A$60];1;0)+IF([.D18]=[$БД.$A$60];1;0))*[.I18]" office:value-type="float" office:value="2" calcext:value-type="float">
            <text:p>2</text:p>
          </table:table-cell>
          <table:table-cell table:style-name="ce207" table:formula="of:=(IF([.B18]=[$БД.$A$61];1;0)+IF([.D18]=[$БД.$A$61];1;0))*[.I18]" office:value-type="float" office:value="0" calcext:value-type="float">
            <text:p>0</text:p>
          </table:table-cell>
          <table:table-cell table:style-name="ce207" table:formula="of:=(IF([.B18]=[$БД.$A$62];1;0)+IF([.D18]=[$БД.$A$62];1;0))*[.I18]" office:value-type="float" office:value="0" calcext:value-type="float">
            <text:p>0</text:p>
          </table:table-cell>
          <table:table-cell table:style-name="ce207" table:formula="of:=(IF([.B18]=[$БД.$A$63];1;0)+IF([.D18]=[$БД.$A$63];1;0))*[.I18]" office:value-type="float" office:value="0" calcext:value-type="float">
            <text:p>0</text:p>
          </table:table-cell>
          <table:table-cell table:style-name="ce207" table:formula="of:=(IF([.B18]=[$БД.$A$59];1;0)+IF([.D18]=[$БД.$A$59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2pin</text:p>
          </table:table-cell>
          <table:table-cell table:style-name="ce256" table:content-validation-name="val5" office:value-type="string" calcext:value-type="string">
            <text:p>Вентилятор обдува хотэнда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48];[$БД.$A$48];[.E19]&lt;[$БД.$C$47];[$БД.$A$47];[.E19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55];1;0)+IF([.D19]=[$БД.$A$55];1;0))*[.I19]*[.H19]" office:value-type="float" office:value="0" calcext:value-type="float">
            <text:p>0</text:p>
          </table:table-cell>
          <table:table-cell table:style-name="ce222" table:formula="of:=(IF([.B19]=[$БД.$A$56];1;0)+IF([.D19]=[$БД.$A$56];1;0))*[.H19]*[.I19]" office:value-type="float" office:value="0" calcext:value-type="float">
            <text:p>0</text:p>
          </table:table-cell>
          <table:table-cell table:style-name="ce207" table:formula="of:=(IF([.B19]=[$БД.$A$60];1;0)+IF([.D19]=[$БД.$A$60];1;0))*[.I19]" office:value-type="float" office:value="2" calcext:value-type="float">
            <text:p>2</text:p>
          </table:table-cell>
          <table:table-cell table:style-name="ce207" table:formula="of:=(IF([.B19]=[$БД.$A$61];1;0)+IF([.D19]=[$БД.$A$61];1;0))*[.I19]" office:value-type="float" office:value="0" calcext:value-type="float">
            <text:p>0</text:p>
          </table:table-cell>
          <table:table-cell table:style-name="ce207" table:formula="of:=(IF([.B19]=[$БД.$A$62];1;0)+IF([.D19]=[$БД.$A$62];1;0))*[.I19]" office:value-type="float" office:value="0" calcext:value-type="float">
            <text:p>0</text:p>
          </table:table-cell>
          <table:table-cell table:style-name="ce207" table:formula="of:=(IF([.B19]=[$БД.$A$63];1;0)+IF([.D19]=[$БД.$A$63];1;0))*[.I19]" office:value-type="float" office:value="0" calcext:value-type="float">
            <text:p>0</text:p>
          </table:table-cell>
          <table:table-cell table:style-name="ce207" table:formula="of:=(IF([.B19]=[$БД.$A$59];1;0)+IF([.D19]=[$БД.$A$59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2pin</text:p>
          </table:table-cell>
          <table:table-cell table:style-name="ce256" table:content-validation-name="val5" office:value-type="string" calcext:value-type="string">
            <text:p>Вентилятор обдува модели</text:p>
          </table:table-cell>
          <table:table-cell table:style-name="ce259" table:content-validation-name="val17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48];[$БД.$A$48];[.E20]&lt;[$БД.$C$47];[$БД.$A$47];[.E20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55];1;0)+IF([.D20]=[$БД.$A$55];1;0))*[.I20]*[.H20]" office:value-type="float" office:value="0" calcext:value-type="float">
            <text:p>0</text:p>
          </table:table-cell>
          <table:table-cell table:style-name="ce222" table:formula="of:=(IF([.B20]=[$БД.$A$56];1;0)+IF([.D20]=[$БД.$A$56];1;0))*[.H20]*[.I20]" office:value-type="float" office:value="0" calcext:value-type="float">
            <text:p>0</text:p>
          </table:table-cell>
          <table:table-cell table:style-name="ce207" table:formula="of:=(IF([.B20]=[$БД.$A$60];1;0)+IF([.D20]=[$БД.$A$60];1;0))*[.I20]" office:value-type="float" office:value="2" calcext:value-type="float">
            <text:p>2</text:p>
          </table:table-cell>
          <table:table-cell table:style-name="ce207" table:formula="of:=(IF([.B20]=[$БД.$A$61];1;0)+IF([.D20]=[$БД.$A$61];1;0))*[.I20]" office:value-type="float" office:value="0" calcext:value-type="float">
            <text:p>0</text:p>
          </table:table-cell>
          <table:table-cell table:style-name="ce207" table:formula="of:=(IF([.B20]=[$БД.$A$62];1;0)+IF([.D20]=[$БД.$A$62];1;0))*[.I20]" office:value-type="float" office:value="0" calcext:value-type="float">
            <text:p>0</text:p>
          </table:table-cell>
          <table:table-cell table:style-name="ce207" table:formula="of:=(IF([.B20]=[$БД.$A$63];1;0)+IF([.D20]=[$БД.$A$63];1;0))*[.I20]" office:value-type="float" office:value="0" calcext:value-type="float">
            <text:p>0</text:p>
          </table:table-cell>
          <table:table-cell table:style-name="ce207" table:formula="of:=(IF([.B20]=[$БД.$A$59];1;0)+IF([.D20]=[$БД.$A$59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4pin</text:p>
          </table:table-cell>
          <table:table-cell table:style-name="ce256" table:content-validation-name="val5" office:value-type="string" calcext:value-type="string">
            <text:p>Мотор экструдера</text:p>
          </table:table-cell>
          <table:table-cell table:style-name="ce25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48];[$БД.$A$48];[.E21]&lt;[$БД.$C$47];[$БД.$A$47];[.E21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55];1;0)+IF([.D21]=[$БД.$A$55];1;0))*[.I21]*[.H21]" office:value-type="float" office:value="0" calcext:value-type="float">
            <text:p>0</text:p>
          </table:table-cell>
          <table:table-cell table:style-name="ce222" table:formula="of:=(IF([.B21]=[$БД.$A$56];1;0)+IF([.D21]=[$БД.$A$56];1;0))*[.H21]*[.I21]" office:value-type="float" office:value="0" calcext:value-type="float">
            <text:p>0</text:p>
          </table:table-cell>
          <table:table-cell table:style-name="ce207" table:formula="of:=(IF([.B21]=[$БД.$A$60];1;0)+IF([.D21]=[$БД.$A$60];1;0))*[.I21]" office:value-type="float" office:value="0" calcext:value-type="float">
            <text:p>0</text:p>
          </table:table-cell>
          <table:table-cell table:style-name="ce207" table:formula="of:=(IF([.B21]=[$БД.$A$61];1;0)+IF([.D21]=[$БД.$A$61];1;0))*[.I21]" office:value-type="float" office:value="0" calcext:value-type="float">
            <text:p>0</text:p>
          </table:table-cell>
          <table:table-cell table:style-name="ce207" table:formula="of:=(IF([.B21]=[$БД.$A$62];1;0)+IF([.D21]=[$БД.$A$62];1;0))*[.I21]" office:value-type="float" office:value="2" calcext:value-type="float">
            <text:p>2</text:p>
          </table:table-cell>
          <table:table-cell table:style-name="ce207" table:formula="of:=(IF([.B21]=[$БД.$A$63];1;0)+IF([.D21]=[$БД.$A$63];1;0))*[.I21]" office:value-type="float" office:value="2" calcext:value-type="float">
            <text:p>2</text:p>
          </table:table-cell>
          <table:table-cell table:style-name="ce207" table:formula="of:=(IF([.B21]=[$БД.$A$59];1;0)+IF([.D21]=[$БД.$A$59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1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264"/>
          <table:covered-table-cell table:number-columns-repeated="2" table:style-name="ce209"/>
          <table:covered-table-cell table:style-name="ce216" table:content-validation-name="val18"/>
          <table:covered-table-cell table:style-name="ce219" table:content-validation-name="val18"/>
          <table:covered-table-cell table:number-columns-repeated="2" table:style-name="ce264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4pin</text:p>
          </table:table-cell>
          <table:table-cell table:style-name="ce256" table:content-validation-name="val5" office:value-type="string" calcext:value-type="string">
            <text:p>Мотор оси X</text:p>
          </table:table-cell>
          <table:table-cell table:style-name="ce25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48];[$БД.$A$48];[.E23]&lt;[$БД.$C$47];[$БД.$A$47];[.E23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55];1;0)+IF([.D23]=[$БД.$A$55];1;0))*[.I23]*[.H23]" office:value-type="float" office:value="0" calcext:value-type="float">
            <text:p>0</text:p>
          </table:table-cell>
          <table:table-cell table:style-name="ce222" table:formula="of:=(IF([.B23]=[$БД.$A$56];1;0)+IF([.D23]=[$БД.$A$56];1;0))*[.H23]*[.I23]" office:value-type="float" office:value="0" calcext:value-type="float">
            <text:p>0</text:p>
          </table:table-cell>
          <table:table-cell table:style-name="ce207" table:formula="of:=(IF([.B23]=[$БД.$A$60];1;0)+IF([.D23]=[$БД.$A$60];1;0))*[.I23]" office:value-type="float" office:value="0" calcext:value-type="float">
            <text:p>0</text:p>
          </table:table-cell>
          <table:table-cell table:style-name="ce207" table:formula="of:=(IF([.B23]=[$БД.$A$61];1;0)+IF([.D23]=[$БД.$A$61];1;0))*[.I23]" office:value-type="float" office:value="0" calcext:value-type="float">
            <text:p>0</text:p>
          </table:table-cell>
          <table:table-cell table:style-name="ce207" table:formula="of:=(IF([.B23]=[$БД.$A$62];1;0)+IF([.D23]=[$БД.$A$62];1;0))*[.I23]" office:value-type="float" office:value="2" calcext:value-type="float">
            <text:p>2</text:p>
          </table:table-cell>
          <table:table-cell table:style-name="ce207" table:formula="of:=(IF([.B23]=[$БД.$A$63];1;0)+IF([.D23]=[$БД.$A$63];1;0))*[.I23]" office:value-type="float" office:value="2" calcext:value-type="float">
            <text:p>2</text:p>
          </table:table-cell>
          <table:table-cell table:style-name="ce207" table:formula="of:=(IF([.B23]=[$БД.$A$59];1;0)+IF([.D23]=[$БД.$A$59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4pin</text:p>
          </table:table-cell>
          <table:table-cell table:style-name="ce256" table:content-validation-name="val5" office:value-type="string" calcext:value-type="string">
            <text:p>Мотор оси Y</text:p>
          </table:table-cell>
          <table:table-cell table:style-name="ce25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48];[$БД.$A$48];[.E24]&lt;[$БД.$C$47];[$БД.$A$47];[.E24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55];1;0)+IF([.D24]=[$БД.$A$55];1;0))*[.I24]*[.H24]" office:value-type="float" office:value="0" calcext:value-type="float">
            <text:p>0</text:p>
          </table:table-cell>
          <table:table-cell table:style-name="ce222" table:formula="of:=(IF([.B24]=[$БД.$A$56];1;0)+IF([.D24]=[$БД.$A$56];1;0))*[.H24]*[.I24]" office:value-type="float" office:value="0" calcext:value-type="float">
            <text:p>0</text:p>
          </table:table-cell>
          <table:table-cell table:style-name="ce207" table:formula="of:=(IF([.B24]=[$БД.$A$60];1;0)+IF([.D24]=[$БД.$A$60];1;0))*[.I24]" office:value-type="float" office:value="0" calcext:value-type="float">
            <text:p>0</text:p>
          </table:table-cell>
          <table:table-cell table:style-name="ce207" table:formula="of:=(IF([.B24]=[$БД.$A$61];1;0)+IF([.D24]=[$БД.$A$61];1;0))*[.I24]" office:value-type="float" office:value="0" calcext:value-type="float">
            <text:p>0</text:p>
          </table:table-cell>
          <table:table-cell table:style-name="ce207" table:formula="of:=(IF([.B24]=[$БД.$A$62];1;0)+IF([.D24]=[$БД.$A$62];1;0))*[.I24]" office:value-type="float" office:value="1" calcext:value-type="float">
            <text:p>1</text:p>
          </table:table-cell>
          <table:table-cell table:style-name="ce207" table:formula="of:=(IF([.B24]=[$БД.$A$63];1;0)+IF([.D24]=[$БД.$A$63];1;0))*[.I24]" office:value-type="float" office:value="1" calcext:value-type="float">
            <text:p>1</text:p>
          </table:table-cell>
          <table:table-cell table:style-name="ce207" table:formula="of:=(IF([.B24]=[$БД.$A$59];1;0)+IF([.D24]=[$БД.$A$59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4pin</text:p>
          </table:table-cell>
          <table:table-cell table:style-name="ce256" table:content-validation-name="val5" office:value-type="string" calcext:value-type="string">
            <text:p>Мотор оси Z</text:p>
          </table:table-cell>
          <table:table-cell table:style-name="ce259" table:content-validation-name="val17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48];[$БД.$A$48];[.E25]&lt;[$БД.$C$47];[$БД.$A$47];[.E25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55];1;0)+IF([.D25]=[$БД.$A$55];1;0))*[.I25]*[.H25]" office:value-type="float" office:value="0" calcext:value-type="float">
            <text:p>0</text:p>
          </table:table-cell>
          <table:table-cell table:style-name="ce222" table:formula="of:=(IF([.B25]=[$БД.$A$56];1;0)+IF([.D25]=[$БД.$A$56];1;0))*[.H25]*[.I25]" office:value-type="float" office:value="0" calcext:value-type="float">
            <text:p>0</text:p>
          </table:table-cell>
          <table:table-cell table:style-name="ce207" table:formula="of:=(IF([.B25]=[$БД.$A$60];1;0)+IF([.D25]=[$БД.$A$60];1;0))*[.I25]" office:value-type="float" office:value="0" calcext:value-type="float">
            <text:p>0</text:p>
          </table:table-cell>
          <table:table-cell table:style-name="ce207" table:formula="of:=(IF([.B25]=[$БД.$A$61];1;0)+IF([.D25]=[$БД.$A$61];1;0))*[.I25]" office:value-type="float" office:value="0" calcext:value-type="float">
            <text:p>0</text:p>
          </table:table-cell>
          <table:table-cell table:style-name="ce207" table:formula="of:=(IF([.B25]=[$БД.$A$62];1;0)+IF([.D25]=[$БД.$A$62];1;0))*[.I25]" office:value-type="float" office:value="2" calcext:value-type="float">
            <text:p>2</text:p>
          </table:table-cell>
          <table:table-cell table:style-name="ce207" table:formula="of:=(IF([.B25]=[$БД.$A$63];1;0)+IF([.D25]=[$БД.$A$63];1;0))*[.I25]" office:value-type="float" office:value="2" calcext:value-type="float">
            <text:p>2</text:p>
          </table:table-cell>
          <table:table-cell table:style-name="ce207" table:formula="of:=(IF([.B25]=[$БД.$A$59];1;0)+IF([.D25]=[$БД.$A$59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3pin</text:p>
          </table:table-cell>
          <table:table-cell table:style-name="ce256" table:content-validation-name="val5" office:value-type="string" calcext:value-type="string">
            <text:p>Концевик оси Х</text:p>
          </table:table-cell>
          <table:table-cell table:style-name="ce259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48];[$БД.$A$48];[.E26]&lt;[$БД.$C$47];[$БД.$A$47];[.E26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55];1;0)+IF([.D26]=[$БД.$A$55];1;0))*[.I26]*[.H26]" office:value-type="float" office:value="0" calcext:value-type="float">
            <text:p>0</text:p>
          </table:table-cell>
          <table:table-cell table:style-name="ce222" table:formula="of:=(IF([.B26]=[$БД.$A$56];1;0)+IF([.D26]=[$БД.$A$56];1;0))*[.H26]*[.I26]" office:value-type="float" office:value="0" calcext:value-type="float">
            <text:p>0</text:p>
          </table:table-cell>
          <table:table-cell table:style-name="ce207" table:formula="of:=(IF([.B26]=[$БД.$A$60];1;0)+IF([.D26]=[$БД.$A$60];1;0))*[.I26]" office:value-type="float" office:value="0" calcext:value-type="float">
            <text:p>0</text:p>
          </table:table-cell>
          <table:table-cell table:style-name="ce207" table:formula="of:=(IF([.B26]=[$БД.$A$61];1;0)+IF([.D26]=[$БД.$A$61];1;0))*[.I26]" office:value-type="float" office:value="2" calcext:value-type="float">
            <text:p>2</text:p>
          </table:table-cell>
          <table:table-cell table:style-name="ce207" table:formula="of:=(IF([.B26]=[$БД.$A$62];1;0)+IF([.D26]=[$БД.$A$62];1;0))*[.I26]" office:value-type="float" office:value="0" calcext:value-type="float">
            <text:p>0</text:p>
          </table:table-cell>
          <table:table-cell table:style-name="ce207" table:formula="of:=(IF([.B26]=[$БД.$A$63];1;0)+IF([.D26]=[$БД.$A$63];1;0))*[.I26]" office:value-type="float" office:value="0" calcext:value-type="float">
            <text:p>0</text:p>
          </table:table-cell>
          <table:table-cell table:style-name="ce207" table:formula="of:=(IF([.B26]=[$БД.$A$59];1;0)+IF([.D26]=[$БД.$A$59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3pin</text:p>
          </table:table-cell>
          <table:table-cell table:style-name="ce256" table:content-validation-name="val5" office:value-type="string" calcext:value-type="string">
            <text:p>Концевик оси Y</text:p>
          </table:table-cell>
          <table:table-cell table:style-name="ce259" table:content-validation-name="val17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48];[$БД.$A$48];[.E27]&lt;[$БД.$C$47];[$БД.$A$47];[.E27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55];1;0)+IF([.D27]=[$БД.$A$55];1;0))*[.I27]*[.H27]" office:value-type="float" office:value="0" calcext:value-type="float">
            <text:p>0</text:p>
          </table:table-cell>
          <table:table-cell table:style-name="ce222" table:formula="of:=(IF([.B27]=[$БД.$A$56];1;0)+IF([.D27]=[$БД.$A$56];1;0))*[.H27]*[.I27]" office:value-type="float" office:value="0" calcext:value-type="float">
            <text:p>0</text:p>
          </table:table-cell>
          <table:table-cell table:style-name="ce207" table:formula="of:=(IF([.B27]=[$БД.$A$60];1;0)+IF([.D27]=[$БД.$A$60];1;0))*[.I27]" office:value-type="float" office:value="0" calcext:value-type="float">
            <text:p>0</text:p>
          </table:table-cell>
          <table:table-cell table:style-name="ce207" table:formula="of:=(IF([.B27]=[$БД.$A$61];1;0)+IF([.D27]=[$БД.$A$61];1;0))*[.I27]" office:value-type="float" office:value="1" calcext:value-type="float">
            <text:p>1</text:p>
          </table:table-cell>
          <table:table-cell table:style-name="ce207" table:formula="of:=(IF([.B27]=[$БД.$A$62];1;0)+IF([.D27]=[$БД.$A$62];1;0))*[.I27]" office:value-type="float" office:value="0" calcext:value-type="float">
            <text:p>0</text:p>
          </table:table-cell>
          <table:table-cell table:style-name="ce207" table:formula="of:=(IF([.B27]=[$БД.$A$63];1;0)+IF([.D27]=[$БД.$A$63];1;0))*[.I27]" office:value-type="float" office:value="0" calcext:value-type="float">
            <text:p>0</text:p>
          </table:table-cell>
          <table:table-cell table:style-name="ce207" table:formula="of:=(IF([.B27]=[$БД.$A$59];1;0)+IF([.D27]=[$БД.$A$59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ce256" table:content-validation-name="val15" office:value-type="string" calcext:value-type="string">
            <text:p>Материнская плата</text:p>
          </table:table-cell>
          <table:table-cell table:style-name="ce259" table:content-validation-name="val16" office:value-type="string" calcext:value-type="string">
            <text:p>xh2.54 3pin</text:p>
          </table:table-cell>
          <table:table-cell table:style-name="ce256" table:content-validation-name="val5" office:value-type="string" calcext:value-type="string">
            <text:p>Концевик оси Z</text:p>
          </table:table-cell>
          <table:table-cell table:style-name="ce259" table:content-validation-name="val17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48];[$БД.$A$48];[.E28]&lt;[$БД.$C$47];[$БД.$A$47];[.E28]&lt;[$БД.$C$46];[$БД.$A$46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55];1;0)+IF([.D28]=[$БД.$A$55];1;0))*[.I28]*[.H28]" office:value-type="float" office:value="0" calcext:value-type="float">
            <text:p>0</text:p>
          </table:table-cell>
          <table:table-cell table:style-name="ce222" table:formula="of:=(IF([.B28]=[$БД.$A$56];1;0)+IF([.D28]=[$БД.$A$56];1;0))*[.H28]*[.I28]" office:value-type="float" office:value="0" calcext:value-type="float">
            <text:p>0</text:p>
          </table:table-cell>
          <table:table-cell table:style-name="ce207" table:formula="of:=(IF([.B28]=[$БД.$A$60];1;0)+IF([.D28]=[$БД.$A$60];1;0))*[.I28]" office:value-type="float" office:value="0" calcext:value-type="float">
            <text:p>0</text:p>
          </table:table-cell>
          <table:table-cell table:style-name="ce207" table:formula="of:=(IF([.B28]=[$БД.$A$61];1;0)+IF([.D28]=[$БД.$A$61];1;0))*[.I28]" office:value-type="float" office:value="2" calcext:value-type="float">
            <text:p>2</text:p>
          </table:table-cell>
          <table:table-cell table:style-name="ce207" table:formula="of:=(IF([.B28]=[$БД.$A$62];1;0)+IF([.D28]=[$БД.$A$62];1;0))*[.I28]" office:value-type="float" office:value="0" calcext:value-type="float">
            <text:p>0</text:p>
          </table:table-cell>
          <table:table-cell table:style-name="ce207" table:formula="of:=(IF([.B28]=[$БД.$A$63];1;0)+IF([.D28]=[$БД.$A$63];1;0))*[.I28]" office:value-type="float" office:value="0" calcext:value-type="float">
            <text:p>0</text:p>
          </table:table-cell>
          <table:table-cell table:style-name="ce207" table:formula="of:=(IF([.B28]=[$БД.$A$59];1;0)+IF([.D28]=[$БД.$A$59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6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3" table:number-rows-repeated="18">
          <table:table-cell table:style-name="Default" table:number-columns-repeated="1024"/>
        </table:table-row>
        <table:table-row table:style-name="ro6" table:number-rows-repeated="267">
          <table:table-cell/>
          <table:table-cell table:content-validation-name="val5" table:number-columns-repeated="5"/>
          <table:table-cell table:content-validation-name="val19"/>
          <table:table-cell table:number-columns-repeated="1017"/>
        </table:table-row>
        <table:table-row table:style-name="ro6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6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6" table:number-rows-repeated="10481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38" table:default-cell-style-name="ce257"/>
        <table:table-column table:style-name="co39" table:default-cell-style-name="ce257"/>
        <table:table-column table:style-name="co40" table:default-cell-style-name="ce257"/>
        <table:table-column table:style-name="co13" table:default-cell-style-name="ce257"/>
        <table:table-column table:style-name="co41" table:default-cell-style-name="ce257"/>
        <table:table-column table:style-name="co42" table:default-cell-style-name="ce257"/>
        <table:table-column table:style-name="co4" table:default-cell-style-name="ce257"/>
        <table:table-column table:style-name="co43" table:default-cell-style-name="ce257"/>
        <table:table-column table:style-name="co4" table:number-columns-repeated="1016" table:default-cell-style-name="ce257"/>
        <table:table-row table:style-name="ro22">
          <table:table-cell table:style-name="ce46" office:value-type="string" calcext:value-type="string" table:number-columns-spanned="8" table:number-rows-spanned="1">
            <text:p><text:span text:style-name="T3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  <text:p/>
            <text:p>Сам генератор зашивки вы можете найти на сайте k3d.tech в разделе VOSTOK → Релизы.</text:p>
          </table:table-cell>
          <table:covered-table-cell table:number-columns-repeated="6" table:style-name="Default"/>
          <table:covered-table-cell/>
          <table:table-cell table:number-columns-repeated="1016"/>
        </table:table-row>
        <table:table-row table:style-name="ro23">
          <table:table-cell table:style-name="ce205" office:value-type="string" calcext:value-type="string">
            <text:p>Обозначение</text:p>
          </table:table-cell>
          <table:table-cell table:style-name="ce205" office:value-type="string" calcext:value-type="string">
            <text:p>Наименование</text:p>
          </table:table-cell>
          <table:table-cell table:style-name="ce205" office:value-type="string" calcext:value-type="string">
            <text:p>Ширина</text:p>
          </table:table-cell>
          <table:table-cell table:style-name="ce205" office:value-type="string" calcext:value-type="string">
            <text:p>Высота</text:p>
          </table:table-cell>
          <table:table-cell table:style-name="ce205" office:value-type="string" calcext:value-type="string">
            <text:p>Площадь единицы</text:p>
          </table:table-cell>
          <table:table-cell table:style-name="ce205" office:value-type="string" calcext:value-type="string">
            <text:p>Кол-во</text:p>
          </table:table-cell>
          <table:table-cell table:style-name="ce205" office:value-type="string" calcext:value-type="string">
            <text:p>Площадь общая</text:p>
          </table:table-cell>
          <table:table-cell table:style-name="ce205" office:value-type="string" calcext:value-type="string">
            <text:p>Цена общая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1</text:p>
          </table:table-cell>
          <table:table-cell table:style-name="ce224" office:value-type="string" calcext:value-type="string">
            <text:p><text:span text:style-name="T6">Enclosure f</text:span>ront panel</text:p>
          </table:table-cell>
          <table:table-cell table:style-name="ce226" table:formula="of:=[$'Профиль алюминиевый'.C5]+8" office:value-type="float" office:value="678" calcext:value-type="float">
            <text:p>678, мм</text:p>
          </table:table-cell>
          <table:table-cell table:style-name="ce226" table:formula="of:=[$'Профиль алюминиевый'.C9]+20+4" office:value-type="float" office:value="464" calcext:value-type="float">
            <text:p>464, мм</text:p>
          </table:table-cell>
          <table:table-cell table:style-name="ce227" table:formula="of:=[.C3]*[.D3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3]*[.F3]" office:value-type="float" office:value="0.314592" calcext:value-type="float">
            <text:p>0,31 м²</text:p>
          </table:table-cell>
          <table:table-cell table:style-name="ce229" table:formula="of:=[.G3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2</text:p>
          </table:table-cell>
          <table:table-cell table:style-name="ce224" office:value-type="string" calcext:value-type="string">
            <text:p><text:span text:style-name="T6">Enclosure m</text:span>iddle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15]+20" office:value-type="float" office:value="410" calcext:value-type="float">
            <text:p>410, мм</text:p>
          </table:table-cell>
          <table:table-cell table:style-name="ce227" table:formula="of:=[.C4]*[.D4]/1000000" office:value-type="float" office:value="0.2747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4]*[.F4]" office:value-type="float" office:value="0.2747" calcext:value-type="float">
            <text:p>0,27 м²</text:p>
          </table:table-cell>
          <table:table-cell table:style-name="ce229" table:formula="of:=[.G4]*[$БД.$B$42]" office:value-type="currency" office:currency="RUB" office:value="888.6545" calcext:value-type="currency">
            <text:p>888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3</text:p>
          </table:table-cell>
          <table:table-cell table:style-name="ce224" office:value-type="string" calcext:value-type="string">
            <text:p><text:span text:style-name="T6">Enclosure b</text:span>ack panel</text:p>
          </table:table-cell>
          <table:table-cell table:style-name="ce226" table:formula="of:=[.C3]" office:value-type="float" office:value="678" calcext:value-type="float">
            <text:p>678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5]*[.D5]/1000000" office:value-type="float" office:value="0.314592" calcext:value-type="float">
            <text:p>0,3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5]*[.F5]" office:value-type="float" office:value="0.314592" calcext:value-type="float">
            <text:p>0,31 м²</text:p>
          </table:table-cell>
          <table:table-cell table:style-name="ce229" table:formula="of:=[.G5]*[$БД.$B$42]" office:value-type="currency" office:currency="RUB" office:value="1017.70512" calcext:value-type="currency">
            <text:p>1 017,71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4</text:p>
          </table:table-cell>
          <table:table-cell table:style-name="ce224" office:value-type="string" calcext:value-type="string">
            <text:p><text:span text:style-name="T6">Enclosure u</text:span>pper panel</text:p>
          </table:table-cell>
          <table:table-cell table:style-name="ce226" table:formula="of:=[.C3]-8" office:value-type="float" office:value="670" calcext:value-type="float">
            <text:p>670, мм</text:p>
          </table:table-cell>
          <table:table-cell table:style-name="ce226" table:formula="of:=[$'Профиль алюминиевый'.C4]+40" office:value-type="float" office:value="490" calcext:value-type="float">
            <text:p>490, мм</text:p>
          </table:table-cell>
          <table:table-cell table:style-name="ce227" table:formula="of:=[.C6]*[.D6]/1000000" office:value-type="float" office:value="0.3283" calcext:value-type="float">
            <text:p>0,33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6]*[.F6]" office:value-type="float" office:value="0.3283" calcext:value-type="float">
            <text:p>0,33 м²</text:p>
          </table:table-cell>
          <table:table-cell table:style-name="ce229" table:formula="of:=[.G6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5</text:p>
          </table:table-cell>
          <table:table-cell table:style-name="ce224" office:value-type="string" calcext:value-type="string">
            <text:p><text:span text:style-name="T6">Enclosure l</text:span>ower panel</text:p>
          </table:table-cell>
          <table:table-cell table:style-name="ce226" table:formula="of:=[.C4]" office:value-type="float" office:value="670" calcext:value-type="float">
            <text:p>670, мм</text:p>
          </table:table-cell>
          <table:table-cell table:style-name="ce226" table:formula="of:=[.D6]-92" office:value-type="float" office:value="398" calcext:value-type="float">
            <text:p>398, мм</text:p>
          </table:table-cell>
          <table:table-cell table:style-name="ce227" table:formula="of:=[.C7]*[.D7]/1000000" office:value-type="float" office:value="0.26666" calcext:value-type="float">
            <text:p>0,27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7]*[.F7]" office:value-type="float" office:value="0.26666" calcext:value-type="float">
            <text:p>0,27 м²</text:p>
          </table:table-cell>
          <table:table-cell table:style-name="ce229" table:formula="of:=[.G7]*[$БД.$B$42]" office:value-type="currency" office:currency="RUB" office:value="862.6451" calcext:value-type="currency">
            <text:p>862,65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6</text:p>
          </table:table-cell>
          <table:table-cell table:style-name="ce224" office:value-type="string" calcext:value-type="string">
            <text:p><text:span text:style-name="T6">Enclosure s</text:span>ide panel</text:p>
          </table:table-cell>
          <table:table-cell table:style-name="ce226" table:formula="of:=[.D6]" office:value-type="float" office:value="490" calcext:value-type="float">
            <text:p>490, мм</text:p>
          </table:table-cell>
          <table:table-cell table:style-name="ce226" table:formula="of:=[.D3]" office:value-type="float" office:value="464" calcext:value-type="float">
            <text:p>464, мм</text:p>
          </table:table-cell>
          <table:table-cell table:style-name="ce227" table:formula="of:=[.C8]*[.D8]/1000000" office:value-type="float" office:value="0.22736" calcext:value-type="float">
            <text:p>0,23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8]*[.F8]" office:value-type="float" office:value="0.45472" calcext:value-type="float">
            <text:p>0,45 м²</text:p>
          </table:table-cell>
          <table:table-cell table:style-name="ce229" table:formula="of:=[.G8]*[$БД.$B$42]" office:value-type="currency" office:currency="RUB" office:value="1471.0192" calcext:value-type="currency">
            <text:p>1 471,02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7-01</text:p>
          </table:table-cell>
          <table:table-cell table:style-name="ce224" office:value-type="string" calcext:value-type="string">
            <text:p><text:span text:style-name="T6">Enclosure f</text:span>ront door panel</text:p>
          </table:table-cell>
          <table:table-cell table:style-name="ce226" table:formula="of:=([.C3]-260)/2" office:value-type="float" office:value="209" calcext:value-type="float">
            <text:p>209, мм</text:p>
          </table:table-cell>
          <table:table-cell table:style-name="ce226" table:formula="of:=[.D3]-136" office:value-type="float" office:value="328" calcext:value-type="float">
            <text:p>328, мм</text:p>
          </table:table-cell>
          <table:table-cell table:style-name="ce227" table:formula="of:=[.C9]*[.D9]/1000000" office:value-type="float" office:value="0.068552" calcext:value-type="float">
            <text:p>0,07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9]*[.F9]" office:value-type="float" office:value="0.137104" calcext:value-type="float">
            <text:p>0,14 м²</text:p>
          </table:table-cell>
          <table:table-cell table:style-name="ce229" table:formula="of:=[.G9]*[$БД.$B$42]" office:value-type="currency" office:currency="RUB" office:value="443.53144" calcext:value-type="currency">
            <text:p>443,53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7-04-09-01</text:p>
          </table:table-cell>
          <table:table-cell table:style-name="ce224" office:value-type="string" calcext:value-type="string">
            <text:p><text:span text:style-name="T6">Enclosure b</text:span>ack door panel</text:p>
          </table:table-cell>
          <table:table-cell table:style-name="ce226" office:value-type="float" office:value="433" calcext:value-type="float">
            <text:p>433, мм</text:p>
          </table:table-cell>
          <table:table-cell table:style-name="ce226" office:value-type="float" office:value="258" calcext:value-type="float">
            <text:p>258, мм</text:p>
          </table:table-cell>
          <table:table-cell table:style-name="ce227" table:formula="of:=[.C10]*[.D10]/1000000" office:value-type="float" office:value="0.111714" calcext:value-type="float">
            <text:p>0,11 м²</text:p>
          </table:table-cell>
          <table:table-cell table:style-name="ce105" office:value-type="float" office:value="1" calcext:value-type="float">
            <text:p>1</text:p>
          </table:table-cell>
          <table:table-cell table:style-name="ce228" table:formula="of:=[.E10]*[.F10]" office:value-type="float" office:value="0.111714" calcext:value-type="float">
            <text:p>0,11 м²</text:p>
          </table:table-cell>
          <table:table-cell table:style-name="ce229" table:formula="of:=[.G10]*[$БД.$B$42]" office:value-type="currency" office:currency="RUB" office:value="361.39479" calcext:value-type="currency">
            <text:p>361,39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2</text:p>
          </table:table-cell>
          <table:table-cell table:style-name="ce224" office:value-type="string" calcext:value-type="string">
            <text:p>Enclosure top front panel</text:p>
          </table:table-cell>
          <table:table-cell table:style-name="ce226" table:formula="of:=[.C3]/2" office:value-type="float" office:value="339" calcext:value-type="float">
            <text:p>339, мм</text:p>
          </table:table-cell>
          <table:table-cell table:style-name="ce226" office:value-type="float" office:value="240" calcext:value-type="float">
            <text:p>240, мм</text:p>
          </table:table-cell>
          <table:table-cell table:style-name="ce227" table:formula="of:=[.C11]*[.D11]/1000000" office:value-type="float" office:value="0.08136" calcext:value-type="float">
            <text:p>0,08 м²</text:p>
          </table:table-cell>
          <table:table-cell table:style-name="ce105" office:value-type="float" office:value="4" calcext:value-type="float">
            <text:p>4</text:p>
          </table:table-cell>
          <table:table-cell table:style-name="ce228" table:formula="of:=[.E11]*[.F11]" office:value-type="float" office:value="0.32544" calcext:value-type="float">
            <text:p>0,33 м²</text:p>
          </table:table-cell>
          <table:table-cell table:style-name="ce229" table:formula="of:=[.G11]*[$БД.$B$42]" office:value-type="currency" office:currency="RUB" office:value="1052.7984" calcext:value-type="currency">
            <text:p>1 052,80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3</text:p>
          </table:table-cell>
          <table:table-cell table:style-name="ce224" office:value-type="string" calcext:value-type="string">
            <text:p>Enclosure top side panel</text:p>
          </table:table-cell>
          <table:table-cell table:style-name="ce226" table:formula="of:=[.C8]" office:value-type="float" office:value="490" calcext:value-type="float">
            <text:p>490, мм</text:p>
          </table:table-cell>
          <table:table-cell table:style-name="ce226" table:formula="of:=[.D11]" office:value-type="float" office:value="240" calcext:value-type="float">
            <text:p>240, мм</text:p>
          </table:table-cell>
          <table:table-cell table:style-name="ce227" table:formula="of:=[.C12]*[.D12]/1000000" office:value-type="float" office:value="0.1176" calcext:value-type="float">
            <text:p>0,12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2]*[.F12]" office:value-type="float" office:value="0.2352" calcext:value-type="float">
            <text:p>0,24 м²</text:p>
          </table:table-cell>
          <table:table-cell table:style-name="ce229" table:formula="of:=[.G12]*[$БД.$B$42]" office:value-type="currency" office:currency="RUB" office:value="760.872" calcext:value-type="currency">
            <text:p>760,87 ₽</text:p>
          </table:table-cell>
          <table:table-cell table:number-columns-repeated="1016"/>
        </table:table-row>
        <table:table-row table:style-name="ro6">
          <table:table-cell table:style-name="ce224" office:value-type="string" calcext:value-type="string">
            <text:p>V05-07-04</text:p>
          </table:table-cell>
          <table:table-cell table:style-name="ce224" office:value-type="string" calcext:value-type="string">
            <text:p>Enclosure top upper panel</text:p>
          </table:table-cell>
          <table:table-cell table:style-name="ce226" table:formula="of:=[.C11]-4" office:value-type="float" office:value="335" calcext:value-type="float">
            <text:p>335, мм</text:p>
          </table:table-cell>
          <table:table-cell table:style-name="ce226" table:formula="of:=[.C12]" office:value-type="float" office:value="490" calcext:value-type="float">
            <text:p>490, мм</text:p>
          </table:table-cell>
          <table:table-cell table:style-name="ce227" table:formula="of:=[.C13]*[.D13]/1000000" office:value-type="float" office:value="0.16415" calcext:value-type="float">
            <text:p>0,16 м²</text:p>
          </table:table-cell>
          <table:table-cell table:style-name="ce105" office:value-type="float" office:value="2" calcext:value-type="float">
            <text:p>2</text:p>
          </table:table-cell>
          <table:table-cell table:style-name="ce228" table:formula="of:=[.E13]*[.F13]" office:value-type="float" office:value="0.3283" calcext:value-type="float">
            <text:p>0,33 м²</text:p>
          </table:table-cell>
          <table:table-cell table:style-name="ce229" table:formula="of:=[.G13]*[$БД.$B$42]" office:value-type="currency" office:currency="RUB" office:value="1062.0505" calcext:value-type="currency">
            <text:p>1 062,05 ₽</text:p>
          </table:table-cell>
          <table:table-cell table:number-columns-repeated="1016"/>
        </table:table-row>
        <table:table-row table:style-name="ro6">
          <table:table-cell table:style-name="ce225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56"/>
          <table:table-cell table:style-name="ce229" table:formula="of:=MROUND(SUM([.H3:.H13]);500)" office:value-type="currency" office:currency="RUB" office:value="10000" calcext:value-type="currency">
            <text:p>10 000,00 ₽</text:p>
          </table:table-cell>
          <table:table-cell table:number-columns-repeated="1016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БД" table:style-name="ta1">
        <office:forms form:automatic-focus="false" form:apply-design-mode="false"/>
        <table:table-column table:style-name="co44" table:default-cell-style-name="ce348"/>
        <table:table-column table:style-name="co45" table:default-cell-style-name="ce348"/>
        <table:table-column table:style-name="co46" table:default-cell-style-name="ce348"/>
        <table:table-column table:style-name="co47" table:default-cell-style-name="ce348"/>
        <table:table-column table:style-name="co4" table:number-columns-repeated="1019" table:default-cell-style-name="ce348"/>
        <table:table-row table:style-name="ro6">
          <table:table-cell table:style-name="ce296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Bondtech LGX Lite</text:p>
          </table:table-cell>
          <table:table-cell table:style-name="ce161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09" office:value-type="string" calcext:value-type="string">
            <text:p>K3D Minifeeder</text:p>
          </table:table-cell>
          <table:table-cell table:style-name="ce161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410" office:value-type="string" calcext:value-type="string">
            <text:p>Клон BMG</text:p>
          </table:table-cell>
          <table:table-cell table:style-name="ce161" office:value-type="string" calcext:value-type="string">
            <text:p>Простой и дешевый, но тяжелый подающий механизм. Используется в устаревшей печатающей голове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8" office:value-type="string" calcext:value-type="string">
            <text:p>Название</text:p>
          </table:table-cell>
          <table:table-cell table:style-name="ce412" office:value-type="string" calcext:value-type="string">
            <text:p>Описание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Высокопроизводительный</text:p>
          </table:table-cell>
          <table:table-cell table:style-name="ce161" office:value-type="string" calcext:value-type="string">
            <text:p>Простой и дешевый универсальный хотэнд на основе хитблока E3D Volcano. Макс. Объёмный расход до 20-22мм³/с. 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Керамический высокопроизводительный</text:p>
          </table:table-cell>
          <table:table-cell table:style-name="ce161" office:value-type="string" calcext:value-type="string">
            <text:p>Более дорогой медно-керамический хотэнд с повышенной производительностью. Макс. Объёмный расход до 22-26мм³/с.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Fysetc spider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Octopus pro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BTT SKR 1.4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09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Lite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3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Orange Pi 4 LTS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Д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Нет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От платы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онижающий преобразователь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Блок питания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двинуты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ростой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Эластомер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161" office:value-type="string" calcext:value-type="string">
            <text:p>Курс доллара Aliexpress на момент расчёта</text:p>
          </table:table-cell>
          <table:table-cell table:style-name="ce161" office:value-type="float" office:value="68" calcext:value-type="float">
            <text:p>68</text:p>
          </table:table-cell>
          <table:table-cell table:style-name="ce161"/>
          <table:table-cell table:number-columns-repeated="1020"/>
        </table:table-row>
        <table:table-row table:style-name="ro6">
          <table:table-cell table:style-name="ce161" office:value-type="string" calcext:value-type="string">
            <text:p>Средняя цена за м² панели с раскроем</text:p>
          </table:table-cell>
          <table:table-cell table:style-name="ce161" office:value-type="float" office:value="3235" calcext:value-type="float">
            <text:p>3235</text:p>
          </table:table-cell>
          <table:table-cell table:style-name="ce161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3"/>
          <table:table-cell table:number-columns-repeated="1019"/>
        </table:table-row>
        <table:table-row table:style-name="ro6">
          <table:table-cell table:style-name="ce420" office:value-type="string" calcext:value-type="string">
            <text:p>Тип провода</text:p>
          </table:table-cell>
          <table:table-cell table:style-name="ce420"/>
          <table:table-cell table:style-name="ce420" office:value-type="string" calcext:value-type="string">
            <text:p>Макс. Ток</text:p>
          </table:table-cell>
          <table:table-cell table:style-name="ce420"/>
          <table:table-cell table:number-columns-repeated="1019"/>
        </table:table-row>
        <table:table-row table:style-name="ro6">
          <table:table-cell table:style-name="ce161" office:value-type="string" calcext:value-type="string">
            <text:p>16 AWG</text:p>
          </table:table-cell>
          <table:table-cell table:style-name="ce161"/>
          <table:table-cell table:style-name="ce161" office:value-type="float" office:value="15" calcext:value-type="float">
            <text:p>1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0 AWG</text:p>
          </table:table-cell>
          <table:table-cell table:style-name="ce161"/>
          <table:table-cell table:style-name="ce161" office:value-type="float" office:value="5" calcext:value-type="float">
            <text:p>5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24 AWG</text:p>
          </table:table-cell>
          <table:table-cell table:style-name="ce161"/>
          <table:table-cell table:style-name="ce161" office:value-type="float" office:value="2.1" calcext:value-type="float">
            <text:p>2,1</text:p>
          </table:table-cell>
          <table:table-cell table:style-name="ce161"/>
          <table:table-cell table:number-columns-repeated="1019"/>
        </table:table-row>
        <table:table-row table:style-name="ro6">
          <table:table-cell table:style-name="ce161" office:value-type="string" calcext:value-type="string">
            <text:p>USB</text:p>
          </table:table-cell>
          <table:table-cell table:style-name="ce161" table:number-columns-repeated="3"/>
          <table:table-cell table:number-columns-repeated="1019"/>
        </table:table-row>
        <table:table-row table:style-name="ro6">
          <table:table-cell table:number-columns-repeated="1023"/>
        </table:table-row>
        <table:table-row table:style-name="ro6">
          <table:table-cell table:style-name="ce296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11"/>
          <table:table-cell table:number-columns-repeated="1020"/>
        </table:table-row>
        <table:table-row table:style-name="ro6">
          <table:table-cell table:style-name="ce420" office:value-type="string" calcext:value-type="string">
            <text:p>Тип разъёма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410" office:value-type="string" calcext:value-type="string">
            <text:p>Провод встроен</text:p>
          </table:table-cell>
          <table:table-cell table:style-name="ce420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Пайк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Клемма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Наконечник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A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USB Type C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238" office:value-type="string" calcext:value-type="string">
            <text:p>Dupont 1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2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3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xh2.54 4pin</text:p>
          </table:table-cell>
          <table:table-cell table:style-name="ce161" table:number-columns-repeated="2"/>
          <table:table-cell table:number-columns-repeated="1020"/>
        </table:table-row>
        <table:table-row table:style-name="ro6">
          <table:table-cell table:style-name="ce161" office:value-type="string" calcext:value-type="string">
            <text:p>ph2.0 6pin</text:p>
          </table:table-cell>
          <table:table-cell table:style-name="ce161" table:number-columns-repeated="2"/>
          <table:table-cell table:number-columns-repeated="1020"/>
        </table:table-row>
        <table:table-row table:style-name="ro6" table:number-rows-repeated="1048511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1" table:default-cell-style-name="ce348"/>
        <table:table-column table:style-name="co48" table:default-cell-style-name="ce348"/>
        <table:table-column table:style-name="co49" table:default-cell-style-name="ce348"/>
        <table:table-column table:style-name="co50" table:default-cell-style-name="ce348"/>
        <table:table-column table:style-name="co4" table:number-columns-repeated="1020" table:default-cell-style-name="ce348"/>
        <table:table-row table:style-name="ro24">
          <table:table-cell table:style-name="ce307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07"/>
          <table:table-cell table:number-columns-repeated="1020"/>
        </table:table-row>
        <table:table-row table:style-name="ro8">
          <table:table-cell table:style-name="ce307" office:value-type="string" calcext:value-type="string">
            <text:p>Потребитель</text:p>
          </table:table-cell>
          <table:table-cell table:style-name="ce307" office:value-type="string" calcext:value-type="string">
            <text:p>Потребляемая мощность единицы [Вт]</text:p>
          </table:table-cell>
          <table:table-cell table:style-name="ce307" office:value-type="string" calcext:value-type="string">
            <text:p>Количество</text:p>
          </table:table-cell>
          <table:table-cell table:style-name="ce307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Нагреватель хотэнда</text:p>
          </table:table-cell>
          <table:table-cell table:style-name="ce414" table:formula="of:=IF([$Настройки.B5]=[$БД.A10];115;40)" office:value-type="float" office:value="40" calcext:value-type="float">
            <text:p>40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экструдера</text:p>
          </table:table-cell>
          <table:table-cell table:style-name="ce414" table:formula="of:=24*1/4" office:value-type="float" office:value="6" calcext:value-type="float">
            <text:p>6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X или Y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1+1" office:value-type="float" office:value="2" calcext:value-type="float">
            <text:p>2</text:p>
          </table:table-cell>
          <table:table-cell table:style-name="ce414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Мотор оси Z</text:p>
          </table:table-cell>
          <table:table-cell table:style-name="ce414" table:formula="of:=24*1.8/4" office:value-type="float" office:value="10.8" calcext:value-type="float">
            <text:p>10,8</text:p>
          </table:table-cell>
          <table:table-cell table:style-name="ce414" table:formula="of:=[$'Покупные изделия'.E41]" office:value-type="float" office:value="2" calcext:value-type="float">
            <text:p>2</text:p>
          </table:table-cell>
          <table:table-cell table:style-name="ce414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1">
          <table:table-cell table:style-name="ce415" office:value-type="string" calcext:value-type="string">
            <text:p>Питание управляющей платы</text:p>
          </table:table-cell>
          <table:table-cell table:style-name="ce414" office:value-type="float" office:value="15" calcext:value-type="float">
            <text:p>15</text:p>
          </table:table-cell>
          <table:table-cell table:style-name="ce414" table:formula="of:=1" office:value-type="float" office:value="1" calcext:value-type="float">
            <text:p>1</text:p>
          </table:table-cell>
          <table:table-cell table:style-name="ce414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платы</text:p>
          </table:table-cell>
          <table:table-cell table:style-name="ce414" office:value-type="float" office:value="2" calcext:value-type="float">
            <text:p>2</text:p>
          </table:table-cell>
          <table:table-cell table:style-name="ce414" office:value-type="float" office:value="5" calcext:value-type="float">
            <text:p>5</text:p>
          </table:table-cell>
          <table:table-cell table:style-name="ce414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хотэнда</text:p>
          </table:table-cell>
          <table:table-cell table:style-name="ce414" office:value-type="float" office:value="1.5" calcext:value-type="float">
            <text:p>1,5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414" office:value-type="string" calcext:value-type="string">
            <text:p>Вентилятор обдува модели</text:p>
          </table:table-cell>
          <table:table-cell table:style-name="ce414" office:value-type="float" office:value="2.4" calcext:value-type="float">
            <text:p>2,4</text:p>
          </table:table-cell>
          <table:table-cell table:style-name="ce414" table:formula="of:=[Настройки.$B$3]" office:value-type="float" office:value="2" calcext:value-type="float">
            <text:p>2</text:p>
          </table:table-cell>
          <table:table-cell table:style-name="ce414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41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14"/>
          <table:table-cell table:style-name="ce414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96" office:value-type="string" calcext:value-type="string" table:number-columns-spanned="2" table:number-rows-spanned="1">
            <text:p>Расчёт размеров рамы</text:p>
          </table:table-cell>
          <table:covered-table-cell table:style-name="ce161"/>
          <table:table-cell table:number-columns-repeated="1022"/>
        </table:table-row>
        <table:table-row table:style-name="ro6">
          <table:table-cell table:style-name="ce296" office:value-type="string" calcext:value-type="string">
            <text:p>Параметр</text:p>
          </table:table-cell>
          <table:table-cell table:style-name="ce420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409" office:value-type="string" calcext:value-type="string">
            <text:p>Требуемый размер стола</text:p>
          </table:table-cell>
          <table:table-cell table:style-name="ce42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первой головы</text:p>
          </table:table-cell>
          <table:table-cell table:style-name="ce42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2">
          <table:table-cell table:style-name="ce417" office:value-type="string" calcext:value-type="string">
            <text:p>Удлинение балки для парковки второй головы</text:p>
          </table:table-cell>
          <table:table-cell table:style-name="ce422" table:formula="of:=COM.MICROSOFT.IFS([$Настройки.B3]=1;0;[$Настройки.B4]=[$БД.A3];60;[$Настройки.B4]=[$БД.A4];60;[$Настройки.B4]=[$БД.A5];50;[$Настройки.B4]=[#REF!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балки оси X</text:p>
          </table:table-cell>
          <table:table-cell table:style-name="ce42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оперечной балки оси Z</text:p>
          </table:table-cell>
          <table:table-cell table:style-name="ce42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Длина плеч оси Z</text:p>
          </table:table-cell>
          <table:table-cell table:style-name="ce42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X</text:p>
          </table:table-cell>
          <table:table-cell table:style-name="ce42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11">
          <table:table-cell table:style-name="ce418" office:value-type="string" calcext:value-type="string">
            <text:p>Габарит рамы по оси Y</text:p>
          </table:table-cell>
          <table:table-cell table:style-name="ce42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Габарит основной части рамы по оси Z</text:p>
          </table:table-cell>
          <table:table-cell table:style-name="ce422" table:formula="of:=[$'Покупные изделия'.D38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2">
          <table:table-cell table:style-name="ce418" office:value-type="string" calcext:value-type="string">
            <text:p>Удлинение угловых стоек для образования ножек</text:p>
          </table:table-cell>
          <table:table-cell table:style-name="ce42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96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161"/>
          <table:table-cell table:number-columns-repeated="1020"/>
        </table:table-row>
        <table:table-row table:style-name="ro6">
          <table:table-cell table:style-name="ce419" office:value-type="string" calcext:value-type="string">
            <text:p>Параметр</text:p>
          </table:table-cell>
          <table:table-cell table:style-name="ce420" office:value-type="string" calcext:value-type="string">
            <text:p>Значение для LPH</text:p>
          </table:table-cell>
          <table:table-cell table:style-name="ce420" office:value-type="string" calcext:value-type="string">
            <text:p>Значение для BMG</text:p>
          </table:table-cell>
          <table:table-cell table:style-name="ce420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конца балки до оси канала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31" calcext:value-type="float">
            <text:p>31 мм</text:p>
          </table:table-cell>
          <table:table-cell table:style-name="ce423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Расстояние от оси канала до края печатающей головы</text:p>
          </table:table-cell>
          <table:table-cell table:style-name="ce423" office:value-type="float" office:value="20" calcext:value-type="float">
            <text:p>20 мм</text:p>
          </table:table-cell>
          <table:table-cell table:style-name="ce423" office:value-type="float" office:value="11" calcext:value-type="float">
            <text:p>11 мм</text:p>
          </table:table-cell>
          <table:table-cell table:style-name="ce423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головой</text:p>
          </table:table-cell>
          <table:table-cell table:style-name="ce423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423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423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одной модели двумя головами</text:p>
          </table:table-cell>
          <table:table-cell table:style-name="ce423" table:formula="of:=[.$B$15]-2*([.$B$15]-[.B30])" office:value-type="float" office:value="400" calcext:value-type="float">
            <text:p>400 мм</text:p>
          </table:table-cell>
          <table:table-cell table:style-name="ce423" table:formula="of:=[.$B$15]-2*([.$B$15]-[.C30])" office:value-type="float" office:value="400" calcext:value-type="float">
            <text:p>400 мм</text:p>
          </table:table-cell>
          <table:table-cell table:style-name="ce423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2">
          <table:table-cell table:style-name="ce418" office:value-type="string" calcext:value-type="string">
            <text:p>Область печати по Х при печати в зеркальном режиме</text:p>
          </table:table-cell>
          <table:table-cell table:style-name="ce423" table:formula="of:=([.$B$15]-2*[.B29])/2" office:value-type="float" office:value="180" calcext:value-type="float">
            <text:p>180 мм</text:p>
          </table:table-cell>
          <table:table-cell table:style-name="ce423" table:formula="of:=([.$B$15]-2*[.C29])/2" office:value-type="float" office:value="189" calcext:value-type="float">
            <text:p>189 мм</text:p>
          </table:table-cell>
          <table:table-cell table:style-name="ce423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style-name="ce423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25">
          <table:table-cell table:style-name="ce418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423" table:formula="of:=[.$B$15]-2*[.B29]" office:value-type="float" office:value="360" calcext:value-type="float">
            <text:p>360 мм</text:p>
          </table:table-cell>
          <table:table-cell table:style-name="ce423" table:formula="of:=[.$B$15]-2*[.C29]" office:value-type="float" office:value="378" calcext:value-type="float">
            <text:p>378 мм</text:p>
          </table:table-cell>
          <table:table-cell table:style-name="ce423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6" table:number-rows-repeated="3">
          <table:table-cell table:style-name="ce369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62:'Покупные изделия'.E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number-style style:name="N126">
      <number:number number:min-integer-digits="1"/>
      <number:text>, мм</number:text>
    </number:number-style>
    <number:number-style style:name="N127">
      <number:text>0,00 м²</number:text>
    </number:number-style>
    <number:number-style style:name="N128">
      <number:number number:decimal-places="2" number:min-decimal-places="2" number:min-integer-digits="1"/>
      <number:text> м²</number:text>
    </number:number-style>
    <number:number-style style:name="N129">
      <number:number number:decimal-places="2" number:min-decimal-places="2" number:min-integer-digits="1"/>
      <number:text> А</number:text>
    </number:number-style>
    <number:number-style style:name="N130">
      <number:number number:decimal-places="0" number:min-decimal-places="0" number:min-integer-digits="1"/>
      <number:text> мм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number:number-style style:name="N10130" number:language="ru" number:country="RU">
      <number:number number:decimal-places="2" number:min-decimal-places="2" number:min-integer-digits="1"/>
      <number:text> р/г</number:text>
    </number:number-style>
    <number:currency-style style:name="N10132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2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.00.0000</text:date>, <text:time style:data-style-name="N2" text:time-value="02:51:55.1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10-25T05:23:43.295000000</dc:date>
    <meta:editing-duration>P30DT11H4M44S</meta:editing-duration>
    <meta:editing-cycles>1066</meta:editing-cycles>
    <meta:generator>LibreOffice/7.1.4.2$Windows_X86_64 LibreOffice_project/a529a4fab45b75fefc5b6226684193eb000654f6</meta:generator>
    <meta:document-statistic meta:table-count="9" meta:cell-count="2420" meta:object-count="0"/>
  </office:meta>
</office:document-meta>
</file>